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2.1mm" svg:y="49.11mm">
            <loext:p draw:notify-on-update-of-ranges="Feuille1.C3:Feuille1.C6 Feuille1.G3:Feuille1.G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8.86mm" svg:y="46.34mm">
            <loext:p draw:notify-on-update-of-ranges="Feuille1.C3:Feuille1.C6 Feuille1.H3:Feuille1.H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PS/Cpt</text:p>
          </table:table-cell>
          <table:table-cell office:value-type="string" calcext:value-type="string">
            <text:p>GPS (km/h)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req (Hz)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ppkm/h</text:p>
          </table:table-cell>
          <table:table-cell/>
          <table:table-cell office:value-type="string" calcext:value-type="string">
            <text:p>Corrected Hz</text:p>
          </table:table-cell>
          <table:table-cell/>
        </table:table-row>
        <table:table-row table:style-name="ro1">
          <table:table-cell/>
          <table:table-cell table:formula="of:=[.C3]/[.D3]" office:value-type="float" office:value="0.833333333333333" calcext:value-type="float">
            <text:p>0.83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.46" calcext:value-type="float">
            <text:p>35.46</text:p>
          </table:table-cell>
          <table:table-cell/>
          <table:table-cell table:formula="of:=[.D3]/[.C3]" office:value-type="float" office:value="1.2" calcext:value-type="float">
            <text:p>1.2</text:p>
          </table:table-cell>
          <table:table-cell table:formula="of:=[.E3]/[.C3]" office:value-type="float" office:value="0.7092" calcext:value-type="float">
            <text:p>0.7092</text:p>
          </table:table-cell>
          <table:table-cell/>
          <table:table-cell table:formula="of:=[.E3]/[.G3]" office:value-type="float" office:value="29.55" calcext:value-type="float">
            <text:p>29.55</text:p>
          </table:table-cell>
          <table:table-cell/>
        </table:table-row>
        <table:table-row table:style-name="ro1">
          <table:table-cell/>
          <table:table-cell table:formula="of:=[.C4]/[.D4]" office:value-type="float" office:value="0.86" calcext:value-type="float">
            <text:p>0.8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62.48" calcext:value-type="float">
            <text:p>62.48</text:p>
          </table:table-cell>
          <table:table-cell/>
          <table:table-cell table:formula="of:=[.D5]/[.C5]" office:value-type="float" office:value="1.11111111111111" calcext:value-type="float">
            <text:p>1.11111111111111</text:p>
          </table:table-cell>
          <table:table-cell table:formula="of:=[.E4]/[.C4]" office:value-type="float" office:value="0.726511627906977" calcext:value-type="float">
            <text:p>0.726511627906977</text:p>
          </table:table-cell>
          <table:table-cell/>
          <table:table-cell table:formula="of:=[.E4]/[.G4]" office:value-type="float" office:value="56.232" calcext:value-type="float">
            <text:p>56.232</text:p>
          </table:table-cell>
          <table:table-cell/>
        </table:table-row>
        <table:table-row table:style-name="ro1">
          <table:table-cell/>
          <table:table-cell table:formula="of:=[.C5]/[.D5]" office:value-type="float" office:value="0.9" calcext:value-type="float">
            <text:p>0.9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72.75" calcext:value-type="float">
            <text:p>72.75</text:p>
          </table:table-cell>
          <table:table-cell/>
          <table:table-cell table:formula="of:=[.D6]/[.C6]" office:value-type="float" office:value="1.11888111888112" calcext:value-type="float">
            <text:p>1.11888111888112</text:p>
          </table:table-cell>
          <table:table-cell table:formula="of:=[.E5]/[.C5]" office:value-type="float" office:value="0.734848484848485" calcext:value-type="float">
            <text:p>0.734848484848485</text:p>
          </table:table-cell>
          <table:table-cell/>
          <table:table-cell table:formula="of:=[.E5]/[.G5]" office:value-type="float" office:value="65.0203125" calcext:value-type="float">
            <text:p>65.0203125</text:p>
          </table:table-cell>
          <table:table-cell table:formula="of:=[.J5]/1.06" office:value-type="float" office:value="61.3399174528302" calcext:value-type="float">
            <text:p>61.3399174528302</text:p>
          </table:table-cell>
        </table:table-row>
        <table:table-row table:style-name="ro1">
          <table:table-cell/>
          <table:table-cell table:formula="of:=[.C6]/[.D6]" office:value-type="float" office:value="0.89375" calcext:value-type="float">
            <text:p>0.89375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float" office:value="106.6" calcext:value-type="float">
            <text:p>106.6</text:p>
          </table:table-cell>
          <table:table-cell/>
          <table:table-cell table:formula="of:=[.D4]/[.C4]" office:value-type="float" office:value="1.16279069767442" calcext:value-type="float">
            <text:p>1.16279069767442</text:p>
          </table:table-cell>
          <table:table-cell table:formula="of:=[.E6]/[.C6]" office:value-type="float" office:value="0.745454545454545" calcext:value-type="float">
            <text:p>0.745454545454545</text:p>
          </table:table-cell>
          <table:table-cell/>
          <table:table-cell table:formula="of:=[.E6]/lfeuille2.i277g6" office:value-type="string" office:string-value="" calcext:value-type="error">
            <text:p>#NOM ?</text:p>
          </table:table-cell>
          <table:table-cell/>
        </table:table-row>
        <table:table-row table:style-name="ro1">
          <table:table-cell office:value-type="string" calcext:value-type="string">
            <text:p>Corrected</text:p>
          </table:table-cell>
          <table:table-cell table:formula="of:=[.C7]/[.D7]" office:value-type="float" office:value="1.06" calcext:value-type="float">
            <text:p>1.06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SUM([.H3:.H6])/4" office:value-type="float" office:value="0.729003664552502" calcext:value-type="float">
            <text:p>0.729003664552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ed</text:p>
          </table:table-cell>
          <table:table-cell table:formula="of:=[.C9]/[.D9]" office:value-type="float" office:value="1.02307692307692" calcext:value-type="float">
            <text:p>1.02307692307692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ed</text:p>
          </table:table-cell>
          <table:table-cell table:formula="of:=[.C8]/[.D8]" office:value-type="float" office:value="1.03571428571429" calcext:value-type="float">
            <text:p>1.03571428571429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300*[.H7]" office:value-type="float" office:value="218.701099365751" calcext:value-type="float">
            <text:p>218.701099365751</text:p>
          </table:table-cell>
          <table:table-cell table:number-columns-repeated="4"/>
        </table:table-row>
      </table:table>
      <table:table table:name="Feuille2" table:style-name="ta1">
        <table:shapes>
          <draw:frame draw:z-index="0" draw:style-name="gr1" draw:text-style-name="P1" svg:width="233.36mm" svg:height="142.54mm" svg:x="31.89mm" svg:y="1257.87mm">
            <loext:p draw:notify-on-update-of-ranges="Feuille2.F1:Feuille2.F29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0.8 km/h</text:p>
          </table:table-cell>
          <table:table-cell office:value-type="float" office:value="1.369863" calcext:value-type="float">
            <text:p>1.369863</text:p>
          </table:table-cell>
          <table:table-cell office:value-type="float" office:value="1.643836" calcext:value-type="float">
            <text:p>1.643836</text:p>
          </table:table-cell>
          <table:table-cell office:value-type="float" office:value="998.356164" calcext:value-type="float">
            <text:p>998.356164</text:p>
          </table:table-cell>
          <table:table-cell table:formula="of:=1/[.C1]" office:value-type="float" office:value="0.608333191388922" calcext:value-type="float">
            <text:p>0.608333191388922</text:p>
          </table:table-cell>
          <table:table-cell table:formula="of:=[.E1]/0.73" office:value-type="float" office:value="0.833333138888934" calcext:value-type="float">
            <text:p>0.833333138888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1.7 km/h</text:p>
          </table:table-cell>
          <table:table-cell office:value-type="float" office:value="0.684932" calcext:value-type="float">
            <text:p>0.684932</text:p>
          </table:table-cell>
          <table:table-cell table:number-columns-repeated="2" office:value-type="float" office:value="0.821918" calcext:value-type="float">
            <text:p>0.821918</text:p>
          </table:table-cell>
          <table:table-cell table:formula="of:=1/[.C2]" office:value-type="float" office:value="1.21666638277784" calcext:value-type="float">
            <text:p>1.21666638277784</text:p>
          </table:table-cell>
          <table:table-cell table:formula="of:=[.E2]/0.73" office:value-type="float" office:value="1.66666627777787" calcext:value-type="float">
            <text:p>1.66666627777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2.5 km/h</text:p>
          </table:table-cell>
          <table:table-cell office:value-type="float" office:value="0.456621" calcext:value-type="float">
            <text:p>0.456621</text:p>
          </table:table-cell>
          <table:table-cell office:value-type="float" office:value="0.547945" calcext:value-type="float">
            <text:p>0.547945</text:p>
          </table:table-cell>
          <table:table-cell office:value-type="float" office:value="0.273973" calcext:value-type="float">
            <text:p>0.273973</text:p>
          </table:table-cell>
          <table:table-cell table:formula="of:=1/[.C3]" office:value-type="float" office:value="1.82500068437526" calcext:value-type="float">
            <text:p>1.82500068437526</text:p>
          </table:table-cell>
          <table:table-cell table:formula="of:=[.E3]/0.73" office:value-type="float" office:value="2.50000093750035" calcext:value-type="float">
            <text:p>2.50000093750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3.3 km/h</text:p>
          </table:table-cell>
          <table:table-cell office:value-type="float" office:value="0.342466" calcext:value-type="float">
            <text:p>0.342466</text:p>
          </table:table-cell>
          <table:table-cell office:value-type="float" office:value="0.410959" calcext:value-type="float">
            <text:p>0.410959</text:p>
          </table:table-cell>
          <table:table-cell office:value-type="float" office:value="0.136986" calcext:value-type="float">
            <text:p>0.136986</text:p>
          </table:table-cell>
          <table:table-cell table:formula="of:=1/[.C4]" office:value-type="float" office:value="2.43333276555569" calcext:value-type="float">
            <text:p>2.43333276555569</text:p>
          </table:table-cell>
          <table:table-cell table:formula="of:=[.E4]/0.73" office:value-type="float" office:value="3.33333255555574" calcext:value-type="float">
            <text:p>3.333332555555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4.2 km/h</text:p>
          </table:table-cell>
          <table:table-cell office:value-type="float" office:value="0.273973" calcext:value-type="float">
            <text:p>0.273973</text:p>
          </table:table-cell>
          <table:table-cell office:value-type="float" office:value="0.328767" calcext:value-type="float">
            <text:p>0.328767</text:p>
          </table:table-cell>
          <table:table-cell office:value-type="float" office:value="0.082192" calcext:value-type="float">
            <text:p>0.082192</text:p>
          </table:table-cell>
          <table:table-cell table:formula="of:=1/[.C5]" office:value-type="float" office:value="3.04166780729209" calcext:value-type="float">
            <text:p>3.04166780729209</text:p>
          </table:table-cell>
          <table:table-cell table:formula="of:=[.E5]/0.73" office:value-type="float" office:value="4.16666822916725" calcext:value-type="float">
            <text:p>4.16666822916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5.0 km/h</text:p>
          </table:table-cell>
          <table:table-cell office:value-type="float" office:value="0.228311" calcext:value-type="float">
            <text:p>0.228311</text:p>
          </table:table-cell>
          <table:table-cell office:value-type="float" office:value="0.273973" calcext:value-type="float">
            <text:p>0.273973</text:p>
          </table:table-cell>
          <table:table-cell office:value-type="float" office:value="0.054795" calcext:value-type="float">
            <text:p>0.054795</text:p>
          </table:table-cell>
          <table:table-cell table:formula="of:=1/[.C6]" office:value-type="float" office:value="3.64999470750767" calcext:value-type="float">
            <text:p>3.64999470750767</text:p>
          </table:table-cell>
          <table:table-cell table:formula="of:=[.E6]/0.73" office:value-type="float" office:value="4.99999275001051" calcext:value-type="float">
            <text:p>4.99999275001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5.8 km/h</text:p>
          </table:table-cell>
          <table:table-cell office:value-type="float" office:value="0.195695" calcext:value-type="float">
            <text:p>0.195695</text:p>
          </table:table-cell>
          <table:table-cell office:value-type="float" office:value="0.234834" calcext:value-type="float">
            <text:p>0.234834</text:p>
          </table:table-cell>
          <table:table-cell office:value-type="float" office:value="0.039139" calcext:value-type="float">
            <text:p>0.039139</text:p>
          </table:table-cell>
          <table:table-cell table:formula="of:=1/[.C7]" office:value-type="float" office:value="4.25832715875895" calcext:value-type="float">
            <text:p>4.25832715875895</text:p>
          </table:table-cell>
          <table:table-cell table:formula="of:=[.E7]/0.73" office:value-type="float" office:value="5.83332487501226" calcext:value-type="float">
            <text:p>5.83332487501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6.7 km/h</text:p>
          </table:table-cell>
          <table:table-cell office:value-type="float" office:value="0.171233" calcext:value-type="float">
            <text:p>0.171233</text:p>
          </table:table-cell>
          <table:table-cell office:value-type="float" office:value="0.205479" calcext:value-type="float">
            <text:p>0.205479</text:p>
          </table:table-cell>
          <table:table-cell office:value-type="float" office:value="0.029354" calcext:value-type="float">
            <text:p>0.029354</text:p>
          </table:table-cell>
          <table:table-cell table:formula="of:=1/[.C8]" office:value-type="float" office:value="4.86667737335689" calcext:value-type="float">
            <text:p>4.86667737335689</text:p>
          </table:table-cell>
          <table:table-cell table:formula="of:=[.E8]/0.73" office:value-type="float" office:value="6.6666813333656" calcext:value-type="float">
            <text:p>6.6666813333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7.5 km/h</text:p>
          </table:table-cell>
          <table:table-cell office:value-type="float" office:value="0.152207" calcext:value-type="float">
            <text:p>0.152207</text:p>
          </table:table-cell>
          <table:table-cell office:value-type="float" office:value="0.182648" calcext:value-type="float">
            <text:p>0.182648</text:p>
          </table:table-cell>
          <table:table-cell office:value-type="float" office:value="0.022831" calcext:value-type="float">
            <text:p>0.022831</text:p>
          </table:table-cell>
          <table:table-cell table:formula="of:=1/[.C9]" office:value-type="float" office:value="5.4750120450265" calcext:value-type="float">
            <text:p>5.4750120450265</text:p>
          </table:table-cell>
          <table:table-cell table:formula="of:=[.E9]/0.73" office:value-type="float" office:value="7.5000165000363" calcext:value-type="float">
            <text:p>7.5000165000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8.3 km/h</text:p>
          </table:table-cell>
          <table:table-cell office:value-type="float" office:value="0.136986" calcext:value-type="float">
            <text:p>0.136986</text:p>
          </table:table-cell>
          <table:table-cell office:value-type="float" office:value="0.164384" calcext:value-type="float">
            <text:p>0.164384</text:p>
          </table:table-cell>
          <table:table-cell office:value-type="float" office:value="0.018265" calcext:value-type="float">
            <text:p>0.018265</text:p>
          </table:table-cell>
          <table:table-cell table:formula="of:=1/[.C10]" office:value-type="float" office:value="6.08331711115437" calcext:value-type="float">
            <text:p>6.08331711115437</text:p>
          </table:table-cell>
          <table:table-cell table:formula="of:=[.E10]/0.73" office:value-type="float" office:value="8.33331111117037" calcext:value-type="float">
            <text:p>8.33331111117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9.2 km/h</text:p>
          </table:table-cell>
          <table:table-cell office:value-type="float" office:value="0.124533" calcext:value-type="float">
            <text:p>0.124533</text:p>
          </table:table-cell>
          <table:table-cell office:value-type="float" office:value="0.14944" calcext:value-type="float">
            <text:p>0.14944</text:p>
          </table:table-cell>
          <table:table-cell office:value-type="float" office:value="0.014944" calcext:value-type="float">
            <text:p>0.014944</text:p>
          </table:table-cell>
          <table:table-cell table:formula="of:=1/[.C11]" office:value-type="float" office:value="6.69164882226981" calcext:value-type="float">
            <text:p>6.69164882226981</text:p>
          </table:table-cell>
          <table:table-cell table:formula="of:=[.E11]/0.73" office:value-type="float" office:value="9.16664222228741" calcext:value-type="float">
            <text:p>9.16664222228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.0 km/h</text:p>
          </table:table-cell>
          <table:table-cell office:value-type="float" office:value="0.114155" calcext:value-type="float">
            <text:p>0.114155</text:p>
          </table:table-cell>
          <table:table-cell office:value-type="float" office:value="0.136986" calcext:value-type="float">
            <text:p>0.136986</text:p>
          </table:table-cell>
          <table:table-cell office:value-type="float" office:value="0.012453" calcext:value-type="float">
            <text:p>0.012453</text:p>
          </table:table-cell>
          <table:table-cell table:formula="of:=1/[.C12]" office:value-type="float" office:value="7.30001606003533" calcext:value-type="float">
            <text:p>7.30001606003533</text:p>
          </table:table-cell>
          <table:table-cell table:formula="of:=[.E12]/0.73" office:value-type="float" office:value="10.0000220000484" calcext:value-type="float">
            <text:p>10.0000220000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.8 km/h</text:p>
          </table:table-cell>
          <table:table-cell office:value-type="float" office:value="0.105374" calcext:value-type="float">
            <text:p>0.105374</text:p>
          </table:table-cell>
          <table:table-cell office:value-type="float" office:value="0.126449" calcext:value-type="float">
            <text:p>0.126449</text:p>
          </table:table-cell>
          <table:table-cell office:value-type="float" office:value="0.010537" calcext:value-type="float">
            <text:p>0.010537</text:p>
          </table:table-cell>
          <table:table-cell table:formula="of:=1/[.C13]" office:value-type="float" office:value="7.90832667715838" calcext:value-type="float">
            <text:p>7.90832667715838</text:p>
          </table:table-cell>
          <table:table-cell table:formula="of:=[.E13]/0.73" office:value-type="float" office:value="10.8333242152855" calcext:value-type="float">
            <text:p>10.8333242152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7 km/h</text:p>
          </table:table-cell>
          <table:table-cell office:value-type="float" office:value="0.097847" calcext:value-type="float">
            <text:p>0.097847</text:p>
          </table:table-cell>
          <table:table-cell office:value-type="float" office:value="0.117417" calcext:value-type="float">
            <text:p>0.117417</text:p>
          </table:table-cell>
          <table:table-cell office:value-type="float" office:value="0.009032" calcext:value-type="float">
            <text:p>0.009032</text:p>
          </table:table-cell>
          <table:table-cell table:formula="of:=1/[.C14]" office:value-type="float" office:value="8.51665431751791" calcext:value-type="float">
            <text:p>8.51665431751791</text:p>
          </table:table-cell>
          <table:table-cell table:formula="of:=[.E14]/0.73" office:value-type="float" office:value="11.6666497500245" calcext:value-type="float">
            <text:p>11.6666497500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.5 km/h</text:p>
          </table:table-cell>
          <table:table-cell office:value-type="float" office:value="0.091324" calcext:value-type="float">
            <text:p>0.091324</text:p>
          </table:table-cell>
          <table:table-cell office:value-type="float" office:value="0.109589" calcext:value-type="float">
            <text:p>0.109589</text:p>
          </table:table-cell>
          <table:table-cell office:value-type="float" office:value="0.007828" calcext:value-type="float">
            <text:p>0.007828</text:p>
          </table:table-cell>
          <table:table-cell table:formula="of:=1/[.C15]" office:value-type="float" office:value="9.12500342187628" calcext:value-type="float">
            <text:p>9.12500342187628</text:p>
          </table:table-cell>
          <table:table-cell table:formula="of:=[.E15]/0.73" office:value-type="float" office:value="12.5000046875018" calcext:value-type="float">
            <text:p>12.5000046875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.3 km/h</text:p>
          </table:table-cell>
          <table:table-cell office:value-type="float" office:value="0.085616" calcext:value-type="float">
            <text:p>0.085616</text:p>
          </table:table-cell>
          <table:table-cell office:value-type="float" office:value="0.10274" calcext:value-type="float">
            <text:p>0.10274</text:p>
          </table:table-cell>
          <table:table-cell office:value-type="float" office:value="0.006849" calcext:value-type="float">
            <text:p>0.006849</text:p>
          </table:table-cell>
          <table:table-cell table:formula="of:=1/[.C16]" office:value-type="float" office:value="9.73330737784699" calcext:value-type="float">
            <text:p>9.73330737784699</text:p>
          </table:table-cell>
          <table:table-cell table:formula="of:=[.E16]/0.73" office:value-type="float" office:value="13.3332977778726" calcext:value-type="float">
            <text:p>13.3332977778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.2 km/h</text:p>
          </table:table-cell>
          <table:table-cell office:value-type="float" office:value="0.08058" calcext:value-type="float">
            <text:p>0.08058</text:p>
          </table:table-cell>
          <table:table-cell office:value-type="float" office:value="0.096696" calcext:value-type="float">
            <text:p>0.096696</text:p>
          </table:table-cell>
          <table:table-cell office:value-type="float" office:value="0.006044" calcext:value-type="float">
            <text:p>0.006044</text:p>
          </table:table-cell>
          <table:table-cell table:formula="of:=1/[.C17]" office:value-type="float" office:value="10.3416894183834" calcext:value-type="float">
            <text:p>10.3416894183834</text:p>
          </table:table-cell>
          <table:table-cell table:formula="of:=[.E17]/0.73" office:value-type="float" office:value="14.1666978334019" calcext:value-type="float">
            <text:p>14.1666978334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.0 km/h</text:p>
          </table:table-cell>
          <table:table-cell office:value-type="float" office:value="0.076104" calcext:value-type="float">
            <text:p>0.076104</text:p>
          </table:table-cell>
          <table:table-cell office:value-type="float" office:value="0.091324" calcext:value-type="float">
            <text:p>0.091324</text:p>
          </table:table-cell>
          <table:table-cell office:value-type="float" office:value="0.005372" calcext:value-type="float">
            <text:p>0.005372</text:p>
          </table:table-cell>
          <table:table-cell table:formula="of:=1/[.C18]" office:value-type="float" office:value="10.950024090053" calcext:value-type="float">
            <text:p>10.950024090053</text:p>
          </table:table-cell>
          <table:table-cell table:formula="of:=[.E18]/0.73" office:value-type="float" office:value="15.0000330000726" calcext:value-type="float">
            <text:p>15.0000330000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.8 km/h</text:p>
          </table:table-cell>
          <table:table-cell office:value-type="float" office:value="0.072098" calcext:value-type="float">
            <text:p>0.072098</text:p>
          </table:table-cell>
          <table:table-cell office:value-type="float" office:value="0.086518" calcext:value-type="float">
            <text:p>0.086518</text:p>
          </table:table-cell>
          <table:table-cell office:value-type="float" office:value="0.004807" calcext:value-type="float">
            <text:p>0.004807</text:p>
          </table:table-cell>
          <table:table-cell table:formula="of:=1/[.C19]" office:value-type="float" office:value="11.5582884486465" calcext:value-type="float">
            <text:p>11.5582884486465</text:p>
          </table:table-cell>
          <table:table-cell table:formula="of:=[.E19]/0.73" office:value-type="float" office:value="15.833271847461" calcext:value-type="float">
            <text:p>15.833271847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.7 km/h</text:p>
          </table:table-cell>
          <table:table-cell office:value-type="float" office:value="0.068493" calcext:value-type="float">
            <text:p>0.068493</text:p>
          </table:table-cell>
          <table:table-cell office:value-type="float" office:value="0.082192" calcext:value-type="float">
            <text:p>0.082192</text:p>
          </table:table-cell>
          <table:table-cell office:value-type="float" office:value="0.004326" calcext:value-type="float">
            <text:p>0.004326</text:p>
          </table:table-cell>
          <table:table-cell table:formula="of:=1/[.C20]" office:value-type="float" office:value="12.1666342223087" calcext:value-type="float">
            <text:p>12.1666342223087</text:p>
          </table:table-cell>
          <table:table-cell table:formula="of:=[.E20]/0.73" office:value-type="float" office:value="16.6666222223407" calcext:value-type="float">
            <text:p>16.6666222223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.5 km/h</text:p>
          </table:table-cell>
          <table:table-cell office:value-type="float" office:value="0.065232" calcext:value-type="float">
            <text:p>0.065232</text:p>
          </table:table-cell>
          <table:table-cell office:value-type="float" office:value="0.078278" calcext:value-type="float">
            <text:p>0.078278</text:p>
          </table:table-cell>
          <table:table-cell office:value-type="float" office:value="0.003914" calcext:value-type="float">
            <text:p>0.003914</text:p>
          </table:table-cell>
          <table:table-cell table:formula="of:=1/[.C21]" office:value-type="float" office:value="12.7749814762769" calcext:value-type="float">
            <text:p>12.7749814762769</text:p>
          </table:table-cell>
          <table:table-cell table:formula="of:=[.E21]/0.73" office:value-type="float" office:value="17.4999746250368" calcext:value-type="float">
            <text:p>17.4999746250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.3 km/h</text:p>
          </table:table-cell>
          <table:table-cell office:value-type="float" office:value="0.062267" calcext:value-type="float">
            <text:p>0.062267</text:p>
          </table:table-cell>
          <table:table-cell office:value-type="float" office:value="0.07472" calcext:value-type="float">
            <text:p>0.07472</text:p>
          </table:table-cell>
          <table:table-cell office:value-type="float" office:value="0.003558" calcext:value-type="float">
            <text:p>0.003558</text:p>
          </table:table-cell>
          <table:table-cell table:formula="of:=1/[.C22]" office:value-type="float" office:value="13.3832976445396" calcext:value-type="float">
            <text:p>13.3832976445396</text:p>
          </table:table-cell>
          <table:table-cell table:formula="of:=[.E22]/0.73" office:value-type="float" office:value="18.3332844445748" calcext:value-type="float">
            <text:p>18.3332844445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.2 km/h</text:p>
          </table:table-cell>
          <table:table-cell office:value-type="float" office:value="0.059559" calcext:value-type="float">
            <text:p>0.059559</text:p>
          </table:table-cell>
          <table:table-cell office:value-type="float" office:value="0.071471" calcext:value-type="float">
            <text:p>0.071471</text:p>
          </table:table-cell>
          <table:table-cell office:value-type="float" office:value="0.003249" calcext:value-type="float">
            <text:p>0.003249</text:p>
          </table:table-cell>
          <table:table-cell table:formula="of:=1/[.C23]" office:value-type="float" office:value="13.9916889367716" calcext:value-type="float">
            <text:p>13.9916889367716</text:p>
          </table:table-cell>
          <table:table-cell table:formula="of:=[.E23]/0.73" office:value-type="float" office:value="19.1666971736597" calcext:value-type="float">
            <text:p>19.1666971736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.0 km/h</text:p>
          </table:table-cell>
          <table:table-cell office:value-type="float" office:value="0.057078" calcext:value-type="float">
            <text:p>0.057078</text:p>
          </table:table-cell>
          <table:table-cell office:value-type="float" office:value="0.068493" calcext:value-type="float">
            <text:p>0.068493</text:p>
          </table:table-cell>
          <table:table-cell office:value-type="float" office:value="0.002978" calcext:value-type="float">
            <text:p>0.002978</text:p>
          </table:table-cell>
          <table:table-cell table:formula="of:=1/[.C24]" office:value-type="float" office:value="14.6000321200707" calcext:value-type="float">
            <text:p>14.6000321200707</text:p>
          </table:table-cell>
          <table:table-cell table:formula="of:=[.E24]/0.73" office:value-type="float" office:value="20.0000440000968" calcext:value-type="float">
            <text:p>20.0000440000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.8 km/h</text:p>
          </table:table-cell>
          <table:table-cell office:value-type="float" office:value="0.054795" calcext:value-type="float">
            <text:p>0.054795</text:p>
          </table:table-cell>
          <table:table-cell office:value-type="float" office:value="0.065753" calcext:value-type="float">
            <text:p>0.065753</text:p>
          </table:table-cell>
          <table:table-cell office:value-type="float" office:value="0.00274" calcext:value-type="float">
            <text:p>0.00274</text:p>
          </table:table-cell>
          <table:table-cell table:formula="of:=1/[.C25]" office:value-type="float" office:value="15.2084315544538" calcext:value-type="float">
            <text:p>15.2084315544538</text:p>
          </table:table-cell>
          <table:table-cell table:formula="of:=[.E25]/0.73" office:value-type="float" office:value="20.8334678828134" calcext:value-type="float">
            <text:p>20.8334678828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.7 km/h</text:p>
          </table:table-cell>
          <table:table-cell office:value-type="float" office:value="0.052687" calcext:value-type="float">
            <text:p>0.052687</text:p>
          </table:table-cell>
          <table:table-cell office:value-type="float" office:value="0.063224" calcext:value-type="float">
            <text:p>0.063224</text:p>
          </table:table-cell>
          <table:table-cell office:value-type="float" office:value="0.002529" calcext:value-type="float">
            <text:p>0.002529</text:p>
          </table:table-cell>
          <table:table-cell table:formula="of:=1/[.C26]" office:value-type="float" office:value="15.8167784385676" calcext:value-type="float">
            <text:p>15.8167784385676</text:p>
          </table:table-cell>
          <table:table-cell table:formula="of:=[.E26]/0.73" office:value-type="float" office:value="21.6668197788598" calcext:value-type="float">
            <text:p>21.6668197788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.5 km/h</text:p>
          </table:table-cell>
          <table:table-cell office:value-type="float" office:value="0.050736" calcext:value-type="float">
            <text:p>0.050736</text:p>
          </table:table-cell>
          <table:table-cell office:value-type="float" office:value="0.060883" calcext:value-type="float">
            <text:p>0.060883</text:p>
          </table:table-cell>
          <table:table-cell office:value-type="float" office:value="0.002342" calcext:value-type="float">
            <text:p>0.002342</text:p>
          </table:table-cell>
          <table:table-cell table:formula="of:=1/[.C27]" office:value-type="float" office:value="16.4249462083012" calcext:value-type="float">
            <text:p>16.4249462083012</text:p>
          </table:table-cell>
          <table:table-cell table:formula="of:=[.E27]/0.73" office:value-type="float" office:value="22.4999263127413" calcext:value-type="float">
            <text:p>22.4999263127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.3 km/h</text:p>
          </table:table-cell>
          <table:table-cell office:value-type="float" office:value="0.048924" calcext:value-type="float">
            <text:p>0.048924</text:p>
          </table:table-cell>
          <table:table-cell office:value-type="float" office:value="0.058708" calcext:value-type="float">
            <text:p>0.058708</text:p>
          </table:table-cell>
          <table:table-cell office:value-type="float" office:value="0.002174" calcext:value-type="float">
            <text:p>0.002174</text:p>
          </table:table-cell>
          <table:table-cell table:formula="of:=1/[.C28]" office:value-type="float" office:value="17.0334537030728" calcext:value-type="float">
            <text:p>17.0334537030728</text:p>
          </table:table-cell>
          <table:table-cell table:formula="of:=[.E28]/0.73" office:value-type="float" office:value="23.3334982233874" calcext:value-type="float">
            <text:p>23.3334982233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.2 km/h</text:p>
          </table:table-cell>
          <table:table-cell office:value-type="float" office:value="0.047237" calcext:value-type="float">
            <text:p>0.047237</text:p>
          </table:table-cell>
          <table:table-cell office:value-type="float" office:value="0.056684" calcext:value-type="float">
            <text:p>0.056684</text:p>
          </table:table-cell>
          <table:table-cell office:value-type="float" office:value="0.002024" calcext:value-type="float">
            <text:p>0.002024</text:p>
          </table:table-cell>
          <table:table-cell table:formula="of:=1/[.C29]" office:value-type="float" office:value="17.6416625502787" calcext:value-type="float">
            <text:p>17.6416625502787</text:p>
          </table:table-cell>
          <table:table-cell table:formula="of:=[.E29]/0.73" office:value-type="float" office:value="24.1666610277791" calcext:value-type="float">
            <text:p>24.1666610277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.0 km/h</text:p>
          </table:table-cell>
          <table:table-cell office:value-type="float" office:value="0.045662" calcext:value-type="float">
            <text:p>0.045662</text:p>
          </table:table-cell>
          <table:table-cell office:value-type="float" office:value="0.054795" calcext:value-type="float">
            <text:p>0.054795</text:p>
          </table:table-cell>
          <table:table-cell office:value-type="float" office:value="0.001889" calcext:value-type="float">
            <text:p>0.001889</text:p>
          </table:table-cell>
          <table:table-cell table:formula="of:=1/[.C30]" office:value-type="float" office:value="18.2498403138973" calcext:value-type="float">
            <text:p>18.2498403138973</text:p>
          </table:table-cell>
          <table:table-cell table:formula="of:=[.E30]/0.73" office:value-type="float" office:value="24.9997812519141" calcext:value-type="float">
            <text:p>24.9997812519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.8 km/h</text:p>
          </table:table-cell>
          <table:table-cell office:value-type="float" office:value="0.044189" calcext:value-type="float">
            <text:p>0.044189</text:p>
          </table:table-cell>
          <table:table-cell office:value-type="float" office:value="0.053027" calcext:value-type="float">
            <text:p>0.053027</text:p>
          </table:table-cell>
          <table:table-cell office:value-type="float" office:value="0.001768" calcext:value-type="float">
            <text:p>0.001768</text:p>
          </table:table-cell>
          <table:table-cell table:formula="of:=1/[.C31]" office:value-type="float" office:value="18.8583174609161" calcext:value-type="float">
            <text:p>18.8583174609161</text:p>
          </table:table-cell>
          <table:table-cell table:formula="of:=[.E31]/0.73" office:value-type="float" office:value="25.8333115902961" calcext:value-type="float">
            <text:p>25.8333115902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.7 km/h</text:p>
          </table:table-cell>
          <table:table-cell office:value-type="float" office:value="0.042808" calcext:value-type="float">
            <text:p>0.042808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01657" calcext:value-type="float">
            <text:p>0.001657</text:p>
          </table:table-cell>
          <table:table-cell table:formula="of:=1/[.C32]" office:value-type="float" office:value="19.466614755694" calcext:value-type="float">
            <text:p>19.466614755694</text:p>
          </table:table-cell>
          <table:table-cell table:formula="of:=[.E32]/0.73" office:value-type="float" office:value="26.6665955557452" calcext:value-type="float">
            <text:p>26.6665955557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.5 km/h</text:p>
          </table:table-cell>
          <table:table-cell office:value-type="float" office:value="0.041511" calcext:value-type="float">
            <text:p>0.041511</text:p>
          </table:table-cell>
          <table:table-cell office:value-type="float" office:value="0.049813" calcext:value-type="float">
            <text:p>0.049813</text:p>
          </table:table-cell>
          <table:table-cell office:value-type="float" office:value="0.001557" calcext:value-type="float">
            <text:p>0.001557</text:p>
          </table:table-cell>
          <table:table-cell table:formula="of:=1/[.C33]" office:value-type="float" office:value="20.0750808022002" calcext:value-type="float">
            <text:p>20.0750808022002</text:p>
          </table:table-cell>
          <table:table-cell table:formula="of:=[.E33]/0.73" office:value-type="float" office:value="27.5001106879455" calcext:value-type="float">
            <text:p>27.5001106879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.3 km/h</text:p>
          </table:table-cell>
          <table:table-cell office:value-type="float" office:value="0.04029" calcext:value-type="float">
            <text:p>0.04029</text:p>
          </table:table-cell>
          <table:table-cell office:value-type="float" office:value="0.048348" calcext:value-type="float">
            <text:p>0.048348</text:p>
          </table:table-cell>
          <table:table-cell office:value-type="float" office:value="0.001465" calcext:value-type="float">
            <text:p>0.001465</text:p>
          </table:table-cell>
          <table:table-cell table:formula="of:=1/[.C34]" office:value-type="float" office:value="20.6833788367668" calcext:value-type="float">
            <text:p>20.6833788367668</text:p>
          </table:table-cell>
          <table:table-cell table:formula="of:=[.E34]/0.73" office:value-type="float" office:value="28.3333956668038" calcext:value-type="float">
            <text:p>28.3333956668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.2 km/h</text:p>
          </table:table-cell>
          <table:table-cell office:value-type="float" office:value="0.039139" calcext:value-type="float">
            <text:p>0.039139</text:p>
          </table:table-cell>
          <table:table-cell office:value-type="float" office:value="0.046967" calcext:value-type="float">
            <text:p>0.046967</text:p>
          </table:table-cell>
          <table:table-cell office:value-type="float" office:value="0.001381" calcext:value-type="float">
            <text:p>0.001381</text:p>
          </table:table-cell>
          <table:table-cell table:formula="of:=1/[.C35]" office:value-type="float" office:value="21.2915451274299" calcext:value-type="float">
            <text:p>21.2915451274299</text:p>
          </table:table-cell>
          <table:table-cell table:formula="of:=[.E35]/0.73" office:value-type="float" office:value="29.1665001745615" calcext:value-type="float">
            <text:p>29.1665001745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.0 km/h</text:p>
          </table:table-cell>
          <table:table-cell office:value-type="float" office:value="0.038052" calcext:value-type="float">
            <text:p>0.038052</text:p>
          </table:table-cell>
          <table:table-cell office:value-type="float" office:value="0.045662" calcext:value-type="float">
            <text:p>0.045662</text:p>
          </table:table-cell>
          <table:table-cell office:value-type="float" office:value="0.001305" calcext:value-type="float">
            <text:p>0.001305</text:p>
          </table:table-cell>
          <table:table-cell table:formula="of:=1/[.C36]" office:value-type="float" office:value="21.900048180106" calcext:value-type="float">
            <text:p>21.900048180106</text:p>
          </table:table-cell>
          <table:table-cell table:formula="of:=[.E36]/0.73" office:value-type="float" office:value="30.0000660001452" calcext:value-type="float">
            <text:p>30.0000660001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.8 km/h</text:p>
          </table:table-cell>
          <table:table-cell office:value-type="float" office:value="0.037023" calcext:value-type="float">
            <text:p>0.037023</text:p>
          </table:table-cell>
          <table:table-cell office:value-type="float" office:value="0.044428" calcext:value-type="float">
            <text:p>0.044428</text:p>
          </table:table-cell>
          <table:table-cell office:value-type="float" office:value="0.001234" calcext:value-type="float">
            <text:p>0.001234</text:p>
          </table:table-cell>
          <table:table-cell table:formula="of:=1/[.C37]" office:value-type="float" office:value="22.5083280813901" calcext:value-type="float">
            <text:p>22.5083280813901</text:p>
          </table:table-cell>
          <table:table-cell table:formula="of:=[.E37]/0.73" office:value-type="float" office:value="30.8333261388906" calcext:value-type="float">
            <text:p>30.8333261388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.7 km/h</text:p>
          </table:table-cell>
          <table:table-cell office:value-type="float" office:value="0.036049" calcext:value-type="float">
            <text:p>0.036049</text:p>
          </table:table-cell>
          <table:table-cell office:value-type="float" office:value="0.043259" calcext:value-type="float">
            <text:p>0.043259</text:p>
          </table:table-cell>
          <table:table-cell office:value-type="float" office:value="0.001169" calcext:value-type="float">
            <text:p>0.001169</text:p>
          </table:table-cell>
          <table:table-cell table:formula="of:=1/[.C38]" office:value-type="float" office:value="23.116576897293" calcext:value-type="float">
            <text:p>23.116576897293</text:p>
          </table:table-cell>
          <table:table-cell table:formula="of:=[.E38]/0.73" office:value-type="float" office:value="31.666543694922" calcext:value-type="float">
            <text:p>31.666543694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.5 km/h</text:p>
          </table:table-cell>
          <table:table-cell office:value-type="float" office:value="0.035125" calcext:value-type="float">
            <text:p>0.035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01109" calcext:value-type="float">
            <text:p>0.001109</text:p>
          </table:table-cell>
          <table:table-cell table:formula="of:=1/[.C39]" office:value-type="float" office:value="23.7247924080664" calcext:value-type="float">
            <text:p>23.7247924080664</text:p>
          </table:table-cell>
          <table:table-cell table:formula="of:=[.E39]/0.73" office:value-type="float" office:value="32.4997156274882" calcext:value-type="float">
            <text:p>32.49971562748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3.3 km/h</text:p>
          </table:table-cell>
          <table:table-cell office:value-type="float" office:value="0.034247" calcext:value-type="float">
            <text:p>0.034247</text:p>
          </table:table-cell>
          <table:table-cell office:value-type="float" office:value="0.041096" calcext:value-type="float">
            <text:p>0.041096</text:p>
          </table:table-cell>
          <table:table-cell office:value-type="float" office:value="0.001054" calcext:value-type="float">
            <text:p>0.001054</text:p>
          </table:table-cell>
          <table:table-cell table:formula="of:=1/[.C40]" office:value-type="float" office:value="24.3332684446175" calcext:value-type="float">
            <text:p>24.3332684446175</text:p>
          </table:table-cell>
          <table:table-cell table:formula="of:=[.E40]/0.73" office:value-type="float" office:value="33.3332444446815" calcext:value-type="float">
            <text:p>33.3332444446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.2 km/h</text:p>
          </table:table-cell>
          <table:table-cell office:value-type="float" office:value="0.033411" calcext:value-type="float">
            <text:p>0.033411</text:p>
          </table:table-cell>
          <table:table-cell office:value-type="float" office:value="0.040094" calcext:value-type="float">
            <text:p>0.040094</text:p>
          </table:table-cell>
          <table:table-cell office:value-type="float" office:value="0.001002" calcext:value-type="float">
            <text:p>0.001002</text:p>
          </table:table-cell>
          <table:table-cell table:formula="of:=1/[.C41]" office:value-type="float" office:value="24.9413877388138" calcext:value-type="float">
            <text:p>24.9413877388138</text:p>
          </table:table-cell>
          <table:table-cell table:formula="of:=[.E41]/0.73" office:value-type="float" office:value="34.1662845737175" calcext:value-type="float">
            <text:p>34.1662845737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.0 km/h</text:p>
          </table:table-cell>
          <table:table-cell office:value-type="float" office:value="0.032616" calcext:value-type="float">
            <text:p>0.032616</text:p>
          </table:table-cell>
          <table:table-cell office:value-type="float" office:value="0.039139" calcext:value-type="float">
            <text:p>0.039139</text:p>
          </table:table-cell>
          <table:table-cell office:value-type="float" office:value="0.000955" calcext:value-type="float">
            <text:p>0.000955</text:p>
          </table:table-cell>
          <table:table-cell table:formula="of:=1/[.C42]" office:value-type="float" office:value="25.5499629525537" calcext:value-type="float">
            <text:p>25.5499629525537</text:p>
          </table:table-cell>
          <table:table-cell table:formula="of:=[.E42]/0.73" office:value-type="float" office:value="34.9999492500736" calcext:value-type="float">
            <text:p>34.9999492500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.8 km/h</text:p>
          </table:table-cell>
          <table:table-cell office:value-type="float" office:value="0.031857" calcext:value-type="float">
            <text:p>0.031857</text:p>
          </table:table-cell>
          <table:table-cell office:value-type="float" office:value="0.038229" calcext:value-type="float">
            <text:p>0.038229</text:p>
          </table:table-cell>
          <table:table-cell office:value-type="float" office:value="0.00091" calcext:value-type="float">
            <text:p>0.00091</text:p>
          </table:table-cell>
          <table:table-cell table:formula="of:=1/[.C43]" office:value-type="float" office:value="26.1581521881294" calcext:value-type="float">
            <text:p>26.1581521881294</text:p>
          </table:table-cell>
          <table:table-cell table:formula="of:=[.E43]/0.73" office:value-type="float" office:value="35.8330851892184" calcext:value-type="float">
            <text:p>35.8330851892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.7 km/h</text:p>
          </table:table-cell>
          <table:table-cell office:value-type="float" office:value="0.031133" calcext:value-type="float">
            <text:p>0.031133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0.000869" calcext:value-type="float">
            <text:p>0.000869</text:p>
          </table:table-cell>
          <table:table-cell table:formula="of:=1/[.C44]" office:value-type="float" office:value="26.7665952890792" calcext:value-type="float">
            <text:p>26.7665952890792</text:p>
          </table:table-cell>
          <table:table-cell table:formula="of:=[.E44]/0.73" office:value-type="float" office:value="36.6665688891496" calcext:value-type="float">
            <text:p>36.6665688891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7.5 km/h</text:p>
          </table:table-cell>
          <table:table-cell office:value-type="float" office:value="0.030441" calcext:value-type="float">
            <text:p>0.030441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0083" calcext:value-type="float">
            <text:p>0.00083</text:p>
          </table:table-cell>
          <table:table-cell table:formula="of:=1/[.C45]" office:value-type="float" office:value="27.3747604708459" calcext:value-type="float">
            <text:p>27.3747604708459</text:p>
          </table:table-cell>
          <table:table-cell table:formula="of:=[.E45]/0.73" office:value-type="float" office:value="37.4996718778711" calcext:value-type="float">
            <text:p>37.4996718778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.3 km/h</text:p>
          </table:table-cell>
          <table:table-cell office:value-type="float" office:value="0.02978" calcext:value-type="float">
            <text:p>0.02978</text:p>
          </table:table-cell>
          <table:table-cell office:value-type="float" office:value="0.035736" calcext:value-type="float">
            <text:p>0.035736</text:p>
          </table:table-cell>
          <table:table-cell office:value-type="float" office:value="0.000794" calcext:value-type="float">
            <text:p>0.000794</text:p>
          </table:table-cell>
          <table:table-cell table:formula="of:=1/[.C46]" office:value-type="float" office:value="27.9829863443027" calcext:value-type="float">
            <text:p>27.9829863443027</text:p>
          </table:table-cell>
          <table:table-cell table:formula="of:=[.E46]/0.73" office:value-type="float" office:value="38.3328580058941" calcext:value-type="float">
            <text:p>38.3328580058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.2 km/h</text:p>
          </table:table-cell>
          <table:table-cell office:value-type="float" office:value="0.029146" calcext:value-type="float">
            <text:p>0.029146</text:p>
          </table:table-cell>
          <table:table-cell office:value-type="float" office:value="0.034975" calcext:value-type="float">
            <text:p>0.034975</text:p>
          </table:table-cell>
          <table:table-cell office:value-type="float" office:value="0.00076" calcext:value-type="float">
            <text:p>0.00076</text:p>
          </table:table-cell>
          <table:table-cell table:formula="of:=1/[.C47]" office:value-type="float" office:value="28.5918513223731" calcext:value-type="float">
            <text:p>28.5918513223731</text:p>
          </table:table-cell>
          <table:table-cell table:formula="of:=[.E47]/0.73" office:value-type="float" office:value="39.1669196196892" calcext:value-type="float">
            <text:p>39.16691961968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.0 km/h</text:p>
          </table:table-cell>
          <table:table-cell office:value-type="float" office:value="0.028539" calcext:value-type="float">
            <text:p>0.028539</text:p>
          </table:table-cell>
          <table:table-cell office:value-type="float" office:value="0.034247" calcext:value-type="float">
            <text:p>0.034247</text:p>
          </table:table-cell>
          <table:table-cell office:value-type="float" office:value="0.000729" calcext:value-type="float">
            <text:p>0.000729</text:p>
          </table:table-cell>
          <table:table-cell table:formula="of:=1/[.C48]" office:value-type="float" office:value="29.1996379244897" calcext:value-type="float">
            <text:p>29.1996379244897</text:p>
          </table:table-cell>
          <table:table-cell table:formula="of:=[.E48]/0.73" office:value-type="float" office:value="39.9995040061503" calcext:value-type="float">
            <text:p>39.9995040061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.9 km/h</text:p>
          </table:table-cell>
          <table:table-cell office:value-type="float" office:value="0.027956" calcext:value-type="float">
            <text:p>0.027956</text:p>
          </table:table-cell>
          <table:table-cell office:value-type="float" office:value="0.033494" calcext:value-type="float">
            <text:p>0.033494</text:p>
          </table:table-cell>
          <table:table-cell office:value-type="float" office:value="0.000753" calcext:value-type="float">
            <text:p>0.000753</text:p>
          </table:table-cell>
          <table:table-cell table:formula="of:=1/[.C49]" office:value-type="float" office:value="29.8560936287096" calcext:value-type="float">
            <text:p>29.8560936287096</text:p>
          </table:table-cell>
          <table:table-cell table:formula="of:=[.E49]/0.73" office:value-type="float" office:value="40.8987583954926" calcext:value-type="float">
            <text:p>40.8987583954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.9 km/h</text:p>
          </table:table-cell>
          <table:table-cell office:value-type="float" office:value="0.027397" calcext:value-type="float">
            <text:p>0.027397</text:p>
          </table:table-cell>
          <table:table-cell office:value-type="float" office:value="0.032704" calcext:value-type="float">
            <text:p>0.032704</text:p>
          </table:table-cell>
          <table:table-cell office:value-type="float" office:value="0.00079" calcext:value-type="float">
            <text:p>0.00079</text:p>
          </table:table-cell>
          <table:table-cell table:formula="of:=1/[.C50]" office:value-type="float" office:value="30.5772994129159" calcext:value-type="float">
            <text:p>30.5772994129159</text:p>
          </table:table-cell>
          <table:table-cell table:formula="of:=[.E50]/0.73" office:value-type="float" office:value="41.8867115245423" calcext:value-type="float">
            <text:p>41.88671152454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.9 km/h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31951" calcext:value-type="float">
            <text:p>0.031951</text:p>
          </table:table-cell>
          <table:table-cell office:value-type="float" office:value="0.000753" calcext:value-type="float">
            <text:p>0.000753</text:p>
          </table:table-cell>
          <table:table-cell table:formula="of:=1/[.C51]" office:value-type="float" office:value="31.297924947576" calcext:value-type="float">
            <text:p>31.297924947576</text:p>
          </table:table-cell>
          <table:table-cell table:formula="of:=[.E51]/0.73" office:value-type="float" office:value="42.8738697912" calcext:value-type="float">
            <text:p>42.8738697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9 km/h</text:p>
          </table:table-cell>
          <table:table-cell office:value-type="float" office:value="0.026344" calcext:value-type="float">
            <text:p>0.026344</text:p>
          </table:table-cell>
          <table:table-cell office:value-type="float" office:value="0.031232" calcext:value-type="float">
            <text:p>0.031232</text:p>
          </table:table-cell>
          <table:table-cell office:value-type="float" office:value="0.000719" calcext:value-type="float">
            <text:p>0.000719</text:p>
          </table:table-cell>
          <table:table-cell table:formula="of:=1/[.C52]" office:value-type="float" office:value="32.0184426229508" calcext:value-type="float">
            <text:p>32.0184426229508</text:p>
          </table:table-cell>
          <table:table-cell table:formula="of:=[.E52]/0.73" office:value-type="float" office:value="43.8608803054121" calcext:value-type="float">
            <text:p>43.8608803054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.8 km/h</text:p>
          </table:table-cell>
          <table:table-cell office:value-type="float" office:value="0.025846" calcext:value-type="float">
            <text:p>0.025846</text:p>
          </table:table-cell>
          <table:table-cell office:value-type="float" office:value="0.030544" calcext:value-type="float">
            <text:p>0.030544</text:p>
          </table:table-cell>
          <table:table-cell office:value-type="float" office:value="0.000688" calcext:value-type="float">
            <text:p>0.000688</text:p>
          </table:table-cell>
          <table:table-cell table:formula="of:=1/[.C53]" office:value-type="float" office:value="32.7396542692509" calcext:value-type="float">
            <text:p>32.7396542692509</text:p>
          </table:table-cell>
          <table:table-cell table:formula="of:=[.E53]/0.73" office:value-type="float" office:value="44.8488414647273" calcext:value-type="float">
            <text:p>44.8488414647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.8 km/h</text:p>
          </table:table-cell>
          <table:table-cell office:value-type="float" office:value="0.025368" calcext:value-type="float">
            <text:p>0.025368</text:p>
          </table:table-cell>
          <table:table-cell office:value-type="float" office:value="0.029886" calcext:value-type="float">
            <text:p>0.029886</text:p>
          </table:table-cell>
          <table:table-cell office:value-type="float" office:value="0.000658" calcext:value-type="float">
            <text:p>0.000658</text:p>
          </table:table-cell>
          <table:table-cell table:formula="of:=1/[.C54]" office:value-type="float" office:value="33.460483169377" calcext:value-type="float">
            <text:p>33.460483169377</text:p>
          </table:table-cell>
          <table:table-cell table:formula="of:=[.E54]/0.73" office:value-type="float" office:value="45.836278314215" calcext:value-type="float">
            <text:p>45.836278314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.8 km/h</text:p>
          </table:table-cell>
          <table:table-cell office:value-type="float" office:value="0.024907" calcext:value-type="float">
            <text:p>0.024907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0.00063" calcext:value-type="float">
            <text:p>0.00063</text:p>
          </table:table-cell>
          <table:table-cell table:formula="of:=1/[.C55]" office:value-type="float" office:value="34.1810226961991" calcext:value-type="float">
            <text:p>34.1810226961991</text:p>
          </table:table-cell>
          <table:table-cell table:formula="of:=[.E55]/0.73" office:value-type="float" office:value="46.8233187619165" calcext:value-type="float">
            <text:p>46.8233187619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.8 km/h</text:p>
          </table:table-cell>
          <table:table-cell office:value-type="float" office:value="0.024462" calcext:value-type="float">
            <text:p>0.024462</text:p>
          </table:table-cell>
          <table:table-cell office:value-type="float" office:value="0.028652" calcext:value-type="float">
            <text:p>0.028652</text:p>
          </table:table-cell>
          <table:table-cell office:value-type="float" office:value="0.000604" calcext:value-type="float">
            <text:p>0.000604</text:p>
          </table:table-cell>
          <table:table-cell table:formula="of:=1/[.C56]" office:value-type="float" office:value="34.9015775513053" calcext:value-type="float">
            <text:p>34.9015775513053</text:p>
          </table:table-cell>
          <table:table-cell table:formula="of:=[.E56]/0.73" office:value-type="float" office:value="47.8103802072676" calcext:value-type="float">
            <text:p>47.81038020726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.8 km/h</text:p>
          </table:table-cell>
          <table:table-cell office:value-type="float" office:value="0.024033" calcext:value-type="float">
            <text:p>0.024033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00058" calcext:value-type="float">
            <text:p>0.00058</text:p>
          </table:table-cell>
          <table:table-cell table:formula="of:=1/[.C57]" office:value-type="float" office:value="35.6226845255058" calcext:value-type="float">
            <text:p>35.6226845255058</text:p>
          </table:table-cell>
          <table:table-cell table:formula="of:=[.E57]/0.73" office:value-type="float" office:value="48.798197980145" calcext:value-type="float">
            <text:p>48.79819798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.8 km/h</text:p>
          </table:table-cell>
          <table:table-cell office:value-type="float" office:value="0.023618" calcext:value-type="float">
            <text:p>0.023618</text:p>
          </table:table-cell>
          <table:table-cell office:value-type="float" office:value="0.027515" calcext:value-type="float">
            <text:p>0.027515</text:p>
          </table:table-cell>
          <table:table-cell office:value-type="float" office:value="0.000557" calcext:value-type="float">
            <text:p>0.000557</text:p>
          </table:table-cell>
          <table:table-cell table:formula="of:=1/[.C58]" office:value-type="float" office:value="36.3438124659277" calcext:value-type="float">
            <text:p>36.3438124659277</text:p>
          </table:table-cell>
          <table:table-cell table:formula="of:=[.E58]/0.73" office:value-type="float" office:value="49.7860444738735" calcext:value-type="float">
            <text:p>49.7860444738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.8 km/h</text:p>
          </table:table-cell>
          <table:table-cell office:value-type="float" office:value="0.023218" calcext:value-type="float">
            <text:p>0.023218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000535" calcext:value-type="float">
            <text:p>0.000535</text:p>
          </table:table-cell>
          <table:table-cell table:formula="of:=1/[.C59]" office:value-type="float" office:value="37.0644922164566" calcext:value-type="float">
            <text:p>37.0644922164566</text:p>
          </table:table-cell>
          <table:table-cell table:formula="of:=[.E59]/0.73" office:value-type="float" office:value="50.7732770088447" calcext:value-type="float">
            <text:p>50.7732770088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.8 km/h</text:p>
          </table:table-cell>
          <table:table-cell office:value-type="float" office:value="0.022831" calcext:value-type="float">
            <text:p>0.022831</text:p>
          </table:table-cell>
          <table:table-cell office:value-type="float" office:value="0.026465" calcext:value-type="float">
            <text:p>0.026465</text:p>
          </table:table-cell>
          <table:table-cell office:value-type="float" office:value="0.000515" calcext:value-type="float">
            <text:p>0.000515</text:p>
          </table:table-cell>
          <table:table-cell table:formula="of:=1/[.C60]" office:value-type="float" office:value="37.7857547704515" calcext:value-type="float">
            <text:p>37.7857547704515</text:p>
          </table:table-cell>
          <table:table-cell table:formula="of:=[.E60]/0.73" office:value-type="float" office:value="51.7613079047281" calcext:value-type="float">
            <text:p>51.7613079047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.7 km/h</text:p>
          </table:table-cell>
          <table:table-cell office:value-type="float" office:value="0.022457" calcext:value-type="float">
            <text:p>0.022457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.000495" calcext:value-type="float">
            <text:p>0.000495</text:p>
          </table:table-cell>
          <table:table-cell table:formula="of:=1/[.C61]" office:value-type="float" office:value="38.5059684251059" calcext:value-type="float">
            <text:p>38.5059684251059</text:p>
          </table:table-cell>
          <table:table-cell table:formula="of:=[.E61]/0.73" office:value-type="float" office:value="52.7479019521998" calcext:value-type="float">
            <text:p>52.7479019521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.7 km/h</text:p>
          </table:table-cell>
          <table:table-cell office:value-type="float" office:value="0.022095" calcext:value-type="float">
            <text:p>0.022095</text:p>
          </table:table-cell>
          <table:table-cell office:value-type="float" office:value="0.025493" calcext:value-type="float">
            <text:p>0.025493</text:p>
          </table:table-cell>
          <table:table-cell office:value-type="float" office:value="0.000477" calcext:value-type="float">
            <text:p>0.000477</text:p>
          </table:table-cell>
          <table:table-cell table:formula="of:=1/[.C62]" office:value-type="float" office:value="39.2264543207939" calcext:value-type="float">
            <text:p>39.2264543207939</text:p>
          </table:table-cell>
          <table:table-cell table:formula="of:=[.E62]/0.73" office:value-type="float" office:value="53.7348689325945" calcext:value-type="float">
            <text:p>53.73486893259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.7 km/h</text:p>
          </table:table-cell>
          <table:table-cell office:value-type="float" office:value="0.021744" calcext:value-type="float">
            <text:p>0.021744</text:p>
          </table:table-cell>
          <table:table-cell office:value-type="float" office:value="0.025033" calcext:value-type="float">
            <text:p>0.025033</text:p>
          </table:table-cell>
          <table:table-cell office:value-type="float" office:value="0.00046" calcext:value-type="float">
            <text:p>0.00046</text:p>
          </table:table-cell>
          <table:table-cell table:formula="of:=1/[.C63]" office:value-type="float" office:value="39.9472696041226" calcext:value-type="float">
            <text:p>39.9472696041226</text:p>
          </table:table-cell>
          <table:table-cell table:formula="of:=[.E63]/0.73" office:value-type="float" office:value="54.722287128935" calcext:value-type="float">
            <text:p>54.722287128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.7 km/h</text:p>
          </table:table-cell>
          <table:table-cell office:value-type="float" office:value="0.021404" calcext:value-type="float">
            <text:p>0.021404</text:p>
          </table:table-cell>
          <table:table-cell office:value-type="float" office:value="0.024589" calcext:value-type="float">
            <text:p>0.024589</text:p>
          </table:table-cell>
          <table:table-cell office:value-type="float" office:value="0.000444" calcext:value-type="float">
            <text:p>0.000444</text:p>
          </table:table-cell>
          <table:table-cell table:formula="of:=1/[.C64]" office:value-type="float" office:value="40.6685916466713" calcext:value-type="float">
            <text:p>40.6685916466713</text:p>
          </table:table-cell>
          <table:table-cell table:formula="of:=[.E64]/0.73" office:value-type="float" office:value="55.7103995159881" calcext:value-type="float">
            <text:p>55.7103995159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.7 km/h</text:p>
          </table:table-cell>
          <table:table-cell office:value-type="float" office:value="0.021075" calcext:value-type="float">
            <text:p>0.021075</text:p>
          </table:table-cell>
          <table:table-cell office:value-type="float" office:value="0.024161" calcext:value-type="float">
            <text:p>0.024161</text:p>
          </table:table-cell>
          <table:table-cell office:value-type="float" office:value="0.000428" calcext:value-type="float">
            <text:p>0.000428</text:p>
          </table:table-cell>
          <table:table-cell table:formula="of:=1/[.C65]" office:value-type="float" office:value="41.3890153553247" calcext:value-type="float">
            <text:p>41.3890153553247</text:p>
          </table:table-cell>
          <table:table-cell table:formula="of:=[.E65]/0.73" office:value-type="float" office:value="56.697281308664" calcext:value-type="float">
            <text:p>56.697281308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.7 km/h</text:p>
          </table:table-cell>
          <table:table-cell office:value-type="float" office:value="0.020756" calcext:value-type="float">
            <text:p>0.020756</text:p>
          </table:table-cell>
          <table:table-cell office:value-type="float" office:value="0.023747" calcext:value-type="float">
            <text:p>0.023747</text:p>
          </table:table-cell>
          <table:table-cell office:value-type="float" office:value="0.000414" calcext:value-type="float">
            <text:p>0.000414</text:p>
          </table:table-cell>
          <table:table-cell table:formula="of:=1/[.C66]" office:value-type="float" office:value="42.1105823893545" calcext:value-type="float">
            <text:p>42.1105823893545</text:p>
          </table:table-cell>
          <table:table-cell table:formula="of:=[.E66]/0.73" office:value-type="float" office:value="57.6857293004855" calcext:value-type="float">
            <text:p>57.6857293004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7 km/h</text:p>
          </table:table-cell>
          <table:table-cell office:value-type="float" office:value="0.020446" calcext:value-type="float">
            <text:p>0.020446</text:p>
          </table:table-cell>
          <table:table-cell office:value-type="float" office:value="0.023348" calcext:value-type="float">
            <text:p>0.023348</text:p>
          </table:table-cell>
          <table:table-cell office:value-type="float" office:value="0.0004" calcext:value-type="float">
            <text:p>0.0004</text:p>
          </table:table-cell>
          <table:table-cell table:formula="of:=1/[.C67]" office:value-type="float" office:value="42.8302210039404" calcext:value-type="float">
            <text:p>42.8302210039404</text:p>
          </table:table-cell>
          <table:table-cell table:formula="of:=[.E67]/0.73" office:value-type="float" office:value="58.6715356218362" calcext:value-type="float">
            <text:p>58.6715356218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.7 km/h</text:p>
          </table:table-cell>
          <table:table-cell office:value-type="float" office:value="0.020145" calcext:value-type="float">
            <text:p>0.020145</text:p>
          </table:table-cell>
          <table:table-cell office:value-type="float" office:value="0.022961" calcext:value-type="float">
            <text:p>0.022961</text:p>
          </table:table-cell>
          <table:table-cell office:value-type="float" office:value="0.000386" calcext:value-type="float">
            <text:p>0.000386</text:p>
          </table:table-cell>
          <table:table-cell table:formula="of:=1/[.C68]" office:value-type="float" office:value="43.5521100997343" calcext:value-type="float">
            <text:p>43.5521100997343</text:p>
          </table:table-cell>
          <table:table-cell table:formula="of:=[.E68]/0.73" office:value-type="float" office:value="59.6604247941566" calcext:value-type="float">
            <text:p>59.6604247941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.6 km/h</text:p>
          </table:table-cell>
          <table:table-cell office:value-type="float" office:value="0.019853" calcext:value-type="float">
            <text:p>0.019853</text:p>
          </table:table-cell>
          <table:table-cell office:value-type="float" office:value="0.022587" calcext:value-type="float">
            <text:p>0.022587</text:p>
          </table:table-cell>
          <table:table-cell office:value-type="float" office:value="0.000374" calcext:value-type="float">
            <text:p>0.000374</text:p>
          </table:table-cell>
          <table:table-cell table:formula="of:=1/[.C69]" office:value-type="float" office:value="44.2732545269403" calcext:value-type="float">
            <text:p>44.2732545269403</text:p>
          </table:table-cell>
          <table:table-cell table:formula="of:=[.E69]/0.73" office:value-type="float" office:value="60.6482938725209" calcext:value-type="float">
            <text:p>60.6482938725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.6 km/h</text:p>
          </table:table-cell>
          <table:table-cell office:value-type="float" office:value="0.019569" calcext:value-type="float">
            <text:p>0.019569</text:p>
          </table:table-cell>
          <table:table-cell office:value-type="float" office:value="0.022226" calcext:value-type="float">
            <text:p>0.022226</text:p>
          </table:table-cell>
          <table:table-cell office:value-type="float" office:value="0.000362" calcext:value-type="float">
            <text:p>0.000362</text:p>
          </table:table-cell>
          <table:table-cell table:formula="of:=1/[.C70]" office:value-type="float" office:value="44.992351300279" calcext:value-type="float">
            <text:p>44.992351300279</text:p>
          </table:table-cell>
          <table:table-cell table:formula="of:=[.E70]/0.73" office:value-type="float" office:value="61.6333579455876" calcext:value-type="float">
            <text:p>61.6333579455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.6 km/h</text:p>
          </table:table-cell>
          <table:table-cell office:value-type="float" office:value="0.019294" calcext:value-type="float">
            <text:p>0.019294</text:p>
          </table:table-cell>
          <table:table-cell office:value-type="float" office:value="0.021875" calcext:value-type="float">
            <text:p>0.021875</text:p>
          </table:table-cell>
          <table:table-cell office:value-type="float" office:value="0.00035" calcext:value-type="float">
            <text:p>0.00035</text:p>
          </table:table-cell>
          <table:table-cell table:formula="of:=1/[.C71]" office:value-type="float" office:value="45.7142857142857" calcext:value-type="float">
            <text:p>45.7142857142857</text:p>
          </table:table-cell>
          <table:table-cell table:formula="of:=[.E71]/0.73" office:value-type="float" office:value="62.6223091976517" calcext:value-type="float">
            <text:p>62.6223091976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3.6 km/h</text:p>
          </table:table-cell>
          <table:table-cell office:value-type="float" office:value="0.019026" calcext:value-type="float">
            <text:p>0.019026</text:p>
          </table:table-cell>
          <table:table-cell office:value-type="float" office:value="0.021536" calcext:value-type="float">
            <text:p>0.021536</text:p>
          </table:table-cell>
          <table:table-cell office:value-type="float" office:value="0.00034" calcext:value-type="float">
            <text:p>0.00034</text:p>
          </table:table-cell>
          <table:table-cell table:formula="of:=1/[.C72]" office:value-type="float" office:value="46.4338781575037" calcext:value-type="float">
            <text:p>46.4338781575037</text:p>
          </table:table-cell>
          <table:table-cell table:formula="of:=[.E72]/0.73" office:value-type="float" office:value="63.608052270553" calcext:value-type="float">
            <text:p>63.608052270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.6 km/h</text:p>
          </table:table-cell>
          <table:table-cell office:value-type="float" office:value="0.018765" calcext:value-type="float">
            <text:p>0.018765</text:p>
          </table:table-cell>
          <table:table-cell office:value-type="float" office:value="0.021206" calcext:value-type="float">
            <text:p>0.021206</text:p>
          </table:table-cell>
          <table:table-cell office:value-type="float" office:value="0.000329" calcext:value-type="float">
            <text:p>0.000329</text:p>
          </table:table-cell>
          <table:table-cell table:formula="of:=1/[.C73]" office:value-type="float" office:value="47.1564651513723" calcext:value-type="float">
            <text:p>47.1564651513723</text:p>
          </table:table-cell>
          <table:table-cell table:formula="of:=[.E73]/0.73" office:value-type="float" office:value="64.5978974676332" calcext:value-type="float">
            <text:p>64.5978974676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5.6 km/h</text:p>
          </table:table-cell>
          <table:table-cell office:value-type="float" office:value="0.018512" calcext:value-type="float">
            <text:p>0.018512</text:p>
          </table:table-cell>
          <table:table-cell office:value-type="float" office:value="0.020887" calcext:value-type="float">
            <text:p>0.020887</text:p>
          </table:table-cell>
          <table:table-cell office:value-type="float" office:value="0.000319" calcext:value-type="float">
            <text:p>0.000319</text:p>
          </table:table-cell>
          <table:table-cell table:formula="of:=1/[.C74]" office:value-type="float" office:value="47.8766696988558" calcext:value-type="float">
            <text:p>47.8766696988558</text:p>
          </table:table-cell>
          <table:table-cell table:formula="of:=[.E74]/0.73" office:value-type="float" office:value="65.5844790395284" calcext:value-type="float">
            <text:p>65.5844790395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.6 km/h</text:p>
          </table:table-cell>
          <table:table-cell office:value-type="float" office:value="0.018265" calcext:value-type="float">
            <text:p>0.018265</text:p>
          </table:table-cell>
          <table:table-cell office:value-type="float" office:value="0.020577" calcext:value-type="float">
            <text:p>0.020577</text:p>
          </table:table-cell>
          <table:table-cell office:value-type="float" office:value="0.00031" calcext:value-type="float">
            <text:p>0.00031</text:p>
          </table:table-cell>
          <table:table-cell table:formula="of:=1/[.C75]" office:value-type="float" office:value="48.5979491665452" calcext:value-type="float">
            <text:p>48.5979491665452</text:p>
          </table:table-cell>
          <table:table-cell table:formula="of:=[.E75]/0.73" office:value-type="float" office:value="66.5725331048564" calcext:value-type="float">
            <text:p>66.5725331048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.6 km/h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20277" calcext:value-type="float">
            <text:p>0.020277</text:p>
          </table:table-cell>
          <table:table-cell office:value-type="float" office:value="0.000301" calcext:value-type="float">
            <text:p>0.000301</text:p>
          </table:table-cell>
          <table:table-cell table:formula="of:=1/[.C76]" office:value-type="float" office:value="49.3169601025793" calcext:value-type="float">
            <text:p>49.3169601025793</text:p>
          </table:table-cell>
          <table:table-cell table:formula="of:=[.E76]/0.73" office:value-type="float" office:value="67.5574795925744" calcext:value-type="float">
            <text:p>67.5574795925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8.5 km/h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19984" calcext:value-type="float">
            <text:p>0.019984</text:p>
          </table:table-cell>
          <table:table-cell office:value-type="float" office:value="0.000292" calcext:value-type="float">
            <text:p>0.000292</text:p>
          </table:table-cell>
          <table:table-cell table:formula="of:=1/[.C77]" office:value-type="float" office:value="50.0400320256205" calcext:value-type="float">
            <text:p>50.0400320256205</text:p>
          </table:table-cell>
          <table:table-cell table:formula="of:=[.E77]/0.73" office:value-type="float" office:value="68.5479890761925" calcext:value-type="float">
            <text:p>68.5479890761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9.5 km/h</text:p>
          </table:table-cell>
          <table:table-cell office:value-type="float" office:value="0.017562" calcext:value-type="float">
            <text:p>0.017562</text:p>
          </table:table-cell>
          <table:table-cell office:value-type="float" office:value="0.019701" calcext:value-type="float">
            <text:p>0.019701</text:p>
          </table:table-cell>
          <table:table-cell office:value-type="float" office:value="0.000284" calcext:value-type="float">
            <text:p>0.000284</text:p>
          </table:table-cell>
          <table:table-cell table:formula="of:=1/[.C78]" office:value-type="float" office:value="50.758844728694" calcext:value-type="float">
            <text:p>50.758844728694</text:p>
          </table:table-cell>
          <table:table-cell table:formula="of:=[.E78]/0.73" office:value-type="float" office:value="69.5326640119096" calcext:value-type="float">
            <text:p>69.5326640119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.5 km/h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00276" calcext:value-type="float">
            <text:p>0.000276</text:p>
          </table:table-cell>
          <table:table-cell table:formula="of:=1/[.C79]" office:value-type="float" office:value="51.4800514800515" calcext:value-type="float">
            <text:p>51.4800514800515</text:p>
          </table:table-cell>
          <table:table-cell table:formula="of:=[.E79]/0.73" office:value-type="float" office:value="70.520618465824" calcext:value-type="float">
            <text:p>70.520618465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.5 km/h</text:p>
          </table:table-cell>
          <table:table-cell office:value-type="float" office:value="0.017123" calcext:value-type="float">
            <text:p>0.017123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0.000268" calcext:value-type="float">
            <text:p>0.000268</text:p>
          </table:table-cell>
          <table:table-cell table:formula="of:=1/[.C80]" office:value-type="float" office:value="52.2002401211046" calcext:value-type="float">
            <text:p>52.2002401211046</text:p>
          </table:table-cell>
          <table:table-cell table:formula="of:=[.E80]/0.73" office:value-type="float" office:value="71.5071782480884" calcext:value-type="float">
            <text:p>71.5071782480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2.5 km/h</text:p>
          </table:table-cell>
          <table:table-cell office:value-type="float" office:value="0.016912" calcext:value-type="float">
            <text:p>0.016912</text:p>
          </table:table-cell>
          <table:table-cell office:value-type="float" office:value="0.018896" calcext:value-type="float">
            <text:p>0.018896</text:p>
          </table:table-cell>
          <table:table-cell office:value-type="float" office:value="0.000261" calcext:value-type="float">
            <text:p>0.000261</text:p>
          </table:table-cell>
          <table:table-cell table:formula="of:=1/[.C81]" office:value-type="float" office:value="52.9212531752752" calcext:value-type="float">
            <text:p>52.9212531752752</text:p>
          </table:table-cell>
          <table:table-cell table:formula="of:=[.E81]/0.73" office:value-type="float" office:value="72.4948673633907" calcext:value-type="float">
            <text:p>72.4948673633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3.5 km/h</text:p>
          </table:table-cell>
          <table:table-cell office:value-type="float" office:value="0.016706" calcext:value-type="float">
            <text:p>0.016706</text:p>
          </table:table-cell>
          <table:table-cell office:value-type="float" office:value="0.018642" calcext:value-type="float">
            <text:p>0.018642</text:p>
          </table:table-cell>
          <table:table-cell office:value-type="float" office:value="0.000254" calcext:value-type="float">
            <text:p>0.000254</text:p>
          </table:table-cell>
          <table:table-cell table:formula="of:=1/[.C82]" office:value-type="float" office:value="53.642313056539" calcext:value-type="float">
            <text:p>53.642313056539</text:p>
          </table:table-cell>
          <table:table-cell table:formula="of:=[.E82]/0.73" office:value-type="float" office:value="73.4826206253959" calcext:value-type="float">
            <text:p>73.4826206253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.5 km/h</text:p>
          </table:table-cell>
          <table:table-cell office:value-type="float" office:value="0.016504" calcext:value-type="float">
            <text:p>0.016504</text:p>
          </table:table-cell>
          <table:table-cell office:value-type="float" office:value="0.018395" calcext:value-type="float">
            <text:p>0.018395</text:p>
          </table:table-cell>
          <table:table-cell office:value-type="float" office:value="0.000247" calcext:value-type="float">
            <text:p>0.000247</text:p>
          </table:table-cell>
          <table:table-cell table:formula="of:=1/[.C83]" office:value-type="float" office:value="54.3625985322098" calcext:value-type="float">
            <text:p>54.3625985322098</text:p>
          </table:table-cell>
          <table:table-cell table:formula="of:=[.E83]/0.73" office:value-type="float" office:value="74.4693130578217" calcext:value-type="float">
            <text:p>74.4693130578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.5 km/h</text:p>
          </table:table-cell>
          <table:table-cell office:value-type="float" office:value="0.016308" calcext:value-type="float">
            <text:p>0.016308</text:p>
          </table:table-cell>
          <table:table-cell office:value-type="float" office:value="0.018154" calcext:value-type="float">
            <text:p>0.018154</text:p>
          </table:table-cell>
          <table:table-cell office:value-type="float" office:value="0.000241" calcext:value-type="float">
            <text:p>0.000241</text:p>
          </table:table-cell>
          <table:table-cell table:formula="of:=1/[.C84]" office:value-type="float" office:value="55.0842789467886" calcext:value-type="float">
            <text:p>55.0842789467886</text:p>
          </table:table-cell>
          <table:table-cell table:formula="of:=[.E84]/0.73" office:value-type="float" office:value="75.4579163654638" calcext:value-type="float">
            <text:p>75.4579163654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.4 km/h</text:p>
          </table:table-cell>
          <table:table-cell office:value-type="float" office:value="0.016116" calcext:value-type="float">
            <text:p>0.016116</text:p>
          </table:table-cell>
          <table:table-cell office:value-type="float" office:value="0.017919" calcext:value-type="float">
            <text:p>0.017919</text:p>
          </table:table-cell>
          <table:table-cell office:value-type="float" office:value="0.000234" calcext:value-type="float">
            <text:p>0.000234</text:p>
          </table:table-cell>
          <table:table-cell table:formula="of:=1/[.C85]" office:value-type="float" office:value="55.8066856409398" calcext:value-type="float">
            <text:p>55.8066856409398</text:p>
          </table:table-cell>
          <table:table-cell table:formula="of:=[.E85]/0.73" office:value-type="float" office:value="76.4475145766298" calcext:value-type="float">
            <text:p>76.4475145766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.4 km/h</text:p>
          </table:table-cell>
          <table:table-cell office:value-type="float" office:value="0.015929" calcext:value-type="float">
            <text:p>0.015929</text:p>
          </table:table-cell>
          <table:table-cell office:value-type="float" office:value="0.017708" calcext:value-type="float">
            <text:p>0.017708</text:p>
          </table:table-cell>
          <table:table-cell office:value-type="float" office:value="0.000211" calcext:value-type="float">
            <text:p>0.000211</text:p>
          </table:table-cell>
          <table:table-cell table:formula="of:=1/[.C86]" office:value-type="float" office:value="56.471651231082" calcext:value-type="float">
            <text:p>56.471651231082</text:p>
          </table:table-cell>
          <table:table-cell table:formula="of:=[.E86]/0.73" office:value-type="float" office:value="77.358426343948" calcext:value-type="float">
            <text:p>77.3584263439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.2 km/h</text:p>
          </table:table-cell>
          <table:table-cell office:value-type="float" office:value="0.015746" calcext:value-type="float">
            <text:p>0.015746</text:p>
          </table:table-cell>
          <table:table-cell office:value-type="float" office:value="0.017526" calcext:value-type="float">
            <text:p>0.017526</text:p>
          </table:table-cell>
          <table:table-cell office:value-type="float" office:value="0.000182" calcext:value-type="float">
            <text:p>0.000182</text:p>
          </table:table-cell>
          <table:table-cell table:formula="of:=1/[.C87]" office:value-type="float" office:value="57.058085130663" calcext:value-type="float">
            <text:p>57.058085130663</text:p>
          </table:table-cell>
          <table:table-cell table:formula="of:=[.E87]/0.73" office:value-type="float" office:value="78.161760452963" calcext:value-type="float">
            <text:p>78.1617604529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9.0 km/h</text:p>
          </table:table-cell>
          <table:table-cell office:value-type="float" office:value="0.015567" calcext:value-type="float">
            <text:p>0.015567</text:p>
          </table:table-cell>
          <table:table-cell office:value-type="float" office:value="0.017348" calcext:value-type="float">
            <text:p>0.017348</text:p>
          </table:table-cell>
          <table:table-cell office:value-type="float" office:value="0.000178" calcext:value-type="float">
            <text:p>0.000178</text:p>
          </table:table-cell>
          <table:table-cell table:formula="of:=1/[.C88]" office:value-type="float" office:value="57.6435323956652" calcext:value-type="float">
            <text:p>57.6435323956652</text:p>
          </table:table-cell>
          <table:table-cell table:formula="of:=[.E88]/0.73" office:value-type="float" office:value="78.9637430077606" calcext:value-type="float">
            <text:p>78.9637430077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9.8 km/h</text:p>
          </table:table-cell>
          <table:table-cell office:value-type="float" office:value="0.015392" calcext:value-type="float">
            <text:p>0.015392</text:p>
          </table:table-cell>
          <table:table-cell office:value-type="float" office:value="0.017173" calcext:value-type="float">
            <text:p>0.017173</text:p>
          </table:table-cell>
          <table:table-cell office:value-type="float" office:value="0.000175" calcext:value-type="float">
            <text:p>0.000175</text:p>
          </table:table-cell>
          <table:table-cell table:formula="of:=1/[.C89]" office:value-type="float" office:value="58.230943923601" calcext:value-type="float">
            <text:p>58.230943923601</text:p>
          </table:table-cell>
          <table:table-cell table:formula="of:=[.E89]/0.73" office:value-type="float" office:value="79.7684163337" calcext:value-type="float">
            <text:p>79.7684163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.6 km/h</text:p>
          </table:table-cell>
          <table:table-cell office:value-type="float" office:value="0.015221" calcext:value-type="float">
            <text:p>0.015221</text:p>
          </table:table-cell>
          <table:table-cell office:value-type="float" office:value="0.017002" calcext:value-type="float">
            <text:p>0.017002</text:p>
          </table:table-cell>
          <table:table-cell office:value-type="float" office:value="0.000171" calcext:value-type="float">
            <text:p>0.000171</text:p>
          </table:table-cell>
          <table:table-cell table:formula="of:=1/[.C90]" office:value-type="float" office:value="58.8166098106105" calcext:value-type="float">
            <text:p>58.8166098106105</text:p>
          </table:table-cell>
          <table:table-cell table:formula="of:=[.E90]/0.73" office:value-type="float" office:value="80.5706983706993" calcext:value-type="float">
            <text:p>80.5706983706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1.4 km/h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16834" calcext:value-type="float">
            <text:p>0.016834</text:p>
          </table:table-cell>
          <table:table-cell office:value-type="float" office:value="0.000168" calcext:value-type="float">
            <text:p>0.000168</text:p>
          </table:table-cell>
          <table:table-cell table:formula="of:=1/[.C91]" office:value-type="float" office:value="59.4035879767138" calcext:value-type="float">
            <text:p>59.4035879767138</text:p>
          </table:table-cell>
          <table:table-cell table:formula="of:=[.E91]/0.73" office:value-type="float" office:value="81.3747780502929" calcext:value-type="float">
            <text:p>81.3747780502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.2 km/h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6669" calcext:value-type="float">
            <text:p>0.016669</text:p>
          </table:table-cell>
          <table:table-cell office:value-type="float" office:value="0.000165" calcext:value-type="float">
            <text:p>0.000165</text:p>
          </table:table-cell>
          <table:table-cell table:formula="of:=1/[.C92]" office:value-type="float" office:value="59.9916011758354" calcext:value-type="float">
            <text:p>59.9916011758354</text:p>
          </table:table-cell>
          <table:table-cell table:formula="of:=[.E92]/0.73" office:value-type="float" office:value="82.1802755833361" calcext:value-type="float">
            <text:p>82.1802755833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3.0 km/h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6508" calcext:value-type="float">
            <text:p>0.016508</text:p>
          </table:table-cell>
          <table:table-cell office:value-type="float" office:value="0.000161" calcext:value-type="float">
            <text:p>0.000161</text:p>
          </table:table-cell>
          <table:table-cell table:formula="of:=1/[.C93]" office:value-type="float" office:value="60.5766900896535" calcext:value-type="float">
            <text:p>60.5766900896535</text:p>
          </table:table-cell>
          <table:table-cell table:formula="of:=[.E93]/0.73" office:value-type="float" office:value="82.9817672461007" calcext:value-type="float">
            <text:p>82.9817672461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3.8 km/h</text:p>
          </table:table-cell>
          <table:table-cell office:value-type="float" office:value="0.014573" calcext:value-type="float">
            <text:p>0.014573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00158" calcext:value-type="float">
            <text:p>0.000158</text:p>
          </table:table-cell>
          <table:table-cell table:formula="of:=1/[.C94]" office:value-type="float" office:value="61.1620795107034" calcext:value-type="float">
            <text:p>61.1620795107034</text:p>
          </table:table-cell>
          <table:table-cell table:formula="of:=[.E94]/0.73" office:value-type="float" office:value="83.7836705626074" calcext:value-type="float">
            <text:p>83.7836705626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.6 km/h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6194" calcext:value-type="float">
            <text:p>0.016194</text:p>
          </table:table-cell>
          <table:table-cell office:value-type="float" office:value="0.000155" calcext:value-type="float">
            <text:p>0.000155</text:p>
          </table:table-cell>
          <table:table-cell table:formula="of:=1/[.C95]" office:value-type="float" office:value="61.751265900951" calcext:value-type="float">
            <text:p>61.751265900951</text:p>
          </table:table-cell>
          <table:table-cell table:formula="of:=[.E95]/0.73" office:value-type="float" office:value="84.5907752067822" calcext:value-type="float">
            <text:p>84.59077520678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.4 km/h</text:p>
          </table:table-cell>
          <table:table-cell office:value-type="float" office:value="0.014269" calcext:value-type="float">
            <text:p>0.014269</text:p>
          </table:table-cell>
          <table:table-cell office:value-type="float" office:value="0.016042" calcext:value-type="float">
            <text:p>0.016042</text:p>
          </table:table-cell>
          <table:table-cell office:value-type="float" office:value="0.000152" calcext:value-type="float">
            <text:p>0.000152</text:p>
          </table:table-cell>
          <table:table-cell table:formula="of:=1/[.C96]" office:value-type="float" office:value="62.3363670365291" calcext:value-type="float">
            <text:p>62.3363670365291</text:p>
          </table:table-cell>
          <table:table-cell table:formula="of:=[.E96]/0.73" office:value-type="float" office:value="85.3922836116837" calcext:value-type="float">
            <text:p>85.3922836116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.2 km/h</text:p>
          </table:table-cell>
          <table:table-cell office:value-type="float" office:value="0.014122" calcext:value-type="float">
            <text:p>0.014122</text:p>
          </table:table-cell>
          <table:table-cell office:value-type="float" office:value="0.015892" calcext:value-type="float">
            <text:p>0.015892</text:p>
          </table:table-cell>
          <table:table-cell office:value-type="float" office:value="0.00015" calcext:value-type="float">
            <text:p>0.00015</text:p>
          </table:table-cell>
          <table:table-cell table:formula="of:=1/[.C97]" office:value-type="float" office:value="62.9247420085578" calcext:value-type="float">
            <text:p>62.9247420085578</text:p>
          </table:table-cell>
          <table:table-cell table:formula="of:=[.E97]/0.73" office:value-type="float" office:value="86.1982767240517" calcext:value-type="float">
            <text:p>86.1982767240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7.0 km/h</text:p>
          </table:table-cell>
          <table:table-cell office:value-type="float" office:value="0.013978" calcext:value-type="float">
            <text:p>0.013978</text:p>
          </table:table-cell>
          <table:table-cell office:value-type="float" office:value="0.015746" calcext:value-type="float">
            <text:p>0.015746</text:p>
          </table:table-cell>
          <table:table-cell office:value-type="float" office:value="0.000147" calcext:value-type="float">
            <text:p>0.000147</text:p>
          </table:table-cell>
          <table:table-cell table:formula="of:=1/[.C98]" office:value-type="float" office:value="63.5081925568398" calcext:value-type="float">
            <text:p>63.5081925568398</text:p>
          </table:table-cell>
          <table:table-cell table:formula="of:=[.E98]/0.73" office:value-type="float" office:value="86.9975240504655" calcext:value-type="float">
            <text:p>86.9975240504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7.8 km/h</text:p>
          </table:table-cell>
          <table:table-cell office:value-type="float" office:value="0.013837" calcext:value-type="float">
            <text:p>0.013837</text:p>
          </table:table-cell>
          <table:table-cell office:value-type="float" office:value="0.015602" calcext:value-type="float">
            <text:p>0.015602</text:p>
          </table:table-cell>
          <table:table-cell office:value-type="float" office:value="0.000144" calcext:value-type="float">
            <text:p>0.000144</text:p>
          </table:table-cell>
          <table:table-cell table:formula="of:=1/[.C99]" office:value-type="float" office:value="64.0943468786053" calcext:value-type="float">
            <text:p>64.0943468786053</text:p>
          </table:table-cell>
          <table:table-cell table:formula="of:=[.E99]/0.73" office:value-type="float" office:value="87.8004751761717" calcext:value-type="float">
            <text:p>87.8004751761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.6 km/h</text:p>
          </table:table-cell>
          <table:table-cell office:value-type="float" office:value="0.013699" calcext:value-type="float">
            <text:p>0.013699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00141" calcext:value-type="float">
            <text:p>0.000141</text:p>
          </table:table-cell>
          <table:table-cell table:formula="of:=1/[.C100]" office:value-type="float" office:value="64.6830530401035" calcext:value-type="float">
            <text:p>64.6830530401035</text:p>
          </table:table-cell>
          <table:table-cell table:formula="of:=[.E100]/0.73" office:value-type="float" office:value="88.6069219727445" calcext:value-type="float">
            <text:p>88.6069219727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.4 km/h</text:p>
          </table:table-cell>
          <table:table-cell office:value-type="float" office:value="0.013563" calcext:value-type="float">
            <text:p>0.013563</text:p>
          </table:table-cell>
          <table:table-cell office:value-type="float" office:value="0.015321" calcext:value-type="float">
            <text:p>0.015321</text:p>
          </table:table-cell>
          <table:table-cell office:value-type="float" office:value="0.000139" calcext:value-type="float">
            <text:p>0.000139</text:p>
          </table:table-cell>
          <table:table-cell table:formula="of:=1/[.C101]" office:value-type="float" office:value="65.269890999282" calcext:value-type="float">
            <text:p>65.269890999282</text:p>
          </table:table-cell>
          <table:table-cell table:formula="of:=[.E101]/0.73" office:value-type="float" office:value="89.4108095880576" calcext:value-type="float">
            <text:p>89.4108095880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.2 km/h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5185" calcext:value-type="float">
            <text:p>0.015185</text:p>
          </table:table-cell>
          <table:table-cell office:value-type="float" office:value="0.000136" calcext:value-type="float">
            <text:p>0.000136</text:p>
          </table:table-cell>
          <table:table-cell table:formula="of:=1/[.C102]" office:value-type="float" office:value="65.8544616397761" calcext:value-type="float">
            <text:p>65.8544616397761</text:p>
          </table:table-cell>
          <table:table-cell table:formula="of:=[.E102]/0.73" office:value-type="float" office:value="90.2115912873645" calcext:value-type="float">
            <text:p>90.2115912873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1.0 km/h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5051" calcext:value-type="float">
            <text:p>0.015051</text:p>
          </table:table-cell>
          <table:table-cell office:value-type="float" office:value="0.000134" calcext:value-type="float">
            <text:p>0.000134</text:p>
          </table:table-cell>
          <table:table-cell table:formula="of:=1/[.C103]" office:value-type="float" office:value="66.4407680552787" calcext:value-type="float">
            <text:p>66.4407680552787</text:p>
          </table:table-cell>
          <table:table-cell table:formula="of:=[.E103]/0.73" office:value-type="float" office:value="91.0147507606558" calcext:value-type="float">
            <text:p>91.01475076065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1.8 km/h</text:p>
          </table:table-cell>
          <table:table-cell office:value-type="float" office:value="0.013172" calcext:value-type="float">
            <text:p>0.013172</text:p>
          </table:table-cell>
          <table:table-cell office:value-type="float" office:value="0.014919" calcext:value-type="float">
            <text:p>0.014919</text:p>
          </table:table-cell>
          <table:table-cell office:value-type="float" office:value="0.000132" calcext:value-type="float">
            <text:p>0.000132</text:p>
          </table:table-cell>
          <table:table-cell table:formula="of:=1/[.C104]" office:value-type="float" office:value="67.0286212212615" calcext:value-type="float">
            <text:p>67.0286212212615</text:p>
          </table:table-cell>
          <table:table-cell table:formula="of:=[.E104]/0.73" office:value-type="float" office:value="91.8200290702212" calcext:value-type="float">
            <text:p>91.8200290702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2.6 km/h</text:p>
          </table:table-cell>
          <table:table-cell office:value-type="float" office:value="0.013046" calcext:value-type="float">
            <text:p>0.013046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00129" calcext:value-type="float">
            <text:p>0.000129</text:p>
          </table:table-cell>
          <table:table-cell table:formula="of:=1/[.C105]" office:value-type="float" office:value="67.6132521974307" calcext:value-type="float">
            <text:p>67.6132521974307</text:p>
          </table:table-cell>
          <table:table-cell table:formula="of:=[.E105]/0.73" office:value-type="float" office:value="92.6208934211379" calcext:value-type="float">
            <text:p>92.6208934211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3.4 km/h</text:p>
          </table:table-cell>
          <table:table-cell office:value-type="float" office:value="0.012923" calcext:value-type="float">
            <text:p>0.012923</text:p>
          </table:table-cell>
          <table:table-cell office:value-type="float" office:value="0.014662" calcext:value-type="float">
            <text:p>0.014662</text:p>
          </table:table-cell>
          <table:table-cell office:value-type="float" office:value="0.000127" calcext:value-type="float">
            <text:p>0.000127</text:p>
          </table:table-cell>
          <table:table-cell table:formula="of:=1/[.C106]" office:value-type="float" office:value="68.203519301596" calcext:value-type="float">
            <text:p>68.203519301596</text:p>
          </table:table-cell>
          <table:table-cell table:formula="of:=[.E106]/0.73" office:value-type="float" office:value="93.4294784953369" calcext:value-type="float">
            <text:p>93.4294784953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4.2 km/h</text:p>
          </table:table-cell>
          <table:table-cell office:value-type="float" office:value="0.012802" calcext:value-type="float">
            <text:p>0.012802</text:p>
          </table:table-cell>
          <table:table-cell office:value-type="float" office:value="0.014537" calcext:value-type="float">
            <text:p>0.014537</text:p>
          </table:table-cell>
          <table:table-cell office:value-type="float" office:value="0.000125" calcext:value-type="float">
            <text:p>0.000125</text:p>
          </table:table-cell>
          <table:table-cell table:formula="of:=1/[.C107]" office:value-type="float" office:value="68.7899841783036" calcext:value-type="float">
            <text:p>68.7899841783036</text:p>
          </table:table-cell>
          <table:table-cell table:formula="of:=[.E107]/0.73" office:value-type="float" office:value="94.2328550387721" calcext:value-type="float">
            <text:p>94.2328550387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5.0 km/h</text:p>
          </table:table-cell>
          <table:table-cell office:value-type="float" office:value="0.012684" calcext:value-type="float">
            <text:p>0.012684</text:p>
          </table:table-cell>
          <table:table-cell office:value-type="float" office:value="0.014414" calcext:value-type="float">
            <text:p>0.014414</text:p>
          </table:table-cell>
          <table:table-cell office:value-type="float" office:value="0.000123" calcext:value-type="float">
            <text:p>0.000123</text:p>
          </table:table-cell>
          <table:table-cell table:formula="of:=1/[.C108]" office:value-type="float" office:value="69.3769945885944" calcext:value-type="float">
            <text:p>69.3769945885944</text:p>
          </table:table-cell>
          <table:table-cell table:formula="of:=[.E108]/0.73" office:value-type="float" office:value="95.0369788884855" calcext:value-type="float">
            <text:p>95.0369788884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5.8 km/h</text:p>
          </table:table-cell>
          <table:table-cell office:value-type="float" office:value="0.012568" calcext:value-type="float">
            <text:p>0.012568</text:p>
          </table:table-cell>
          <table:table-cell office:value-type="float" office:value="0.014294" calcext:value-type="float">
            <text:p>0.014294</text:p>
          </table:table-cell>
          <table:table-cell office:value-type="float" office:value="0.000121" calcext:value-type="float">
            <text:p>0.000121</text:p>
          </table:table-cell>
          <table:table-cell table:formula="of:=1/[.C109]" office:value-type="float" office:value="69.9594235343501" calcext:value-type="float">
            <text:p>69.9594235343501</text:p>
          </table:table-cell>
          <table:table-cell table:formula="of:=[.E109]/0.73" office:value-type="float" office:value="95.8348267593837" calcext:value-type="float">
            <text:p>95.8348267593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6.6 km/h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0.000119" calcext:value-type="float">
            <text:p>0.000119</text:p>
          </table:table-cell>
          <table:table-cell table:formula="of:=1/[.C110]" office:value-type="float" office:value="70.5467372134039" calcext:value-type="float">
            <text:p>70.5467372134039</text:p>
          </table:table-cell>
          <table:table-cell table:formula="of:=[.E110]/0.73" office:value-type="float" office:value="96.6393660457587" calcext:value-type="float">
            <text:p>96.6393660457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7.4 km/h</text:p>
          </table:table-cell>
          <table:table-cell office:value-type="float" office:value="0.012341" calcext:value-type="float">
            <text:p>0.012341</text:p>
          </table:table-cell>
          <table:table-cell office:value-type="float" office:value="0.014058" calcext:value-type="float">
            <text:p>0.014058</text:p>
          </table:table-cell>
          <table:table-cell office:value-type="float" office:value="0.000117" calcext:value-type="float">
            <text:p>0.000117</text:p>
          </table:table-cell>
          <table:table-cell table:formula="of:=1/[.C111]" office:value-type="float" office:value="71.1338739507754" calcext:value-type="float">
            <text:p>71.1338739507754</text:p>
          </table:table-cell>
          <table:table-cell table:formula="of:=[.E111]/0.73" office:value-type="float" office:value="97.4436629462676" calcext:value-type="float">
            <text:p>97.44366294626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.2 km/h</text:p>
          </table:table-cell>
          <table:table-cell office:value-type="float" office:value="0.012231" calcext:value-type="float">
            <text:p>0.012231</text:p>
          </table:table-cell>
          <table:table-cell office:value-type="float" office:value="0.013943" calcext:value-type="float">
            <text:p>0.013943</text:p>
          </table:table-cell>
          <table:table-cell office:value-type="float" office:value="0.000115" calcext:value-type="float">
            <text:p>0.000115</text:p>
          </table:table-cell>
          <table:table-cell table:formula="of:=1/[.C112]" office:value-type="float" office:value="71.7205766334361" calcext:value-type="float">
            <text:p>71.7205766334361</text:p>
          </table:table-cell>
          <table:table-cell table:formula="of:=[.E112]/0.73" office:value-type="float" office:value="98.2473652512824" calcext:value-type="float">
            <text:p>98.247365251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9.1 km/h</text:p>
          </table:table-cell>
          <table:table-cell office:value-type="float" office:value="0.012123" calcext:value-type="float">
            <text:p>0.012123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0113" calcext:value-type="float">
            <text:p>0.000113</text:p>
          </table:table-cell>
          <table:table-cell table:formula="of:=1/[.C113]" office:value-type="float" office:value="72.3065798987708" calcext:value-type="float">
            <text:p>72.3065798987708</text:p>
          </table:table-cell>
          <table:table-cell table:formula="of:=[.E113]/0.73" office:value-type="float" office:value="99.050109450371" calcext:value-type="float">
            <text:p>99.050109450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9.9 km/h</text:p>
          </table:table-cell>
          <table:table-cell office:value-type="float" office:value="0.012016" calcext:value-type="float">
            <text:p>0.012016</text:p>
          </table:table-cell>
          <table:table-cell office:value-type="float" office:value="0.013718" calcext:value-type="float">
            <text:p>0.013718</text:p>
          </table:table-cell>
          <table:table-cell office:value-type="float" office:value="0.000111" calcext:value-type="float">
            <text:p>0.000111</text:p>
          </table:table-cell>
          <table:table-cell table:formula="of:=1/[.C114]" office:value-type="float" office:value="72.8969237498178" calcext:value-type="float">
            <text:p>72.8969237498178</text:p>
          </table:table-cell>
          <table:table-cell table:formula="of:=[.E114]/0.73" office:value-type="float" office:value="99.8587996572846" calcext:value-type="float">
            <text:p>99.8587996572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.7 km/h</text:p>
          </table:table-cell>
          <table:table-cell office:value-type="float" office:value="0.011912" calcext:value-type="float">
            <text:p>0.011912</text:p>
          </table:table-cell>
          <table:table-cell office:value-type="float" office:value="0.013609" calcext:value-type="float">
            <text:p>0.013609</text:p>
          </table:table-cell>
          <table:table-cell office:value-type="float" office:value="0.00011" calcext:value-type="float">
            <text:p>0.00011</text:p>
          </table:table-cell>
          <table:table-cell table:formula="of:=1/[.C115]" office:value-type="float" office:value="73.4807847747814" calcext:value-type="float">
            <text:p>73.4807847747814</text:p>
          </table:table-cell>
          <table:table-cell table:formula="of:=[.E115]/0.73" office:value-type="float" office:value="100.658609280522" calcext:value-type="float">
            <text:p>100.6586092805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.5 km/h</text:p>
          </table:table-cell>
          <table:table-cell office:value-type="float" office:value="0.011809" calcext:value-type="float">
            <text:p>0.011809</text:p>
          </table:table-cell>
          <table:table-cell office:value-type="float" office:value="0.013501" calcext:value-type="float">
            <text:p>0.013501</text:p>
          </table:table-cell>
          <table:table-cell office:value-type="float" office:value="0.000108" calcext:value-type="float">
            <text:p>0.000108</text:p>
          </table:table-cell>
          <table:table-cell table:formula="of:=1/[.C116]" office:value-type="float" office:value="74.0685875120361" calcext:value-type="float">
            <text:p>74.0685875120361</text:p>
          </table:table-cell>
          <table:table-cell table:formula="of:=[.E116]/0.73" office:value-type="float" office:value="101.463818509639" calcext:value-type="float">
            <text:p>101.463818509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2.3 km/h</text:p>
          </table:table-cell>
          <table:table-cell office:value-type="float" office:value="0.011708" calcext:value-type="float">
            <text:p>0.011708</text:p>
          </table:table-cell>
          <table:table-cell office:value-type="float" office:value="0.013395" calcext:value-type="float">
            <text:p>0.013395</text:p>
          </table:table-cell>
          <table:table-cell office:value-type="float" office:value="0.000106" calcext:value-type="float">
            <text:p>0.000106</text:p>
          </table:table-cell>
          <table:table-cell table:formula="of:=1/[.C117]" office:value-type="float" office:value="74.6547219111609" calcext:value-type="float">
            <text:p>74.6547219111609</text:p>
          </table:table-cell>
          <table:table-cell table:formula="of:=[.E117]/0.73" office:value-type="float" office:value="102.266742344056" calcext:value-type="float">
            <text:p>102.266742344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1 km/h</text:p>
          </table:table-cell>
          <table:table-cell office:value-type="float" office:value="0.011609" calcext:value-type="float">
            <text:p>0.011609</text:p>
          </table:table-cell>
          <table:table-cell office:value-type="float" office:value="0.013291" calcext:value-type="float">
            <text:p>0.013291</text:p>
          </table:table-cell>
          <table:table-cell office:value-type="float" office:value="0.000104" calcext:value-type="float">
            <text:p>0.000104</text:p>
          </table:table-cell>
          <table:table-cell table:formula="of:=1/[.C118]" office:value-type="float" office:value="75.2388834549695" calcext:value-type="float">
            <text:p>75.2388834549695</text:p>
          </table:table-cell>
          <table:table-cell table:formula="of:=[.E118]/0.73" office:value-type="float" office:value="103.066963636945" calcext:value-type="float">
            <text:p>103.0669636369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9 km/h</text:p>
          </table:table-cell>
          <table:table-cell office:value-type="float" office:value="0.011511" calcext:value-type="float">
            <text:p>0.011511</text:p>
          </table:table-cell>
          <table:table-cell office:value-type="float" office:value="0.013188" calcext:value-type="float">
            <text:p>0.013188</text:p>
          </table:table-cell>
          <table:table-cell office:value-type="float" office:value="0.000103" calcext:value-type="float">
            <text:p>0.000103</text:p>
          </table:table-cell>
          <table:table-cell table:formula="of:=1/[.C119]" office:value-type="float" office:value="75.8265089475281" calcext:value-type="float">
            <text:p>75.8265089475281</text:p>
          </table:table-cell>
          <table:table-cell table:formula="of:=[.E119]/0.73" office:value-type="float" office:value="103.871930065107" calcext:value-type="float">
            <text:p>103.871930065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4.7 km/h</text:p>
          </table:table-cell>
          <table:table-cell office:value-type="float" office:value="0.011416" calcext:value-type="float">
            <text:p>0.011416</text:p>
          </table:table-cell>
          <table:table-cell office:value-type="float" office:value="0.013087" calcext:value-type="float">
            <text:p>0.013087</text:p>
          </table:table-cell>
          <table:table-cell office:value-type="float" office:value="0.000101" calcext:value-type="float">
            <text:p>0.000101</text:p>
          </table:table-cell>
          <table:table-cell table:formula="of:=1/[.C120]" office:value-type="float" office:value="76.4117062734011" calcext:value-type="float">
            <text:p>76.4117062734011</text:p>
          </table:table-cell>
          <table:table-cell table:formula="of:=[.E120]/0.73" office:value-type="float" office:value="104.673570237536" calcext:value-type="float">
            <text:p>104.673570237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5.5 km/h</text:p>
          </table:table-cell>
          <table:table-cell office:value-type="float" office:value="0.011321" calcext:value-type="float">
            <text:p>0.011321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001" calcext:value-type="float">
            <text:p>0.0001</text:p>
          </table:table-cell>
          <table:table-cell table:formula="of:=1/[.C121]" office:value-type="float" office:value="77.000077000077" calcext:value-type="float">
            <text:p>77.000077000077</text:p>
          </table:table-cell>
          <table:table-cell table:formula="of:=[.E121]/0.73" office:value-type="float" office:value="105.479557534352" calcext:value-type="float">
            <text:p>105.479557534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6.3 km/h</text:p>
          </table:table-cell>
          <table:table-cell office:value-type="float" office:value="0.011228" calcext:value-type="float">
            <text:p>0.011228</text:p>
          </table:table-cell>
          <table:table-cell office:value-type="float" office:value="0.012889" calcext:value-type="float">
            <text:p>0.012889</text:p>
          </table:table-cell>
          <table:table-cell office:value-type="float" office:value="0.000098" calcext:value-type="float">
            <text:p>9.8E-05</text:p>
          </table:table-cell>
          <table:table-cell table:formula="of:=1/[.C122]" office:value-type="float" office:value="77.5855380557064" calcext:value-type="float">
            <text:p>77.5855380557064</text:p>
          </table:table-cell>
          <table:table-cell table:formula="of:=[.E122]/0.73" office:value-type="float" office:value="106.28155898042" calcext:value-type="float">
            <text:p>106.28155898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7.1 km/h</text:p>
          </table:table-cell>
          <table:table-cell office:value-type="float" office:value="0.011137" calcext:value-type="float">
            <text:p>0.011137</text:p>
          </table:table-cell>
          <table:table-cell office:value-type="float" office:value="0.012792" calcext:value-type="float">
            <text:p>0.012792</text:p>
          </table:table-cell>
          <table:table-cell office:value-type="float" office:value="0.000097" calcext:value-type="float">
            <text:p>9.7E-05</text:p>
          </table:table-cell>
          <table:table-cell table:formula="of:=1/[.C123]" office:value-type="float" office:value="78.1738586616635" calcext:value-type="float">
            <text:p>78.1738586616635</text:p>
          </table:table-cell>
          <table:table-cell table:formula="of:=[.E123]/0.73" office:value-type="float" office:value="107.087477618717" calcext:value-type="float">
            <text:p>107.087477618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7.9 km/h</text:p>
          </table:table-cell>
          <table:table-cell office:value-type="float" office:value="0.011047" calcext:value-type="float">
            <text:p>0.011047</text:p>
          </table:table-cell>
          <table:table-cell office:value-type="float" office:value="0.012697" calcext:value-type="float">
            <text:p>0.012697</text:p>
          </table:table-cell>
          <table:table-cell office:value-type="float" office:value="0.000095" calcext:value-type="float">
            <text:p>9.5E-05</text:p>
          </table:table-cell>
          <table:table-cell table:formula="of:=1/[.C124]" office:value-type="float" office:value="78.7587619122627" calcext:value-type="float">
            <text:p>78.7587619122627</text:p>
          </table:table-cell>
          <table:table-cell table:formula="of:=[.E124]/0.73" office:value-type="float" office:value="107.888714948305" calcext:value-type="float">
            <text:p>107.888714948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8.7 km/h</text:p>
          </table:table-cell>
          <table:table-cell office:value-type="float" office:value="0.010959" calcext:value-type="float">
            <text:p>0.010959</text:p>
          </table:table-cell>
          <table:table-cell office:value-type="float" office:value="0.012603" calcext:value-type="float">
            <text:p>0.012603</text:p>
          </table:table-cell>
          <table:table-cell office:value-type="float" office:value="0.000094" calcext:value-type="float">
            <text:p>9.4E-05</text:p>
          </table:table-cell>
          <table:table-cell table:formula="of:=1/[.C125]" office:value-type="float" office:value="79.3461874156947" calcext:value-type="float">
            <text:p>79.3461874156947</text:p>
          </table:table-cell>
          <table:table-cell table:formula="of:=[.E125]/0.73" office:value-type="float" office:value="108.69340741876" calcext:value-type="float">
            <text:p>108.69340741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9.5 km/h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00092" calcext:value-type="float">
            <text:p>9.2E-05</text:p>
          </table:table-cell>
          <table:table-cell table:formula="of:=1/[.C126]" office:value-type="float" office:value="79.9360511590727" calcext:value-type="float">
            <text:p>79.9360511590727</text:p>
          </table:table-cell>
          <table:table-cell table:formula="of:=[.E126]/0.73" office:value-type="float" office:value="109.501439943935" calcext:value-type="float">
            <text:p>109.501439943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3 km/h</text:p>
          </table:table-cell>
          <table:table-cell office:value-type="float" office:value="0.010786" calcext:value-type="float">
            <text:p>0.010786</text:p>
          </table:table-cell>
          <table:table-cell office:value-type="float" office:value="0.012419" calcext:value-type="float">
            <text:p>0.012419</text:p>
          </table:table-cell>
          <table:table-cell office:value-type="float" office:value="0.000091" calcext:value-type="float">
            <text:p>9.1E-05</text:p>
          </table:table-cell>
          <table:table-cell table:formula="of:=1/[.C127]" office:value-type="float" office:value="80.5217811417989" calcext:value-type="float">
            <text:p>80.5217811417989</text:p>
          </table:table-cell>
          <table:table-cell table:formula="of:=[.E127]/0.73" office:value-type="float" office:value="110.303809783286" calcext:value-type="float">
            <text:p>110.3038097832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1.1 km/h</text:p>
          </table:table-cell>
          <table:table-cell office:value-type="float" office:value="0.010702" calcext:value-type="float">
            <text:p>0.010702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0009" calcext:value-type="float">
            <text:p>9E-05</text:p>
          </table:table-cell>
          <table:table-cell table:formula="of:=1/[.C128]" office:value-type="float" office:value="81.10300081103" calcext:value-type="float">
            <text:p>81.10300081103</text:p>
          </table:table-cell>
          <table:table-cell table:formula="of:=[.E128]/0.73" office:value-type="float" office:value="111.100001111" calcext:value-type="float">
            <text:p>111.100001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1.9 km/h</text:p>
          </table:table-cell>
          <table:table-cell office:value-type="float" office:value="0.010619" calcext:value-type="float">
            <text:p>0.010619</text:p>
          </table:table-cell>
          <table:table-cell office:value-type="float" office:value="0.012241" calcext:value-type="float">
            <text:p>0.012241</text:p>
          </table:table-cell>
          <table:table-cell office:value-type="float" office:value="0.000089" calcext:value-type="float">
            <text:p>8.9E-05</text:p>
          </table:table-cell>
          <table:table-cell table:formula="of:=1/[.C129]" office:value-type="float" office:value="81.6926721673066" calcext:value-type="float">
            <text:p>81.6926721673066</text:p>
          </table:table-cell>
          <table:table-cell table:formula="of:=[.E129]/0.73" office:value-type="float" office:value="111.907770092201" calcext:value-type="float">
            <text:p>111.907770092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2.7 km/h</text:p>
          </table:table-cell>
          <table:table-cell office:value-type="float" office:value="0.010537" calcext:value-type="float">
            <text:p>0.010537</text:p>
          </table:table-cell>
          <table:table-cell office:value-type="float" office:value="0.012154" calcext:value-type="float">
            <text:p>0.012154</text:p>
          </table:table-cell>
          <table:table-cell office:value-type="float" office:value="0.000087" calcext:value-type="float">
            <text:p>8.7E-05</text:p>
          </table:table-cell>
          <table:table-cell table:formula="of:=1/[.C130]" office:value-type="float" office:value="82.277439526082" calcext:value-type="float">
            <text:p>82.277439526082</text:p>
          </table:table-cell>
          <table:table-cell table:formula="of:=[.E130]/0.73" office:value-type="float" office:value="112.708821268605" calcext:value-type="float">
            <text:p>112.708821268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5 km/h</text:p>
          </table:table-cell>
          <table:table-cell office:value-type="float" office:value="0.010457" calcext:value-type="float">
            <text:p>0.010457</text:p>
          </table:table-cell>
          <table:table-cell office:value-type="float" office:value="0.012068" calcext:value-type="float">
            <text:p>0.012068</text:p>
          </table:table-cell>
          <table:table-cell office:value-type="float" office:value="0.000086" calcext:value-type="float">
            <text:p>8.6E-05</text:p>
          </table:table-cell>
          <table:table-cell table:formula="of:=1/[.C131]" office:value-type="float" office:value="82.8637719588996" calcext:value-type="float">
            <text:p>82.8637719588996</text:p>
          </table:table-cell>
          <table:table-cell table:formula="of:=[.E131]/0.73" office:value-type="float" office:value="113.512016382054" calcext:value-type="float">
            <text:p>113.512016382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3 km/h</text:p>
          </table:table-cell>
          <table:table-cell office:value-type="float" office:value="0.010378" calcext:value-type="float">
            <text:p>0.010378</text:p>
          </table:table-cell>
          <table:table-cell office:value-type="float" office:value="0.011983" calcext:value-type="float">
            <text:p>0.011983</text:p>
          </table:table-cell>
          <table:table-cell office:value-type="float" office:value="0.000085" calcext:value-type="float">
            <text:p>8.5E-05</text:p>
          </table:table-cell>
          <table:table-cell table:formula="of:=1/[.C132]" office:value-type="float" office:value="83.4515563715263" calcext:value-type="float">
            <text:p>83.4515563715263</text:p>
          </table:table-cell>
          <table:table-cell table:formula="of:=[.E132]/0.73" office:value-type="float" office:value="114.31720050894" calcext:value-type="float">
            <text:p>114.31720050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1 km/h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1899" calcext:value-type="float">
            <text:p>0.011899</text:p>
          </table:table-cell>
          <table:table-cell office:value-type="float" office:value="0.000084" calcext:value-type="float">
            <text:p>8.4E-05</text:p>
          </table:table-cell>
          <table:table-cell table:formula="of:=1/[.C133]" office:value-type="float" office:value="84.0406756870325" calcext:value-type="float">
            <text:p>84.0406756870325</text:p>
          </table:table-cell>
          <table:table-cell table:formula="of:=[.E133]/0.73" office:value-type="float" office:value="115.124213269908" calcext:value-type="float">
            <text:p>115.1242132699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9 km/h</text:p>
          </table:table-cell>
          <table:table-cell office:value-type="float" office:value="0.010223" calcext:value-type="float">
            <text:p>0.010223</text:p>
          </table:table-cell>
          <table:table-cell office:value-type="float" office:value="0.011817" calcext:value-type="float">
            <text:p>0.011817</text:p>
          </table:table-cell>
          <table:table-cell office:value-type="float" office:value="0.000082" calcext:value-type="float">
            <text:p>8.2E-05</text:p>
          </table:table-cell>
          <table:table-cell table:formula="of:=1/[.C134]" office:value-type="float" office:value="84.6238470000846" calcext:value-type="float">
            <text:p>84.6238470000846</text:p>
          </table:table-cell>
          <table:table-cell table:formula="of:=[.E134]/0.73" office:value-type="float" office:value="115.923078082308" calcext:value-type="float">
            <text:p>115.923078082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6.7 km/h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0.011735" calcext:value-type="float">
            <text:p>0.011735</text:p>
          </table:table-cell>
          <table:table-cell office:value-type="float" office:value="0.000081" calcext:value-type="float">
            <text:p>8.1E-05</text:p>
          </table:table-cell>
          <table:table-cell table:formula="of:=1/[.C135]" office:value-type="float" office:value="85.2151682999574" calcext:value-type="float">
            <text:p>85.2151682999574</text:p>
          </table:table-cell>
          <table:table-cell table:formula="of:=[.E135]/0.73" office:value-type="float" office:value="116.733107260216" calcext:value-type="float">
            <text:p>116.733107260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7.5 km/h</text:p>
          </table:table-cell>
          <table:table-cell office:value-type="float" office:value="0.010073" calcext:value-type="float">
            <text:p>0.010073</text:p>
          </table:table-cell>
          <table:table-cell office:value-type="float" office:value="0.011655" calcext:value-type="float">
            <text:p>0.011655</text:p>
          </table:table-cell>
          <table:table-cell office:value-type="float" office:value="0.00008" calcext:value-type="float">
            <text:p>8E-05</text:p>
          </table:table-cell>
          <table:table-cell table:formula="of:=1/[.C136]" office:value-type="float" office:value="85.8000858000858" calcext:value-type="float">
            <text:p>85.8000858000858</text:p>
          </table:table-cell>
          <table:table-cell table:formula="of:=[.E136]/0.73" office:value-type="float" office:value="117.534364109707" calcext:value-type="float">
            <text:p>117.534364109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8.3 km/h</text:p>
          </table:table-cell>
          <table:table-cell office:value-type="float" office:value="0.009999" calcext:value-type="float">
            <text:p>0.009999</text:p>
          </table:table-cell>
          <table:table-cell office:value-type="float" office:value="0.011576" calcext:value-type="float">
            <text:p>0.011576</text:p>
          </table:table-cell>
          <table:table-cell office:value-type="float" office:value="0.000079" calcext:value-type="float">
            <text:p>7.9E-05</text:p>
          </table:table-cell>
          <table:table-cell table:formula="of:=1/[.C137]" office:value-type="float" office:value="86.3856254319281" calcext:value-type="float">
            <text:p>86.3856254319281</text:p>
          </table:table-cell>
          <table:table-cell table:formula="of:=[.E137]/0.73" office:value-type="float" office:value="118.336473194422" calcext:value-type="float">
            <text:p>118.336473194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1 km/h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0.011498" calcext:value-type="float">
            <text:p>0.011498</text:p>
          </table:table-cell>
          <table:table-cell office:value-type="float" office:value="0.000078" calcext:value-type="float">
            <text:p>7.8E-05</text:p>
          </table:table-cell>
          <table:table-cell table:formula="of:=1/[.C138]" office:value-type="float" office:value="86.9716472429988" calcext:value-type="float">
            <text:p>86.9716472429988</text:p>
          </table:table-cell>
          <table:table-cell table:formula="of:=[.E138]/0.73" office:value-type="float" office:value="119.139242798628" calcext:value-type="float">
            <text:p>119.139242798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9 km/h</text:p>
          </table:table-cell>
          <table:table-cell office:value-type="float" office:value="0.009855" calcext:value-type="float">
            <text:p>0.009855</text:p>
          </table:table-cell>
          <table:table-cell office:value-type="float" office:value="0.011421" calcext:value-type="float">
            <text:p>0.011421</text:p>
          </table:table-cell>
          <table:table-cell office:value-type="float" office:value="0.000077" calcext:value-type="float">
            <text:p>7.7E-05</text:p>
          </table:table-cell>
          <table:table-cell table:formula="of:=1/[.C139]" office:value-type="float" office:value="87.5580071797566" calcext:value-type="float">
            <text:p>87.5580071797566</text:p>
          </table:table-cell>
          <table:table-cell table:formula="of:=[.E139]/0.73" office:value-type="float" office:value="119.942475588708" calcext:value-type="float">
            <text:p>119.942475588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.7 km/h</text:p>
          </table:table-cell>
          <table:table-cell office:value-type="float" office:value="0.009785" calcext:value-type="float">
            <text:p>0.009785</text:p>
          </table:table-cell>
          <table:table-cell office:value-type="float" office:value="0.011345" calcext:value-type="float">
            <text:p>0.011345</text:p>
          </table:table-cell>
          <table:table-cell office:value-type="float" office:value="0.000076" calcext:value-type="float">
            <text:p>7.6E-05</text:p>
          </table:table-cell>
          <table:table-cell table:formula="of:=1/[.C140]" office:value-type="float" office:value="88.1445570736007" calcext:value-type="float">
            <text:p>88.1445570736007</text:p>
          </table:table-cell>
          <table:table-cell table:formula="of:=[.E140]/0.73" office:value-type="float" office:value="120.745968593974" calcext:value-type="float">
            <text:p>120.745968593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5 km/h</text:p>
          </table:table-cell>
          <table:table-cell office:value-type="float" office:value="0.009715" calcext:value-type="float">
            <text:p>0.009715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00075" calcext:value-type="float">
            <text:p>7.5E-05</text:p>
          </table:table-cell>
          <table:table-cell table:formula="of:=1/[.C141]" office:value-type="float" office:value="88.7311446317657" calcext:value-type="float">
            <text:p>88.7311446317657</text:p>
          </table:table-cell>
          <table:table-cell table:formula="of:=[.E141]/0.73" office:value-type="float" office:value="121.5495131942" calcext:value-type="float">
            <text:p>121.54951319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.4 km/h</text:p>
          </table:table-cell>
          <table:table-cell office:value-type="float" office:value="0.009647" calcext:value-type="float">
            <text:p>0.009647</text:p>
          </table:table-cell>
          <table:table-cell office:value-type="float" office:value="0.011196" calcext:value-type="float">
            <text:p>0.011196</text:p>
          </table:table-cell>
          <table:table-cell office:value-type="float" office:value="0.000074" calcext:value-type="float">
            <text:p>7.4E-05</text:p>
          </table:table-cell>
          <table:table-cell table:formula="of:=1/[.C142]" office:value-type="float" office:value="89.3176134333691" calcext:value-type="float">
            <text:p>89.3176134333691</text:p>
          </table:table-cell>
          <table:table-cell table:formula="of:=[.E142]/0.73" office:value-type="float" office:value="122.352895114204" calcext:value-type="float">
            <text:p>122.352895114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2 km/h</text:p>
          </table:table-cell>
          <table:table-cell office:value-type="float" office:value="0.009579" calcext:value-type="float">
            <text:p>0.009579</text:p>
          </table:table-cell>
          <table:table-cell office:value-type="float" office:value="0.011123" calcext:value-type="float">
            <text:p>0.011123</text:p>
          </table:table-cell>
          <table:table-cell office:value-type="float" office:value="0.000073" calcext:value-type="float">
            <text:p>7.3E-05</text:p>
          </table:table-cell>
          <table:table-cell table:formula="of:=1/[.C143]" office:value-type="float" office:value="89.903802930864" calcext:value-type="float">
            <text:p>89.903802930864</text:p>
          </table:table-cell>
          <table:table-cell table:formula="of:=[.E143]/0.73" office:value-type="float" office:value="123.155894425841" calcext:value-type="float">
            <text:p>123.155894425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0 km/h</text:p>
          </table:table-cell>
          <table:table-cell office:value-type="float" office:value="0.009513" calcext:value-type="float">
            <text:p>0.009513</text:p>
          </table:table-cell>
          <table:table-cell office:value-type="float" office:value="0.011051" calcext:value-type="float">
            <text:p>0.011051</text:p>
          </table:table-cell>
          <table:table-cell office:value-type="float" office:value="0.000072" calcext:value-type="float">
            <text:p>7.2E-05</text:p>
          </table:table-cell>
          <table:table-cell table:formula="of:=1/[.C144]" office:value-type="float" office:value="90.4895484571532" calcext:value-type="float">
            <text:p>90.4895484571532</text:p>
          </table:table-cell>
          <table:table-cell table:formula="of:=[.E144]/0.73" office:value-type="float" office:value="123.958285557744" calcext:value-type="float">
            <text:p>123.958285557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8 km/h</text:p>
          </table:table-cell>
          <table:table-cell office:value-type="float" office:value="0.009447" calcext:value-type="float">
            <text:p>0.009447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00071" calcext:value-type="float">
            <text:p>7.1E-05</text:p>
          </table:table-cell>
          <table:table-cell table:formula="of:=1/[.C145]" office:value-type="float" office:value="91.0746812386157" calcext:value-type="float">
            <text:p>91.0746812386157</text:p>
          </table:table-cell>
          <table:table-cell table:formula="of:=[.E145]/0.73" office:value-type="float" office:value="124.759837313172" calcext:value-type="float">
            <text:p>124.759837313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5.6 km/h</text:p>
          </table:table-cell>
          <table:table-cell office:value-type="float" office:value="0.009383" calcext:value-type="float">
            <text:p>0.009383</text:p>
          </table:table-cell>
          <table:table-cell office:value-type="float" office:value="0.010909" calcext:value-type="float">
            <text:p>0.010909</text:p>
          </table:table-cell>
          <table:table-cell office:value-type="float" office:value="0.00007" calcext:value-type="float">
            <text:p>7E-05</text:p>
          </table:table-cell>
          <table:table-cell table:formula="of:=1/[.C146]" office:value-type="float" office:value="91.6674305619214" calcext:value-type="float">
            <text:p>91.6674305619214</text:p>
          </table:table-cell>
          <table:table-cell table:formula="of:=[.E146]/0.73" office:value-type="float" office:value="125.571822687564" calcext:value-type="float">
            <text:p>125.571822687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6.4 km/h</text:p>
          </table:table-cell>
          <table:table-cell office:value-type="float" office:value="0.009319" calcext:value-type="float">
            <text:p>0.009319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00069" calcext:value-type="float">
            <text:p>6.9E-05</text:p>
          </table:table-cell>
          <table:table-cell table:formula="of:=1/[.C147]" office:value-type="float" office:value="92.2509225092251" calcext:value-type="float">
            <text:p>92.2509225092251</text:p>
          </table:table-cell>
          <table:table-cell table:formula="of:=[.E147]/0.73" office:value-type="float" office:value="126.371126724966" calcext:value-type="float">
            <text:p>126.3711267249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7.2 km/h</text:p>
          </table:table-cell>
          <table:table-cell office:value-type="float" office:value="0.009256" calcext:value-type="float">
            <text:p>0.009256</text:p>
          </table:table-cell>
          <table:table-cell office:value-type="float" office:value="0.010772" calcext:value-type="float">
            <text:p>0.010772</text:p>
          </table:table-cell>
          <table:table-cell office:value-type="float" office:value="0.000068" calcext:value-type="float">
            <text:p>6.8E-05</text:p>
          </table:table-cell>
          <table:table-cell table:formula="of:=1/[.C148]" office:value-type="float" office:value="92.8332714444857" calcext:value-type="float">
            <text:p>92.8332714444857</text:p>
          </table:table-cell>
          <table:table-cell table:formula="of:=[.E148]/0.73" office:value-type="float" office:value="127.168864992446" calcext:value-type="float">
            <text:p>127.168864992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.0 km/h</text:p>
          </table:table-cell>
          <table:table-cell office:value-type="float" office:value="0.009194" calcext:value-type="float">
            <text:p>0.009194</text:p>
          </table:table-cell>
          <table:table-cell office:value-type="float" office:value="0.010704" calcext:value-type="float">
            <text:p>0.010704</text:p>
          </table:table-cell>
          <table:table-cell office:value-type="float" office:value="0.000068" calcext:value-type="float">
            <text:p>6.8E-05</text:p>
          </table:table-cell>
          <table:table-cell table:formula="of:=1/[.C149]" office:value-type="float" office:value="93.423019431988" calcext:value-type="float">
            <text:p>93.423019431988</text:p>
          </table:table-cell>
          <table:table-cell table:formula="of:=[.E149]/0.73" office:value-type="float" office:value="127.976738947929" calcext:value-type="float">
            <text:p>127.976738947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.8 km/h</text:p>
          </table:table-cell>
          <table:table-cell office:value-type="float" office:value="0.009132" calcext:value-type="float">
            <text:p>0.009132</text:p>
          </table:table-cell>
          <table:table-cell office:value-type="float" office:value="0.010637" calcext:value-type="float">
            <text:p>0.010637</text:p>
          </table:table-cell>
          <table:table-cell office:value-type="float" office:value="0.000067" calcext:value-type="float">
            <text:p>6.7E-05</text:p>
          </table:table-cell>
          <table:table-cell table:formula="of:=1/[.C150]" office:value-type="float" office:value="94.0114693992667" calcext:value-type="float">
            <text:p>94.0114693992667</text:p>
          </table:table-cell>
          <table:table-cell table:formula="of:=[.E150]/0.73" office:value-type="float" office:value="128.782834793516" calcext:value-type="float">
            <text:p>128.782834793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9.6 km/h</text:p>
          </table:table-cell>
          <table:table-cell office:value-type="float" office:value="0.009072" calcext:value-type="float">
            <text:p>0.009072</text:p>
          </table:table-cell>
          <table:table-cell office:value-type="float" office:value="0.010571" calcext:value-type="float">
            <text:p>0.010571</text:p>
          </table:table-cell>
          <table:table-cell office:value-type="float" office:value="0.000066" calcext:value-type="float">
            <text:p>6.6E-05</text:p>
          </table:table-cell>
          <table:table-cell table:formula="of:=1/[.C151]" office:value-type="float" office:value="94.5984296660676" calcext:value-type="float">
            <text:p>94.5984296660676</text:p>
          </table:table-cell>
          <table:table-cell table:formula="of:=[.E151]/0.73" office:value-type="float" office:value="129.586889953517" calcext:value-type="float">
            <text:p>129.586889953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0.4 km/h</text:p>
          </table:table-cell>
          <table:table-cell office:value-type="float" office:value="0.009012" calcext:value-type="float">
            <text:p>0.009012</text:p>
          </table:table-cell>
          <table:table-cell office:value-type="float" office:value="0.010506" calcext:value-type="float">
            <text:p>0.010506</text:p>
          </table:table-cell>
          <table:table-cell office:value-type="float" office:value="0.000065" calcext:value-type="float">
            <text:p>6.5E-05</text:p>
          </table:table-cell>
          <table:table-cell table:formula="of:=1/[.C152]" office:value-type="float" office:value="95.1837045497811" calcext:value-type="float">
            <text:p>95.1837045497811</text:p>
          </table:table-cell>
          <table:table-cell table:formula="of:=[.E152]/0.73" office:value-type="float" office:value="130.388636369563" calcext:value-type="float">
            <text:p>130.388636369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1.2 km/h</text:p>
          </table:table-cell>
          <table:table-cell office:value-type="float" office:value="0.008953" calcext:value-type="float">
            <text:p>0.008953</text:p>
          </table:table-cell>
          <table:table-cell office:value-type="float" office:value="0.010442" calcext:value-type="float">
            <text:p>0.010442</text:p>
          </table:table-cell>
          <table:table-cell office:value-type="float" office:value="0.000064" calcext:value-type="float">
            <text:p>6.4E-05</text:p>
          </table:table-cell>
          <table:table-cell table:formula="of:=1/[.C153]" office:value-type="float" office:value="95.7670944263551" calcext:value-type="float">
            <text:p>95.7670944263551</text:p>
          </table:table-cell>
          <table:table-cell table:formula="of:=[.E153]/0.73" office:value-type="float" office:value="131.187800584048" calcext:value-type="float">
            <text:p>131.187800584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2.0 km/h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0.010378" calcext:value-type="float">
            <text:p>0.010378</text:p>
          </table:table-cell>
          <table:table-cell office:value-type="float" office:value="0.000064" calcext:value-type="float">
            <text:p>6.4E-05</text:p>
          </table:table-cell>
          <table:table-cell table:formula="of:=1/[.C154]" office:value-type="float" office:value="96.3576797070727" calcext:value-type="float">
            <text:p>96.3576797070727</text:p>
          </table:table-cell>
          <table:table-cell table:formula="of:=[.E154]/0.73" office:value-type="float" office:value="131.996821516538" calcext:value-type="float">
            <text:p>131.9968215165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2.8 km/h</text:p>
          </table:table-cell>
          <table:table-cell office:value-type="float" office:value="0.008838" calcext:value-type="float">
            <text:p>0.008838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0063" calcext:value-type="float">
            <text:p>6.3E-05</text:p>
          </table:table-cell>
          <table:table-cell table:formula="of:=1/[.C155]" office:value-type="float" office:value="96.9461948618517" calcext:value-type="float">
            <text:p>96.9461948618517</text:p>
          </table:table-cell>
          <table:table-cell table:formula="of:=[.E155]/0.73" office:value-type="float" office:value="132.803006660071" calcext:value-type="float">
            <text:p>132.803006660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3.6 km/h</text:p>
          </table:table-cell>
          <table:table-cell office:value-type="float" office:value="0.008781" calcext:value-type="float">
            <text:p>0.008781</text:p>
          </table:table-cell>
          <table:table-cell office:value-type="float" office:value="0.010253" calcext:value-type="float">
            <text:p>0.010253</text:p>
          </table:table-cell>
          <table:table-cell office:value-type="float" office:value="0.000062" calcext:value-type="float">
            <text:p>6.2E-05</text:p>
          </table:table-cell>
          <table:table-cell table:formula="of:=1/[.C156]" office:value-type="float" office:value="97.5324295328197" calcext:value-type="float">
            <text:p>97.5324295328197</text:p>
          </table:table-cell>
          <table:table-cell table:formula="of:=[.E156]/0.73" office:value-type="float" office:value="133.606067853178" calcext:value-type="float">
            <text:p>133.606067853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4.4 km/h</text:p>
          </table:table-cell>
          <table:table-cell office:value-type="float" office:value="0.008725" calcext:value-type="float">
            <text:p>0.008725</text:p>
          </table:table-cell>
          <table:table-cell office:value-type="float" office:value="0.010192" calcext:value-type="float">
            <text:p>0.010192</text:p>
          </table:table-cell>
          <table:table-cell office:value-type="float" office:value="0.000061" calcext:value-type="float">
            <text:p>6.1E-05</text:p>
          </table:table-cell>
          <table:table-cell table:formula="of:=1/[.C157]" office:value-type="float" office:value="98.116169544741" calcext:value-type="float">
            <text:p>98.116169544741</text:p>
          </table:table-cell>
          <table:table-cell table:formula="of:=[.E157]/0.73" office:value-type="float" office:value="134.405711705125" calcext:value-type="float">
            <text:p>134.405711705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5.2 km/h</text:p>
          </table:table-cell>
          <table:table-cell office:value-type="float" office:value="0.00867" calcext:value-type="float">
            <text:p>0.00867</text:p>
          </table:table-cell>
          <table:table-cell office:value-type="float" office:value="0.010131" calcext:value-type="float">
            <text:p>0.010131</text:p>
          </table:table-cell>
          <table:table-cell office:value-type="float" office:value="0.000061" calcext:value-type="float">
            <text:p>6.1E-05</text:p>
          </table:table-cell>
          <table:table-cell table:formula="of:=1/[.C158]" office:value-type="float" office:value="98.7069390978186" calcext:value-type="float">
            <text:p>98.7069390978186</text:p>
          </table:table-cell>
          <table:table-cell table:formula="of:=[.E158]/0.73" office:value-type="float" office:value="135.214985065505" calcext:value-type="float">
            <text:p>135.214985065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.0 km/h</text:p>
          </table:table-cell>
          <table:table-cell office:value-type="float" office:value="0.008615" calcext:value-type="float">
            <text:p>0.008615</text:p>
          </table:table-cell>
          <table:table-cell office:value-type="float" office:value="0.010072" calcext:value-type="float">
            <text:p>0.010072</text:p>
          </table:table-cell>
          <table:table-cell office:value-type="float" office:value="0.00006" calcext:value-type="float">
            <text:p>6E-05</text:p>
          </table:table-cell>
          <table:table-cell table:formula="of:=1/[.C159]" office:value-type="float" office:value="99.2851469420175" calcext:value-type="float">
            <text:p>99.2851469420175</text:p>
          </table:table-cell>
          <table:table-cell table:formula="of:=[.E159]/0.73" office:value-type="float" office:value="136.007050605503" calcext:value-type="float">
            <text:p>136.007050605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.8 km/h</text:p>
          </table:table-cell>
          <table:table-cell office:value-type="float" office:value="0.008562" calcext:value-type="float">
            <text:p>0.008562</text:p>
          </table:table-cell>
          <table:table-cell office:value-type="float" office:value="0.010012" calcext:value-type="float">
            <text:p>0.010012</text:p>
          </table:table-cell>
          <table:table-cell office:value-type="float" office:value="0.000059" calcext:value-type="float">
            <text:p>5.9E-05</text:p>
          </table:table-cell>
          <table:table-cell table:formula="of:=1/[.C160]" office:value-type="float" office:value="99.8801438274071" calcext:value-type="float">
            <text:p>99.8801438274071</text:p>
          </table:table-cell>
          <table:table-cell table:formula="of:=[.E160]/0.73" office:value-type="float" office:value="136.822114832065" calcext:value-type="float">
            <text:p>136.822114832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7.6 km/h</text:p>
          </table:table-cell>
          <table:table-cell office:value-type="float" office:value="0.008508" calcext:value-type="float">
            <text:p>0.008508</text:p>
          </table:table-cell>
          <table:table-cell office:value-type="float" office:value="0.009954" calcext:value-type="float">
            <text:p>0.009954</text:p>
          </table:table-cell>
          <table:table-cell office:value-type="float" office:value="0.000058" calcext:value-type="float">
            <text:p>5.8E-05</text:p>
          </table:table-cell>
          <table:table-cell table:formula="of:=1/[.C161]" office:value-type="float" office:value="100.462125778582" calcext:value-type="float">
            <text:p>100.462125778582</text:p>
          </table:table-cell>
          <table:table-cell table:formula="of:=[.E161]/0.73" office:value-type="float" office:value="137.619350381618" calcext:value-type="float">
            <text:p>137.619350381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.4 km/h</text:p>
          </table:table-cell>
          <table:table-cell office:value-type="float" office:value="0.008456" calcext:value-type="float">
            <text:p>0.008456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0058" calcext:value-type="float">
            <text:p>5.8E-05</text:p>
          </table:table-cell>
          <table:table-cell table:formula="of:=1/[.C162]" office:value-type="float" office:value="101.050929668553" calcext:value-type="float">
            <text:p>101.050929668553</text:p>
          </table:table-cell>
          <table:table-cell table:formula="of:=[.E162]/0.73" office:value-type="float" office:value="138.425931052812" calcext:value-type="float">
            <text:p>138.425931052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9.2 km/h</text:p>
          </table:table-cell>
          <table:table-cell office:value-type="float" office:value="0.008404" calcext:value-type="float">
            <text:p>0.008404</text:p>
          </table:table-cell>
          <table:table-cell office:value-type="float" office:value="0.009839" calcext:value-type="float">
            <text:p>0.009839</text:p>
          </table:table-cell>
          <table:table-cell office:value-type="float" office:value="0.000057" calcext:value-type="float">
            <text:p>5.7E-05</text:p>
          </table:table-cell>
          <table:table-cell table:formula="of:=1/[.C163]" office:value-type="float" office:value="101.636345157028" calcext:value-type="float">
            <text:p>101.636345157028</text:p>
          </table:table-cell>
          <table:table-cell table:formula="of:=[.E163]/0.73" office:value-type="float" office:value="139.227870078121" calcext:value-type="float">
            <text:p>139.227870078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0.0 km/h</text:p>
          </table:table-cell>
          <table:table-cell office:value-type="float" office:value="0.008353" calcext:value-type="float">
            <text:p>0.008353</text:p>
          </table:table-cell>
          <table:table-cell office:value-type="float" office:value="0.009783" calcext:value-type="float">
            <text:p>0.009783</text:p>
          </table:table-cell>
          <table:table-cell office:value-type="float" office:value="0.000056" calcext:value-type="float">
            <text:p>5.6E-05</text:p>
          </table:table-cell>
          <table:table-cell table:formula="of:=1/[.C164]" office:value-type="float" office:value="102.218133496882" calcext:value-type="float">
            <text:p>102.218133496882</text:p>
          </table:table-cell>
          <table:table-cell table:formula="of:=[.E164]/0.73" office:value-type="float" office:value="140.024840406688" calcext:value-type="float">
            <text:p>140.024840406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0.8 km/h</text:p>
          </table:table-cell>
          <table:table-cell office:value-type="float" office:value="0.008302" calcext:value-type="float">
            <text:p>0.008302</text:p>
          </table:table-cell>
          <table:table-cell office:value-type="float" office:value="0.009727" calcext:value-type="float">
            <text:p>0.009727</text:p>
          </table:table-cell>
          <table:table-cell office:value-type="float" office:value="0.000056" calcext:value-type="float">
            <text:p>5.6E-05</text:p>
          </table:table-cell>
          <table:table-cell table:formula="of:=1/[.C165]" office:value-type="float" office:value="102.806620746376" calcext:value-type="float">
            <text:p>102.806620746376</text:p>
          </table:table-cell>
          <table:table-cell table:formula="of:=[.E165]/0.73" office:value-type="float" office:value="140.830987323803" calcext:value-type="float">
            <text:p>140.830987323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1.6 km/h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9672" calcext:value-type="float">
            <text:p>0.009672</text:p>
          </table:table-cell>
          <table:table-cell office:value-type="float" office:value="0.000055" calcext:value-type="float">
            <text:p>5.5E-05</text:p>
          </table:table-cell>
          <table:table-cell table:formula="of:=1/[.C166]" office:value-type="float" office:value="103.39123242349" calcext:value-type="float">
            <text:p>103.39123242349</text:p>
          </table:table-cell>
          <table:table-cell table:formula="of:=[.E166]/0.73" office:value-type="float" office:value="141.631825237658" calcext:value-type="float">
            <text:p>141.631825237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2.4 km/h</text:p>
          </table:table-cell>
          <table:table-cell office:value-type="float" office:value="0.008203" calcext:value-type="float">
            <text:p>0.008203</text:p>
          </table:table-cell>
          <table:table-cell office:value-type="float" office:value="0.009617" calcext:value-type="float">
            <text:p>0.009617</text:p>
          </table:table-cell>
          <table:table-cell office:value-type="float" office:value="0.000055" calcext:value-type="float">
            <text:p>5.5E-05</text:p>
          </table:table-cell>
          <table:table-cell table:formula="of:=1/[.C167]" office:value-type="float" office:value="103.982530934803" calcext:value-type="float">
            <text:p>103.982530934803</text:p>
          </table:table-cell>
          <table:table-cell table:formula="of:=[.E167]/0.73" office:value-type="float" office:value="142.44182319836" calcext:value-type="float">
            <text:p>142.441823198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3.2 km/h</text:p>
          </table:table-cell>
          <table:table-cell office:value-type="float" office:value="0.008154" calcext:value-type="float">
            <text:p>0.008154</text:p>
          </table:table-cell>
          <table:table-cell office:value-type="float" office:value="0.009563" calcext:value-type="float">
            <text:p>0.009563</text:p>
          </table:table-cell>
          <table:table-cell office:value-type="float" office:value="0.000054" calcext:value-type="float">
            <text:p>5.4E-05</text:p>
          </table:table-cell>
          <table:table-cell table:formula="of:=1/[.C168]" office:value-type="float" office:value="104.569695702186" calcext:value-type="float">
            <text:p>104.569695702186</text:p>
          </table:table-cell>
          <table:table-cell table:formula="of:=[.E168]/0.73" office:value-type="float" office:value="143.246158496145" calcext:value-type="float">
            <text:p>143.246158496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4.0 km/h</text:p>
          </table:table-cell>
          <table:table-cell office:value-type="float" office:value="0.008106" calcext:value-type="float">
            <text:p>0.008106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0053" calcext:value-type="float">
            <text:p>5.3E-05</text:p>
          </table:table-cell>
          <table:table-cell table:formula="of:=1/[.C169]" office:value-type="float" office:value="105.15247108307" calcext:value-type="float">
            <text:p>105.15247108307</text:p>
          </table:table-cell>
          <table:table-cell table:formula="of:=[.E169]/0.73" office:value-type="float" office:value="144.044480935713" calcext:value-type="float">
            <text:p>144.044480935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4.9 km/h</text:p>
          </table:table-cell>
          <table:table-cell office:value-type="float" office:value="0.008058" calcext:value-type="float">
            <text:p>0.008058</text:p>
          </table:table-cell>
          <table:table-cell office:value-type="float" office:value="0.009457" calcext:value-type="float">
            <text:p>0.009457</text:p>
          </table:table-cell>
          <table:table-cell office:value-type="float" office:value="0.000053" calcext:value-type="float">
            <text:p>5.3E-05</text:p>
          </table:table-cell>
          <table:table-cell table:formula="of:=1/[.C170]" office:value-type="float" office:value="105.741778576716" calcext:value-type="float">
            <text:p>105.741778576716</text:p>
          </table:table-cell>
          <table:table-cell table:formula="of:=[.E170]/0.73" office:value-type="float" office:value="144.851751474953" calcext:value-type="float">
            <text:p>144.851751474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5.7 km/h</text:p>
          </table:table-cell>
          <table:table-cell office:value-type="float" office:value="0.008011" calcext:value-type="float">
            <text:p>0.008011</text:p>
          </table:table-cell>
          <table:table-cell office:value-type="float" office:value="0.009405" calcext:value-type="float">
            <text:p>0.009405</text:p>
          </table:table-cell>
          <table:table-cell office:value-type="float" office:value="0.000052" calcext:value-type="float">
            <text:p>5.2E-05</text:p>
          </table:table-cell>
          <table:table-cell table:formula="of:=1/[.C171]" office:value-type="float" office:value="106.326422115896" calcext:value-type="float">
            <text:p>106.326422115896</text:p>
          </table:table-cell>
          <table:table-cell table:formula="of:=[.E171]/0.73" office:value-type="float" office:value="145.652633035474" calcext:value-type="float">
            <text:p>145.652633035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6.5 km/h</text:p>
          </table:table-cell>
          <table:table-cell office:value-type="float" office:value="0.007964" calcext:value-type="float">
            <text:p>0.007964</text:p>
          </table:table-cell>
          <table:table-cell office:value-type="float" office:value="0.009353" calcext:value-type="float">
            <text:p>0.009353</text:p>
          </table:table-cell>
          <table:table-cell office:value-type="float" office:value="0.000052" calcext:value-type="float">
            <text:p>5.2E-05</text:p>
          </table:table-cell>
          <table:table-cell table:formula="of:=1/[.C172]" office:value-type="float" office:value="106.917566556185" calcext:value-type="float">
            <text:p>106.917566556185</text:p>
          </table:table-cell>
          <table:table-cell table:formula="of:=[.E172]/0.73" office:value-type="float" office:value="146.46241993998" calcext:value-type="float">
            <text:p>146.46241993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7.3 km/h</text:p>
          </table:table-cell>
          <table:table-cell office:value-type="float" office:value="0.007918" calcext:value-type="float">
            <text:p>0.007918</text:p>
          </table:table-cell>
          <table:table-cell office:value-type="float" office:value="0.009302" calcext:value-type="float">
            <text:p>0.009302</text:p>
          </table:table-cell>
          <table:table-cell office:value-type="float" office:value="0.000051" calcext:value-type="float">
            <text:p>5.1E-05</text:p>
          </table:table-cell>
          <table:table-cell table:formula="of:=1/[.C173]" office:value-type="float" office:value="107.503762631692" calcext:value-type="float">
            <text:p>107.503762631692</text:p>
          </table:table-cell>
          <table:table-cell table:formula="of:=[.E173]/0.73" office:value-type="float" office:value="147.265428262592" calcext:value-type="float">
            <text:p>147.265428262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8.1 km/h</text:p>
          </table:table-cell>
          <table:table-cell office:value-type="float" office:value="0.007873" calcext:value-type="float">
            <text:p>0.007873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005" calcext:value-type="float">
            <text:p>5E-05</text:p>
          </table:table-cell>
          <table:table-cell table:formula="of:=1/[.C174]" office:value-type="float" office:value="108.084738434933" calcext:value-type="float">
            <text:p>108.084738434933</text:p>
          </table:table-cell>
          <table:table-cell table:formula="of:=[.E174]/0.73" office:value-type="float" office:value="148.061285527305" calcext:value-type="float">
            <text:p>148.061285527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8.9 km/h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0.009202" calcext:value-type="float">
            <text:p>0.009202</text:p>
          </table:table-cell>
          <table:table-cell office:value-type="float" office:value="0.00005" calcext:value-type="float">
            <text:p>5E-05</text:p>
          </table:table-cell>
          <table:table-cell table:formula="of:=1/[.C175]" office:value-type="float" office:value="108.672027820039" calcext:value-type="float">
            <text:p>108.672027820039</text:p>
          </table:table-cell>
          <table:table-cell table:formula="of:=[.E175]/0.73" office:value-type="float" office:value="148.8657915343" calcext:value-type="float">
            <text:p>148.8657915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9.7 km/h</text:p>
          </table:table-cell>
          <table:table-cell office:value-type="float" office:value="0.007783" calcext:value-type="float">
            <text:p>0.007783</text:p>
          </table:table-cell>
          <table:table-cell office:value-type="float" office:value="0.009152" calcext:value-type="float">
            <text:p>0.009152</text:p>
          </table:table-cell>
          <table:table-cell office:value-type="float" office:value="0.000049" calcext:value-type="float">
            <text:p>4.9E-05</text:p>
          </table:table-cell>
          <table:table-cell table:formula="of:=1/[.C176]" office:value-type="float" office:value="109.265734265734" calcext:value-type="float">
            <text:p>109.265734265734</text:p>
          </table:table-cell>
          <table:table-cell table:formula="of:=[.E176]/0.73" office:value-type="float" office:value="149.679088035252" calcext:value-type="float">
            <text:p>149.679088035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0.5 km/h</text:p>
          </table:table-cell>
          <table:table-cell office:value-type="float" office:value="0.007739" calcext:value-type="float">
            <text:p>0.007739</text:p>
          </table:table-cell>
          <table:table-cell office:value-type="float" office:value="0.009104" calcext:value-type="float">
            <text:p>0.009104</text:p>
          </table:table-cell>
          <table:table-cell office:value-type="float" office:value="0.000049" calcext:value-type="float">
            <text:p>4.9E-05</text:p>
          </table:table-cell>
          <table:table-cell table:formula="of:=1/[.C177]" office:value-type="float" office:value="109.841827768014" calcext:value-type="float">
            <text:p>109.841827768014</text:p>
          </table:table-cell>
          <table:table-cell table:formula="of:=[.E177]/0.73" office:value-type="float" office:value="150.468257216458" calcext:value-type="float">
            <text:p>150.4682572164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1.3 km/h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0.009055" calcext:value-type="float">
            <text:p>0.009055</text:p>
          </table:table-cell>
          <table:table-cell office:value-type="float" office:value="0.000048" calcext:value-type="float">
            <text:p>4.8E-05</text:p>
          </table:table-cell>
          <table:table-cell table:formula="of:=1/[.C178]" office:value-type="float" office:value="110.436223081171" calcext:value-type="float">
            <text:p>110.436223081171</text:p>
          </table:table-cell>
          <table:table-cell table:formula="of:=[.E178]/0.73" office:value-type="float" office:value="151.282497371467" calcext:value-type="float">
            <text:p>151.282497371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 km/h</text:p>
          </table:table-cell>
          <table:table-cell office:value-type="float" office:value="0.007653" calcext:value-type="float">
            <text:p>0.007653</text:p>
          </table:table-cell>
          <table:table-cell office:value-type="float" office:value="0.009007" calcext:value-type="float">
            <text:p>0.009007</text:p>
          </table:table-cell>
          <table:table-cell office:value-type="float" office:value="0.000048" calcext:value-type="float">
            <text:p>4.8E-05</text:p>
          </table:table-cell>
          <table:table-cell table:formula="of:=1/[.C179]" office:value-type="float" office:value="111.02475852115" calcext:value-type="float">
            <text:p>111.02475852115</text:p>
          </table:table-cell>
          <table:table-cell table:formula="of:=[.E179]/0.73" office:value-type="float" office:value="152.088710302946" calcext:value-type="float">
            <text:p>152.088710302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9 km/h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0.000047" calcext:value-type="float">
            <text:p>4.7E-05</text:p>
          </table:table-cell>
          <table:table-cell table:formula="of:=1/[.C180]" office:value-type="float" office:value="111.607142857143" calcext:value-type="float">
            <text:p>111.607142857143</text:p>
          </table:table-cell>
          <table:table-cell table:formula="of:=[.E180]/0.73" office:value-type="float" office:value="152.886497064579" calcext:value-type="float">
            <text:p>152.886497064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3.7 km/h</text:p>
          </table:table-cell>
          <table:table-cell office:value-type="float" office:value="0.007568" calcext:value-type="float">
            <text:p>0.007568</text:p>
          </table:table-cell>
          <table:table-cell office:value-type="float" office:value="0.008913" calcext:value-type="float">
            <text:p>0.008913</text:p>
          </table:table-cell>
          <table:table-cell office:value-type="float" office:value="0.000047" calcext:value-type="float">
            <text:p>4.7E-05</text:p>
          </table:table-cell>
          <table:table-cell table:formula="of:=1/[.C181]" office:value-type="float" office:value="112.195669247167" calcext:value-type="float">
            <text:p>112.195669247167</text:p>
          </table:table-cell>
          <table:table-cell table:formula="of:=[.E181]/0.73" office:value-type="float" office:value="153.692697598859" calcext:value-type="float">
            <text:p>153.692697598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4.5 km/h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0.008867" calcext:value-type="float">
            <text:p>0.008867</text:p>
          </table:table-cell>
          <table:table-cell office:value-type="float" office:value="0.000046" calcext:value-type="float">
            <text:p>4.6E-05</text:p>
          </table:table-cell>
          <table:table-cell table:formula="of:=1/[.C182]" office:value-type="float" office:value="112.777715123492" calcext:value-type="float">
            <text:p>112.777715123492</text:p>
          </table:table-cell>
          <table:table-cell table:formula="of:=[.E182]/0.73" office:value-type="float" office:value="154.490020717112" calcext:value-type="float">
            <text:p>154.490020717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5.3 km/h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0.008821" calcext:value-type="float">
            <text:p>0.008821</text:p>
          </table:table-cell>
          <table:table-cell office:value-type="float" office:value="0.000046" calcext:value-type="float">
            <text:p>4.6E-05</text:p>
          </table:table-cell>
          <table:table-cell table:formula="of:=1/[.C183]" office:value-type="float" office:value="113.365831538374" calcext:value-type="float">
            <text:p>113.365831538374</text:p>
          </table:table-cell>
          <table:table-cell table:formula="of:=[.E183]/0.73" office:value-type="float" office:value="155.295659641609" calcext:value-type="float">
            <text:p>155.295659641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6.1 km/h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0.008776" calcext:value-type="float">
            <text:p>0.008776</text:p>
          </table:table-cell>
          <table:table-cell office:value-type="float" office:value="0.000045" calcext:value-type="float">
            <text:p>4.5E-05</text:p>
          </table:table-cell>
          <table:table-cell table:formula="of:=1/[.C184]" office:value-type="float" office:value="113.947128532361" calcext:value-type="float">
            <text:p>113.947128532361</text:p>
          </table:table-cell>
          <table:table-cell table:formula="of:=[.E184]/0.73" office:value-type="float" office:value="156.091956893645" calcext:value-type="float">
            <text:p>156.091956893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6.9 km/h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0.008731" calcext:value-type="float">
            <text:p>0.008731</text:p>
          </table:table-cell>
          <table:table-cell office:value-type="float" office:value="0.000045" calcext:value-type="float">
            <text:p>4.5E-05</text:p>
          </table:table-cell>
          <table:table-cell table:formula="of:=1/[.C185]" office:value-type="float" office:value="114.534417592487" calcext:value-type="float">
            <text:p>114.534417592487</text:p>
          </table:table-cell>
          <table:table-cell table:formula="of:=[.E185]/0.73" office:value-type="float" office:value="156.896462455461" calcext:value-type="float">
            <text:p>156.896462455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7.7 km/h</text:p>
          </table:table-cell>
          <table:table-cell office:value-type="float" office:value="0.007365" calcext:value-type="float">
            <text:p>0.007365</text:p>
          </table:table-cell>
          <table:table-cell office:value-type="float" office:value="0.008686" calcext:value-type="float">
            <text:p>0.008686</text:p>
          </table:table-cell>
          <table:table-cell office:value-type="float" office:value="0.000044" calcext:value-type="float">
            <text:p>4.4E-05</text:p>
          </table:table-cell>
          <table:table-cell table:formula="of:=1/[.C186]" office:value-type="float" office:value="115.127791848952" calcext:value-type="float">
            <text:p>115.127791848952</text:p>
          </table:table-cell>
          <table:table-cell table:formula="of:=[.E186]/0.73" office:value-type="float" office:value="157.709303902674" calcext:value-type="float">
            <text:p>157.709303902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8.5 km/h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0.008642" calcext:value-type="float">
            <text:p>0.008642</text:p>
          </table:table-cell>
          <table:table-cell office:value-type="float" office:value="0.000044" calcext:value-type="float">
            <text:p>4.4E-05</text:p>
          </table:table-cell>
          <table:table-cell table:formula="of:=1/[.C187]" office:value-type="float" office:value="115.713955102985" calcext:value-type="float">
            <text:p>115.713955102985</text:p>
          </table:table-cell>
          <table:table-cell table:formula="of:=[.E187]/0.73" office:value-type="float" office:value="158.512267264364" calcext:value-type="float">
            <text:p>158.512267264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.3 km/h</text:p>
          </table:table-cell>
          <table:table-cell office:value-type="float" office:value="0.007287" calcext:value-type="float">
            <text:p>0.007287</text:p>
          </table:table-cell>
          <table:table-cell office:value-type="float" office:value="0.008599" calcext:value-type="float">
            <text:p>0.008599</text:p>
          </table:table-cell>
          <table:table-cell office:value-type="float" office:value="0.000044" calcext:value-type="float">
            <text:p>4.4E-05</text:p>
          </table:table-cell>
          <table:table-cell table:formula="of:=1/[.C188]" office:value-type="float" office:value="116.292592161879" calcext:value-type="float">
            <text:p>116.292592161879</text:p>
          </table:table-cell>
          <table:table-cell table:formula="of:=[.E188]/0.73" office:value-type="float" office:value="159.304920769698" calcext:value-type="float">
            <text:p>159.3049207696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0.1 km/h</text:p>
          </table:table-cell>
          <table:table-cell office:value-type="float" office:value="0.007248" calcext:value-type="float">
            <text:p>0.007248</text:p>
          </table:table-cell>
          <table:table-cell office:value-type="float" office:value="0.008555" calcext:value-type="float">
            <text:p>0.008555</text:p>
          </table:table-cell>
          <table:table-cell office:value-type="float" office:value="0.000043" calcext:value-type="float">
            <text:p>4.3E-05</text:p>
          </table:table-cell>
          <table:table-cell table:formula="of:=1/[.C189]" office:value-type="float" office:value="116.890707188779" calcext:value-type="float">
            <text:p>116.890707188779</text:p>
          </table:table-cell>
          <table:table-cell table:formula="of:=[.E189]/0.73" office:value-type="float" office:value="160.124256422984" calcext:value-type="float">
            <text:p>160.124256422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0.9 km/h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08513" calcext:value-type="float">
            <text:p>0.008513</text:p>
          </table:table-cell>
          <table:table-cell office:value-type="float" office:value="0.000043" calcext:value-type="float">
            <text:p>4.3E-05</text:p>
          </table:table-cell>
          <table:table-cell table:formula="of:=1/[.C190]" office:value-type="float" office:value="117.467402795724" calcext:value-type="float">
            <text:p>117.467402795724</text:p>
          </table:table-cell>
          <table:table-cell table:formula="of:=[.E190]/0.73" office:value-type="float" office:value="160.914250405102" calcext:value-type="float">
            <text:p>160.914250405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1.7 km/h</text:p>
          </table:table-cell>
          <table:table-cell office:value-type="float" office:value="0.007172" calcext:value-type="float">
            <text:p>0.007172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0042" calcext:value-type="float">
            <text:p>4.2E-05</text:p>
          </table:table-cell>
          <table:table-cell table:formula="of:=1/[.C191]" office:value-type="float" office:value="118.063754427391" calcext:value-type="float">
            <text:p>118.063754427391</text:p>
          </table:table-cell>
          <table:table-cell table:formula="of:=[.E191]/0.73" office:value-type="float" office:value="161.731170448481" calcext:value-type="float">
            <text:p>161.731170448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2.5 km/h</text:p>
          </table:table-cell>
          <table:table-cell office:value-type="float" office:value="0.007135" calcext:value-type="float">
            <text:p>0.007135</text:p>
          </table:table-cell>
          <table:table-cell office:value-type="float" office:value="0.008428" calcext:value-type="float">
            <text:p>0.008428</text:p>
          </table:table-cell>
          <table:table-cell office:value-type="float" office:value="0.000042" calcext:value-type="float">
            <text:p>4.2E-05</text:p>
          </table:table-cell>
          <table:table-cell table:formula="of:=1/[.C192]" office:value-type="float" office:value="118.652112007594" calcext:value-type="float">
            <text:p>118.652112007594</text:p>
          </table:table-cell>
          <table:table-cell table:formula="of:=[.E192]/0.73" office:value-type="float" office:value="162.53713973643" calcext:value-type="float">
            <text:p>162.53713973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3.3 km/h</text:p>
          </table:table-cell>
          <table:table-cell office:value-type="float" office:value="0.007098" calcext:value-type="float">
            <text:p>0.007098</text:p>
          </table:table-cell>
          <table:table-cell office:value-type="float" office:value="0.008387" calcext:value-type="float">
            <text:p>0.008387</text:p>
          </table:table-cell>
          <table:table-cell office:value-type="float" office:value="0.000041" calcext:value-type="float">
            <text:p>4.1E-05</text:p>
          </table:table-cell>
          <table:table-cell table:formula="of:=1/[.C193]" office:value-type="float" office:value="119.232144986288" calcext:value-type="float">
            <text:p>119.232144986288</text:p>
          </table:table-cell>
          <table:table-cell table:formula="of:=[.E193]/0.73" office:value-type="float" office:value="163.331705460669" calcext:value-type="float">
            <text:p>163.331705460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4.1 km/h</text:p>
          </table:table-cell>
          <table:table-cell office:value-type="float" office:value="0.007061" calcext:value-type="float">
            <text:p>0.007061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0041" calcext:value-type="float">
            <text:p>4.1E-05</text:p>
          </table:table-cell>
          <table:table-cell table:formula="of:=1/[.C194]" office:value-type="float" office:value="119.817876827223" calcext:value-type="float">
            <text:p>119.817876827223</text:p>
          </table:table-cell>
          <table:table-cell table:formula="of:=[.E194]/0.73" office:value-type="float" office:value="164.13407784551" calcext:value-type="float">
            <text:p>164.13407784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4.9 km/h</text:p>
          </table:table-cell>
          <table:table-cell office:value-type="float" office:value="0.007025" calcext:value-type="float">
            <text:p>0.007025</text:p>
          </table:table-cell>
          <table:table-cell office:value-type="float" office:value="0.008305" calcext:value-type="float">
            <text:p>0.008305</text:p>
          </table:table-cell>
          <table:table-cell office:value-type="float" office:value="0.000041" calcext:value-type="float">
            <text:p>4.1E-05</text:p>
          </table:table-cell>
          <table:table-cell table:formula="of:=1/[.C195]" office:value-type="float" office:value="120.409391932571" calcext:value-type="float">
            <text:p>120.409391932571</text:p>
          </table:table-cell>
          <table:table-cell table:formula="of:=[.E195]/0.73" office:value-type="float" office:value="164.944372510371" calcext:value-type="float">
            <text:p>164.944372510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5.7 km/h</text:p>
          </table:table-cell>
          <table:table-cell office:value-type="float" office:value="0.006989" calcext:value-type="float">
            <text:p>0.006989</text:p>
          </table:table-cell>
          <table:table-cell office:value-type="float" office:value="0.008265" calcext:value-type="float">
            <text:p>0.008265</text:p>
          </table:table-cell>
          <table:table-cell office:value-type="float" office:value="0.00004" calcext:value-type="float">
            <text:p>4E-05</text:p>
          </table:table-cell>
          <table:table-cell table:formula="of:=1/[.C196]" office:value-type="float" office:value="120.992135511192" calcext:value-type="float">
            <text:p>120.992135511192</text:p>
          </table:table-cell>
          <table:table-cell table:formula="of:=[.E196]/0.73" office:value-type="float" office:value="165.742651385194" calcext:value-type="float">
            <text:p>165.742651385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6.5 km/h</text:p>
          </table:table-cell>
          <table:table-cell office:value-type="float" office:value="0.006954" calcext:value-type="float">
            <text:p>0.006954</text:p>
          </table:table-cell>
          <table:table-cell office:value-type="float" office:value="0.008225" calcext:value-type="float">
            <text:p>0.008225</text:p>
          </table:table-cell>
          <table:table-cell office:value-type="float" office:value="0.00004" calcext:value-type="float">
            <text:p>4E-05</text:p>
          </table:table-cell>
          <table:table-cell table:formula="of:=1/[.C197]" office:value-type="float" office:value="121.580547112462" calcext:value-type="float">
            <text:p>121.580547112462</text:p>
          </table:table-cell>
          <table:table-cell table:formula="of:=[.E197]/0.73" office:value-type="float" office:value="166.548694674606" calcext:value-type="float">
            <text:p>166.548694674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7.3 km/h</text:p>
          </table:table-cell>
          <table:table-cell office:value-type="float" office:value="0.006919" calcext:value-type="float">
            <text:p>0.006919</text:p>
          </table:table-cell>
          <table:table-cell office:value-type="float" office:value="0.008186" calcext:value-type="float">
            <text:p>0.008186</text:p>
          </table:table-cell>
          <table:table-cell office:value-type="float" office:value="0.000039" calcext:value-type="float">
            <text:p>3.9E-05</text:p>
          </table:table-cell>
          <table:table-cell table:formula="of:=1/[.C198]" office:value-type="float" office:value="122.159784998778" calcext:value-type="float">
            <text:p>122.159784998778</text:p>
          </table:table-cell>
          <table:table-cell table:formula="of:=[.E198]/0.73" office:value-type="float" office:value="167.342171231203" calcext:value-type="float">
            <text:p>167.342171231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8.2 km/h</text:p>
          </table:table-cell>
          <table:table-cell office:value-type="float" office:value="0.006884" calcext:value-type="float">
            <text:p>0.006884</text:p>
          </table:table-cell>
          <table:table-cell office:value-type="float" office:value="0.008147" calcext:value-type="float">
            <text:p>0.008147</text:p>
          </table:table-cell>
          <table:table-cell office:value-type="float" office:value="0.000039" calcext:value-type="float">
            <text:p>3.9E-05</text:p>
          </table:table-cell>
          <table:table-cell table:formula="of:=1/[.C199]" office:value-type="float" office:value="122.744568552842" calcext:value-type="float">
            <text:p>122.744568552842</text:p>
          </table:table-cell>
          <table:table-cell table:formula="of:=[.E199]/0.73" office:value-type="float" office:value="168.143244592934" calcext:value-type="float">
            <text:p>168.143244592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9.0 km/h</text:p>
          </table:table-cell>
          <table:table-cell office:value-type="float" office:value="0.006849" calcext:value-type="float">
            <text:p>0.006849</text:p>
          </table:table-cell>
          <table:table-cell office:value-type="float" office:value="0.008108" calcext:value-type="float">
            <text:p>0.008108</text:p>
          </table:table-cell>
          <table:table-cell office:value-type="float" office:value="0.000039" calcext:value-type="float">
            <text:p>3.9E-05</text:p>
          </table:table-cell>
          <table:table-cell table:formula="of:=1/[.C200]" office:value-type="float" office:value="123.334977799704" calcext:value-type="float">
            <text:p>123.334977799704</text:p>
          </table:table-cell>
          <table:table-cell table:formula="of:=[.E200]/0.73" office:value-type="float" office:value="168.952024383156" calcext:value-type="float">
            <text:p>168.952024383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9.8 km/h</text:p>
          </table:table-cell>
          <table:table-cell office:value-type="float" office:value="0.006815" calcext:value-type="float">
            <text:p>0.006815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0.000038" calcext:value-type="float">
            <text:p>3.8E-05</text:p>
          </table:table-cell>
          <table:table-cell table:formula="of:=1/[.C201]" office:value-type="float" office:value="123.931094311563" calcext:value-type="float">
            <text:p>123.931094311563</text:p>
          </table:table-cell>
          <table:table-cell table:formula="of:=[.E201]/0.73" office:value-type="float" office:value="169.768622344607" calcext:value-type="float">
            <text:p>169.768622344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0.6 km/h</text:p>
          </table:table-cell>
          <table:table-cell office:value-type="float" office:value="0.006782" calcext:value-type="float">
            <text:p>0.006782</text:p>
          </table:table-cell>
          <table:table-cell office:value-type="float" office:value="0.008031" calcext:value-type="float">
            <text:p>0.008031</text:p>
          </table:table-cell>
          <table:table-cell office:value-type="float" office:value="0.000038" calcext:value-type="float">
            <text:p>3.8E-05</text:p>
          </table:table-cell>
          <table:table-cell table:formula="of:=1/[.C202]" office:value-type="float" office:value="124.517494708006" calcext:value-type="float">
            <text:p>124.517494708006</text:p>
          </table:table-cell>
          <table:table-cell table:formula="of:=[.E202]/0.73" office:value-type="float" office:value="170.571910558913" calcext:value-type="float">
            <text:p>170.571910558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1.4 km/h</text:p>
          </table:table-cell>
          <table:table-cell office:value-type="float" office:value="0.006748" calcext:value-type="float">
            <text:p>0.006748</text:p>
          </table:table-cell>
          <table:table-cell office:value-type="float" office:value="0.007994" calcext:value-type="float">
            <text:p>0.007994</text:p>
          </table:table-cell>
          <table:table-cell office:value-type="float" office:value="0.000038" calcext:value-type="float">
            <text:p>3.8E-05</text:p>
          </table:table-cell>
          <table:table-cell table:formula="of:=1/[.C203]" office:value-type="float" office:value="125.093820365274" calcext:value-type="float">
            <text:p>125.093820365274</text:p>
          </table:table-cell>
          <table:table-cell table:formula="of:=[.E203]/0.73" office:value-type="float" office:value="171.361397760649" calcext:value-type="float">
            <text:p>171.361397760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2.2 km/h</text:p>
          </table:table-cell>
          <table:table-cell office:value-type="float" office:value="0.006715" calcext:value-type="float">
            <text:p>0.006715</text:p>
          </table:table-cell>
          <table:table-cell office:value-type="float" office:value="0.007956" calcext:value-type="float">
            <text:p>0.007956</text:p>
          </table:table-cell>
          <table:table-cell office:value-type="float" office:value="0.000037" calcext:value-type="float">
            <text:p>3.7E-05</text:p>
          </table:table-cell>
          <table:table-cell table:formula="of:=1/[.C204]" office:value-type="float" office:value="125.69130216189" calcext:value-type="float">
            <text:p>125.69130216189</text:p>
          </table:table-cell>
          <table:table-cell table:formula="of:=[.E204]/0.73" office:value-type="float" office:value="172.179865975192" calcext:value-type="float">
            <text:p>172.179865975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3.0 km/h</text:p>
          </table:table-cell>
          <table:table-cell office:value-type="float" office:value="0.006682" calcext:value-type="float">
            <text:p>0.006682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0.000037" calcext:value-type="float">
            <text:p>3.7E-05</text:p>
          </table:table-cell>
          <table:table-cell table:formula="of:=1/[.C205]" office:value-type="float" office:value="126.262626262626" calcext:value-type="float">
            <text:p>126.262626262626</text:p>
          </table:table-cell>
          <table:table-cell table:formula="of:=[.E205]/0.73" office:value-type="float" office:value="172.962501729625" calcext:value-type="float">
            <text:p>172.962501729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3.8 km/h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7883" calcext:value-type="float">
            <text:p>0.007883</text:p>
          </table:table-cell>
          <table:table-cell office:value-type="float" office:value="0.000037" calcext:value-type="float">
            <text:p>3.7E-05</text:p>
          </table:table-cell>
          <table:table-cell table:formula="of:=1/[.C206]" office:value-type="float" office:value="126.85525815045" calcext:value-type="float">
            <text:p>126.85525815045</text:p>
          </table:table-cell>
          <table:table-cell table:formula="of:=[.E206]/0.73" office:value-type="float" office:value="173.774326233494" calcext:value-type="float">
            <text:p>173.774326233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4.6 km/h</text:p>
          </table:table-cell>
          <table:table-cell office:value-type="float" office:value="0.006618" calcext:value-type="float">
            <text:p>0.006618</text:p>
          </table:table-cell>
          <table:table-cell office:value-type="float" office:value="0.007847" calcext:value-type="float">
            <text:p>0.007847</text:p>
          </table:table-cell>
          <table:table-cell office:value-type="float" office:value="0.000036" calcext:value-type="float">
            <text:p>3.6E-05</text:p>
          </table:table-cell>
          <table:table-cell table:formula="of:=1/[.C207]" office:value-type="float" office:value="127.437237160698" calcext:value-type="float">
            <text:p>127.437237160698</text:p>
          </table:table-cell>
          <table:table-cell table:formula="of:=[.E207]/0.73" office:value-type="float" office:value="174.571557754381" calcext:value-type="float">
            <text:p>174.571557754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.4 km/h</text:p>
          </table:table-cell>
          <table:table-cell office:value-type="float" office:value="0.006586" calcext:value-type="float">
            <text:p>0.006586</text:p>
          </table:table-cell>
          <table:table-cell office:value-type="float" office:value="0.007811" calcext:value-type="float">
            <text:p>0.007811</text:p>
          </table:table-cell>
          <table:table-cell office:value-type="float" office:value="0.000036" calcext:value-type="float">
            <text:p>3.6E-05</text:p>
          </table:table-cell>
          <table:table-cell table:formula="of:=1/[.C208]" office:value-type="float" office:value="128.024580719498" calcext:value-type="float">
            <text:p>128.024580719498</text:p>
          </table:table-cell>
          <table:table-cell table:formula="of:=[.E208]/0.73" office:value-type="float" office:value="175.376137971915" calcext:value-type="float">
            <text:p>175.376137971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6.2 km/h</text:p>
          </table:table-cell>
          <table:table-cell office:value-type="float" office:value="0.006554" calcext:value-type="float">
            <text:p>0.006554</text:p>
          </table:table-cell>
          <table:table-cell office:value-type="float" office:value="0.007775" calcext:value-type="float">
            <text:p>0.007775</text:p>
          </table:table-cell>
          <table:table-cell office:value-type="float" office:value="0.000036" calcext:value-type="float">
            <text:p>3.6E-05</text:p>
          </table:table-cell>
          <table:table-cell table:formula="of:=1/[.C209]" office:value-type="float" office:value="128.617363344051" calcext:value-type="float">
            <text:p>128.617363344051</text:p>
          </table:table-cell>
          <table:table-cell table:formula="of:=[.E209]/0.73" office:value-type="float" office:value="176.188168964454" calcext:value-type="float">
            <text:p>176.188168964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7.0 km/h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0035" calcext:value-type="float">
            <text:p>3.5E-05</text:p>
          </table:table-cell>
          <table:table-cell table:formula="of:=1/[.C210]" office:value-type="float" office:value="129.198966408269" calcext:value-type="float">
            <text:p>129.198966408269</text:p>
          </table:table-cell>
          <table:table-cell table:formula="of:=[.E210]/0.73" office:value-type="float" office:value="176.984885490779" calcext:value-type="float">
            <text:p>176.984885490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7.8 km/h</text:p>
          </table:table-cell>
          <table:table-cell office:value-type="float" office:value="0.006492" calcext:value-type="float">
            <text:p>0.006492</text:p>
          </table:table-cell>
          <table:table-cell office:value-type="float" office:value="0.007705" calcext:value-type="float">
            <text:p>0.007705</text:p>
          </table:table-cell>
          <table:table-cell office:value-type="float" office:value="0.000035" calcext:value-type="float">
            <text:p>3.5E-05</text:p>
          </table:table-cell>
          <table:table-cell table:formula="of:=1/[.C211]" office:value-type="float" office:value="129.785853341986" calcext:value-type="float">
            <text:p>129.785853341986</text:p>
          </table:table-cell>
          <table:table-cell table:formula="of:=[.E211]/0.73" office:value-type="float" office:value="177.788840194501" calcext:value-type="float">
            <text:p>177.788840194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8.6 km/h</text:p>
          </table:table-cell>
          <table:table-cell office:value-type="float" office:value="0.006462" calcext:value-type="float">
            <text:p>0.006462</text:p>
          </table:table-cell>
          <table:table-cell office:value-type="float" office:value="0.00767" calcext:value-type="float">
            <text:p>0.00767</text:p>
          </table:table-cell>
          <table:table-cell office:value-type="float" office:value="0.000035" calcext:value-type="float">
            <text:p>3.5E-05</text:p>
          </table:table-cell>
          <table:table-cell table:formula="of:=1/[.C212]" office:value-type="float" office:value="130.378096479791" calcext:value-type="float">
            <text:p>130.378096479791</text:p>
          </table:table-cell>
          <table:table-cell table:formula="of:=[.E212]/0.73" office:value-type="float" office:value="178.600132164098" calcext:value-type="float">
            <text:p>178.600132164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9.4 km/h</text:p>
          </table:table-cell>
          <table:table-cell office:value-type="float" office:value="0.006431" calcext:value-type="float">
            <text:p>0.006431</text:p>
          </table:table-cell>
          <table:table-cell office:value-type="float" office:value="0.007636" calcext:value-type="float">
            <text:p>0.007636</text:p>
          </table:table-cell>
          <table:table-cell office:value-type="float" office:value="0.000034" calcext:value-type="float">
            <text:p>3.4E-05</text:p>
          </table:table-cell>
          <table:table-cell table:formula="of:=1/[.C213]" office:value-type="float" office:value="130.958617077004" calcext:value-type="float">
            <text:p>130.958617077004</text:p>
          </table:table-cell>
          <table:table-cell table:formula="of:=[.E213]/0.73" office:value-type="float" office:value="179.395365858909" calcext:value-type="float">
            <text:p>179.395365858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2 km/h</text:p>
          </table:table-cell>
          <table:table-cell office:value-type="float" office:value="0.006401" calcext:value-type="float">
            <text:p>0.006401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0.000034" calcext:value-type="float">
            <text:p>3.4E-05</text:p>
          </table:table-cell>
          <table:table-cell table:formula="of:=1/[.C214]" office:value-type="float" office:value="131.544330439358" calcext:value-type="float">
            <text:p>131.544330439358</text:p>
          </table:table-cell>
          <table:table-cell table:formula="of:=[.E214]/0.73" office:value-type="float" office:value="180.197712930628" calcext:value-type="float">
            <text:p>180.197712930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1.0 km/h</text:p>
          </table:table-cell>
          <table:table-cell office:value-type="float" office:value="0.006371" calcext:value-type="float">
            <text:p>0.006371</text:p>
          </table:table-cell>
          <table:table-cell office:value-type="float" office:value="0.007568" calcext:value-type="float">
            <text:p>0.007568</text:p>
          </table:table-cell>
          <table:table-cell office:value-type="float" office:value="0.000034" calcext:value-type="float">
            <text:p>3.4E-05</text:p>
          </table:table-cell>
          <table:table-cell table:formula="of:=1/[.C215]" office:value-type="float" office:value="132.135306553911" calcext:value-type="float">
            <text:p>132.135306553911</text:p>
          </table:table-cell>
          <table:table-cell table:formula="of:=[.E215]/0.73" office:value-type="float" office:value="181.007269251933" calcext:value-type="float">
            <text:p>181.007269251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1.8 km/h</text:p>
          </table:table-cell>
          <table:table-cell office:value-type="float" office:value="0.006342" calcext:value-type="float">
            <text:p>0.006342</text:p>
          </table:table-cell>
          <table:table-cell office:value-type="float" office:value="0.007535" calcext:value-type="float">
            <text:p>0.007535</text:p>
          </table:table-cell>
          <table:table-cell office:value-type="float" office:value="0.000033" calcext:value-type="float">
            <text:p>3.3E-05</text:p>
          </table:table-cell>
          <table:table-cell table:formula="of:=1/[.C216]" office:value-type="float" office:value="132.71400132714" calcext:value-type="float">
            <text:p>132.71400132714</text:p>
          </table:table-cell>
          <table:table-cell table:formula="of:=[.E216]/0.73" office:value-type="float" office:value="181.800001818" calcext:value-type="float">
            <text:p>181.80000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6 km/h</text:p>
          </table:table-cell>
          <table:table-cell office:value-type="float" office:value="0.006313" calcext:value-type="float">
            <text:p>0.006313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0.000033" calcext:value-type="float">
            <text:p>3.3E-05</text:p>
          </table:table-cell>
          <table:table-cell table:formula="of:=1/[.C217]" office:value-type="float" office:value="133.31555792561" calcext:value-type="float">
            <text:p>133.31555792561</text:p>
          </table:table-cell>
          <table:table-cell table:formula="of:=[.E217]/0.73" office:value-type="float" office:value="182.62405195289" calcext:value-type="float">
            <text:p>182.62405195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3.4 km/h</text:p>
          </table:table-cell>
          <table:table-cell office:value-type="float" office:value="0.006284" calcext:value-type="float">
            <text:p>0.006284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0.000033" calcext:value-type="float">
            <text:p>3.3E-05</text:p>
          </table:table-cell>
          <table:table-cell table:formula="of:=1/[.C218]" office:value-type="float" office:value="133.886731824876" calcext:value-type="float">
            <text:p>133.886731824876</text:p>
          </table:table-cell>
          <table:table-cell table:formula="of:=[.E218]/0.73" office:value-type="float" office:value="183.406481951885" calcext:value-type="float">
            <text:p>183.406481951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4.2 km/h</text:p>
          </table:table-cell>
          <table:table-cell office:value-type="float" office:value="0.006255" calcext:value-type="float">
            <text:p>0.006255</text:p>
          </table:table-cell>
          <table:table-cell office:value-type="float" office:value="0.007436" calcext:value-type="float">
            <text:p>0.007436</text:p>
          </table:table-cell>
          <table:table-cell office:value-type="float" office:value="0.000033" calcext:value-type="float">
            <text:p>3.3E-05</text:p>
          </table:table-cell>
          <table:table-cell table:formula="of:=1/[.C219]" office:value-type="float" office:value="134.480903711673" calcext:value-type="float">
            <text:p>134.480903711673</text:p>
          </table:table-cell>
          <table:table-cell table:formula="of:=[.E219]/0.73" office:value-type="float" office:value="184.220416043388" calcext:value-type="float">
            <text:p>184.220416043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5.0 km/h</text:p>
          </table:table-cell>
          <table:table-cell office:value-type="float" office:value="0.006227" calcext:value-type="float">
            <text:p>0.006227</text:p>
          </table:table-cell>
          <table:table-cell office:value-type="float" office:value="0.007404" calcext:value-type="float">
            <text:p>0.007404</text:p>
          </table:table-cell>
          <table:table-cell office:value-type="float" office:value="0.000032" calcext:value-type="float">
            <text:p>3.2E-05</text:p>
          </table:table-cell>
          <table:table-cell table:formula="of:=1/[.C220]" office:value-type="float" office:value="135.062128579146" calcext:value-type="float">
            <text:p>135.062128579146</text:p>
          </table:table-cell>
          <table:table-cell table:formula="of:=[.E220]/0.73" office:value-type="float" office:value="185.016614491981" calcext:value-type="float">
            <text:p>185.0166144919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5.8 km/h</text:p>
          </table:table-cell>
          <table:table-cell office:value-type="float" office:value="0.006198" calcext:value-type="float">
            <text:p>0.006198</text:p>
          </table:table-cell>
          <table:table-cell office:value-type="float" office:value="0.007372" calcext:value-type="float">
            <text:p>0.007372</text:p>
          </table:table-cell>
          <table:table-cell office:value-type="float" office:value="0.000032" calcext:value-type="float">
            <text:p>3.2E-05</text:p>
          </table:table-cell>
          <table:table-cell table:formula="of:=1/[.C221]" office:value-type="float" office:value="135.648399348888" calcext:value-type="float">
            <text:p>135.648399348888</text:p>
          </table:table-cell>
          <table:table-cell table:formula="of:=[.E221]/0.73" office:value-type="float" office:value="185.819725135463" calcext:value-type="float">
            <text:p>185.819725135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6.6 km/h</text:p>
          </table:table-cell>
          <table:table-cell office:value-type="float" office:value="0.006171" calcext:value-type="float">
            <text:p>0.006171</text:p>
          </table:table-cell>
          <table:table-cell office:value-type="float" office:value="0.00734" calcext:value-type="float">
            <text:p>0.00734</text:p>
          </table:table-cell>
          <table:table-cell office:value-type="float" office:value="0.000032" calcext:value-type="float">
            <text:p>3.2E-05</text:p>
          </table:table-cell>
          <table:table-cell table:formula="of:=1/[.C222]" office:value-type="float" office:value="136.239782016349" calcext:value-type="float">
            <text:p>136.239782016349</text:p>
          </table:table-cell>
          <table:table-cell table:formula="of:=[.E222]/0.73" office:value-type="float" office:value="186.62983837856" calcext:value-type="float">
            <text:p>186.62983837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7.4 km/h</text:p>
          </table:table-cell>
          <table:table-cell office:value-type="float" office:value="0.006143" calcext:value-type="float">
            <text:p>0.006143</text:p>
          </table:table-cell>
          <table:table-cell office:value-type="float" office:value="0.007308" calcext:value-type="float">
            <text:p>0.007308</text:p>
          </table:table-cell>
          <table:table-cell office:value-type="float" office:value="0.000031" calcext:value-type="float">
            <text:p>3.1E-05</text:p>
          </table:table-cell>
          <table:table-cell table:formula="of:=1/[.C223]" office:value-type="float" office:value="136.836343732895" calcext:value-type="float">
            <text:p>136.836343732895</text:p>
          </table:table-cell>
          <table:table-cell table:formula="of:=[.E223]/0.73" office:value-type="float" office:value="187.447046209446" calcext:value-type="float">
            <text:p>187.447046209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8.2 km/h</text:p>
          </table:table-cell>
          <table:table-cell office:value-type="float" office:value="0.006115" calcext:value-type="float">
            <text:p>0.006115</text:p>
          </table:table-cell>
          <table:table-cell office:value-type="float" office:value="0.007277" calcext:value-type="float">
            <text:p>0.007277</text:p>
          </table:table-cell>
          <table:table-cell office:value-type="float" office:value="0.000031" calcext:value-type="float">
            <text:p>3.1E-05</text:p>
          </table:table-cell>
          <table:table-cell table:formula="of:=1/[.C224]" office:value-type="float" office:value="137.419266181119" calcext:value-type="float">
            <text:p>137.419266181119</text:p>
          </table:table-cell>
          <table:table-cell table:formula="of:=[.E224]/0.73" office:value-type="float" office:value="188.245570111121" calcext:value-type="float">
            <text:p>188.245570111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9.0 km/h</text:p>
          </table:table-cell>
          <table:table-cell office:value-type="float" office:value="0.006088" calcext:value-type="float">
            <text:p>0.006088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0031" calcext:value-type="float">
            <text:p>3.1E-05</text:p>
          </table:table-cell>
          <table:table-cell table:formula="of:=1/[.C225]" office:value-type="float" office:value="138.007176373171" calcext:value-type="float">
            <text:p>138.007176373171</text:p>
          </table:table-cell>
          <table:table-cell table:formula="of:=[.E225]/0.73" office:value-type="float" office:value="189.050926538591" calcext:value-type="float">
            <text:p>189.050926538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9.8 km/h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0.007216" calcext:value-type="float">
            <text:p>0.007216</text:p>
          </table:table-cell>
          <table:table-cell office:value-type="float" office:value="0.000031" calcext:value-type="float">
            <text:p>3.1E-05</text:p>
          </table:table-cell>
          <table:table-cell table:formula="of:=1/[.C226]" office:value-type="float" office:value="138.580931263858" calcext:value-type="float">
            <text:p>138.580931263858</text:p>
          </table:table-cell>
          <table:table-cell table:formula="of:=[.E226]/0.73" office:value-type="float" office:value="189.836892142271" calcext:value-type="float">
            <text:p>189.836892142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0.6 km/h</text:p>
          </table:table-cell>
          <table:table-cell office:value-type="float" office:value="0.006035" calcext:value-type="float">
            <text:p>0.006035</text:p>
          </table:table-cell>
          <table:table-cell office:value-type="float" office:value="0.007185" calcext:value-type="float">
            <text:p>0.007185</text:p>
          </table:table-cell>
          <table:table-cell office:value-type="float" office:value="0.00003" calcext:value-type="float">
            <text:p>3E-05</text:p>
          </table:table-cell>
          <table:table-cell table:formula="of:=1/[.C227]" office:value-type="float" office:value="139.178844815588" calcext:value-type="float">
            <text:p>139.178844815588</text:p>
          </table:table-cell>
          <table:table-cell table:formula="of:=[.E227]/0.73" office:value-type="float" office:value="190.655951802175" calcext:value-type="float">
            <text:p>190.655951802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1.5 km/h</text:p>
          </table:table-cell>
          <table:table-cell office:value-type="float" office:value="0.006008" calcext:value-type="float">
            <text:p>0.006008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0.00003" calcext:value-type="float">
            <text:p>3E-05</text:p>
          </table:table-cell>
          <table:table-cell table:formula="of:=1/[.C228]" office:value-type="float" office:value="139.762403913347" calcext:value-type="float">
            <text:p>139.762403913347</text:p>
          </table:table-cell>
          <table:table-cell table:formula="of:=[.E228]/0.73" office:value-type="float" office:value="191.455347826503" calcext:value-type="float">
            <text:p>191.455347826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.3 km/h</text:p>
          </table:table-cell>
          <table:table-cell office:value-type="float" office:value="0.005982" calcext:value-type="float">
            <text:p>0.005982</text:p>
          </table:table-cell>
          <table:table-cell office:value-type="float" office:value="0.007125" calcext:value-type="float">
            <text:p>0.007125</text:p>
          </table:table-cell>
          <table:table-cell office:value-type="float" office:value="0.00003" calcext:value-type="float">
            <text:p>3E-05</text:p>
          </table:table-cell>
          <table:table-cell table:formula="of:=1/[.C229]" office:value-type="float" office:value="140.350877192982" calcext:value-type="float">
            <text:p>140.350877192982</text:p>
          </table:table-cell>
          <table:table-cell table:formula="of:=[.E229]/0.73" office:value-type="float" office:value="192.261475606825" calcext:value-type="float">
            <text:p>192.261475606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3.1 km/h</text:p>
          </table:table-cell>
          <table:table-cell office:value-type="float" office:value="0.005956" calcext:value-type="float">
            <text:p>0.005956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0.00003" calcext:value-type="float">
            <text:p>3E-05</text:p>
          </table:table-cell>
          <table:table-cell table:formula="of:=1/[.C230]" office:value-type="float" office:value="140.924464487035" calcext:value-type="float">
            <text:p>140.924464487035</text:p>
          </table:table-cell>
          <table:table-cell table:formula="of:=[.E230]/0.73" office:value-type="float" office:value="193.047211626075" calcext:value-type="float">
            <text:p>193.047211626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3.9 km/h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0.000029" calcext:value-type="float">
            <text:p>2.9E-05</text:p>
          </table:table-cell>
          <table:table-cell table:formula="of:=1/[.C231]" office:value-type="float" office:value="141.522785168412" calcext:value-type="float">
            <text:p>141.522785168412</text:p>
          </table:table-cell>
          <table:table-cell table:formula="of:=[.E231]/0.73" office:value-type="float" office:value="193.866828997825" calcext:value-type="float">
            <text:p>193.866828997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4.7 km/h</text:p>
          </table:table-cell>
          <table:table-cell office:value-type="float" office:value="0.005905" calcext:value-type="float">
            <text:p>0.005905</text:p>
          </table:table-cell>
          <table:table-cell office:value-type="float" office:value="0.007037" calcext:value-type="float">
            <text:p>0.007037</text:p>
          </table:table-cell>
          <table:table-cell office:value-type="float" office:value="0.000029" calcext:value-type="float">
            <text:p>2.9E-05</text:p>
          </table:table-cell>
          <table:table-cell table:formula="of:=1/[.C232]" office:value-type="float" office:value="142.106011084269" calcext:value-type="float">
            <text:p>142.106011084269</text:p>
          </table:table-cell>
          <table:table-cell table:formula="of:=[.E232]/0.73" office:value-type="float" office:value="194.665768608587" calcext:value-type="float">
            <text:p>194.665768608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5.5 km/h</text:p>
          </table:table-cell>
          <table:table-cell office:value-type="float" office:value="0.005879" calcext:value-type="float">
            <text:p>0.005879</text:p>
          </table:table-cell>
          <table:table-cell office:value-type="float" office:value="0.007008" calcext:value-type="float">
            <text:p>0.007008</text:p>
          </table:table-cell>
          <table:table-cell office:value-type="float" office:value="0.000029" calcext:value-type="float">
            <text:p>2.9E-05</text:p>
          </table:table-cell>
          <table:table-cell table:formula="of:=1/[.C233]" office:value-type="float" office:value="142.694063926941" calcext:value-type="float">
            <text:p>142.694063926941</text:p>
          </table:table-cell>
          <table:table-cell table:formula="of:=[.E233]/0.73" office:value-type="float" office:value="195.471320447864" calcext:value-type="float">
            <text:p>195.471320447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6.3 km/h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979" calcext:value-type="float">
            <text:p>0.006979</text:p>
          </table:table-cell>
          <table:table-cell office:value-type="float" office:value="0.000029" calcext:value-type="float">
            <text:p>2.9E-05</text:p>
          </table:table-cell>
          <table:table-cell table:formula="of:=1/[.C234]" office:value-type="float" office:value="143.287003868749" calcext:value-type="float">
            <text:p>143.287003868749</text:p>
          </table:table-cell>
          <table:table-cell table:formula="of:=[.E234]/0.73" office:value-type="float" office:value="196.283566943492" calcext:value-type="float">
            <text:p>196.283566943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7.1 km/h</text:p>
          </table:table-cell>
          <table:table-cell office:value-type="float" office:value="0.005829" calcext:value-type="float">
            <text:p>0.00582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0.000028" calcext:value-type="float">
            <text:p>2.8E-05</text:p>
          </table:table-cell>
          <table:table-cell table:formula="of:=1/[.C235]" office:value-type="float" office:value="143.864192202561" calcext:value-type="float">
            <text:p>143.864192202561</text:p>
          </table:table-cell>
          <table:table-cell table:formula="of:=[.E235]/0.73" office:value-type="float" office:value="197.074235893919" calcext:value-type="float">
            <text:p>197.074235893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7.9 km/h</text:p>
          </table:table-cell>
          <table:table-cell office:value-type="float" office:value="0.005805" calcext:value-type="float">
            <text:p>0.005805</text:p>
          </table:table-cell>
          <table:table-cell office:value-type="float" office:value="0.006923" calcext:value-type="float">
            <text:p>0.006923</text:p>
          </table:table-cell>
          <table:table-cell office:value-type="float" office:value="0.000028" calcext:value-type="float">
            <text:p>2.8E-05</text:p>
          </table:table-cell>
          <table:table-cell table:formula="of:=1/[.C236]" office:value-type="float" office:value="144.446049400549" calcext:value-type="float">
            <text:p>144.446049400549</text:p>
          </table:table-cell>
          <table:table-cell table:formula="of:=[.E236]/0.73" office:value-type="float" office:value="197.871300548697" calcext:value-type="float">
            <text:p>197.871300548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8.7 km/h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6895" calcext:value-type="float">
            <text:p>0.006895</text:p>
          </table:table-cell>
          <table:table-cell office:value-type="float" office:value="0.000028" calcext:value-type="float">
            <text:p>2.8E-05</text:p>
          </table:table-cell>
          <table:table-cell table:formula="of:=1/[.C237]" office:value-type="float" office:value="145.032632342277" calcext:value-type="float">
            <text:p>145.032632342277</text:p>
          </table:table-cell>
          <table:table-cell table:formula="of:=[.E237]/0.73" office:value-type="float" office:value="198.674838825037" calcext:value-type="float">
            <text:p>198.674838825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9.5 km/h</text:p>
          </table:table-cell>
          <table:table-cell office:value-type="float" office:value="0.005756" calcext:value-type="float">
            <text:p>0.005756</text:p>
          </table:table-cell>
          <table:table-cell office:value-type="float" office:value="0.006867" calcext:value-type="float">
            <text:p>0.006867</text:p>
          </table:table-cell>
          <table:table-cell office:value-type="float" office:value="0.000028" calcext:value-type="float">
            <text:p>2.8E-05</text:p>
          </table:table-cell>
          <table:table-cell table:formula="of:=1/[.C238]" office:value-type="float" office:value="145.623998835008" calcext:value-type="float">
            <text:p>145.623998835008</text:p>
          </table:table-cell>
          <table:table-cell table:formula="of:=[.E238]/0.73" office:value-type="float" office:value="199.48492991097" calcext:value-type="float">
            <text:p>199.484929910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.3 km/h</text:p>
          </table:table-cell>
          <table:table-cell office:value-type="float" office:value="0.005732" calcext:value-type="float">
            <text:p>0.005732</text:p>
          </table:table-cell>
          <table:table-cell office:value-type="float" office:value="0.006839" calcext:value-type="float">
            <text:p>0.006839</text:p>
          </table:table-cell>
          <table:table-cell office:value-type="float" office:value="0.000028" calcext:value-type="float">
            <text:p>2.8E-05</text:p>
          </table:table-cell>
          <table:table-cell table:formula="of:=1/[.C239]" office:value-type="float" office:value="146.220207632695" calcext:value-type="float">
            <text:p>146.220207632695</text:p>
          </table:table-cell>
          <table:table-cell table:formula="of:=[.E239]/0.73" office:value-type="float" office:value="200.301654291363" calcext:value-type="float">
            <text:p>200.301654291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.1 km/h</text:p>
          </table:table-cell>
          <table:table-cell office:value-type="float" office:value="0.005708" calcext:value-type="float">
            <text:p>0.005708</text:p>
          </table:table-cell>
          <table:table-cell office:value-type="float" office:value="0.006812" calcext:value-type="float">
            <text:p>0.006812</text:p>
          </table:table-cell>
          <table:table-cell office:value-type="float" office:value="0.000027" calcext:value-type="float">
            <text:p>2.7E-05</text:p>
          </table:table-cell>
          <table:table-cell table:formula="of:=1/[.C240]" office:value-type="float" office:value="146.799765120376" calcext:value-type="float">
            <text:p>146.799765120376</text:p>
          </table:table-cell>
          <table:table-cell table:formula="of:=[.E240]/0.73" office:value-type="float" office:value="201.095568658049" calcext:value-type="float">
            <text:p>201.095568658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.9 km/h</text:p>
          </table:table-cell>
          <table:table-cell office:value-type="float" office:value="0.005684" calcext:value-type="float">
            <text:p>0.005684</text:p>
          </table:table-cell>
          <table:table-cell office:value-type="float" office:value="0.006785" calcext:value-type="float">
            <text:p>0.006785</text:p>
          </table:table-cell>
          <table:table-cell office:value-type="float" office:value="0.000027" calcext:value-type="float">
            <text:p>2.7E-05</text:p>
          </table:table-cell>
          <table:table-cell table:formula="of:=1/[.C241]" office:value-type="float" office:value="147.383935151069" calcext:value-type="float">
            <text:p>147.383935151069</text:p>
          </table:table-cell>
          <table:table-cell table:formula="of:=[.E241]/0.73" office:value-type="float" office:value="201.895801576806" calcext:value-type="float">
            <text:p>201.89580157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7 km/h</text:p>
          </table:table-cell>
          <table:table-cell office:value-type="float" office:value="0.005661" calcext:value-type="float">
            <text:p>0.005661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0.000027" calcext:value-type="float">
            <text:p>2.7E-05</text:p>
          </table:table-cell>
          <table:table-cell table:formula="of:=1/[.C242]" office:value-type="float" office:value="147.972773009766" calcext:value-type="float">
            <text:p>147.972773009766</text:p>
          </table:table-cell>
          <table:table-cell table:formula="of:=[.E242]/0.73" office:value-type="float" office:value="202.702428780502" calcext:value-type="float">
            <text:p>202.7024287805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5 km/h</text:p>
          </table:table-cell>
          <table:table-cell office:value-type="float" office:value="0.005637" calcext:value-type="float">
            <text:p>0.005637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0027" calcext:value-type="float">
            <text:p>2.7E-05</text:p>
          </table:table-cell>
          <table:table-cell table:formula="of:=1/[.C243]" office:value-type="float" office:value="148.566334868519" calcext:value-type="float">
            <text:p>148.566334868519</text:p>
          </table:table-cell>
          <table:table-cell table:formula="of:=[.E243]/0.73" office:value-type="float" office:value="203.515527217149" calcext:value-type="float">
            <text:p>203.515527217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4.3 km/h</text:p>
          </table:table-cell>
          <table:table-cell office:value-type="float" office:value="0.005614" calcext:value-type="float">
            <text:p>0.005614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0026" calcext:value-type="float">
            <text:p>2.6E-05</text:p>
          </table:table-cell>
          <table:table-cell table:formula="of:=1/[.C244]" office:value-type="float" office:value="149.142431021626" calcext:value-type="float">
            <text:p>149.142431021626</text:p>
          </table:table-cell>
          <table:table-cell table:formula="of:=[.E244]/0.73" office:value-type="float" office:value="204.304700029624" calcext:value-type="float">
            <text:p>204.304700029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5.1 km/h</text:p>
          </table:table-cell>
          <table:table-cell office:value-type="float" office:value="0.005591" calcext:value-type="float">
            <text:p>0.005591</text:p>
          </table:table-cell>
          <table:table-cell office:value-type="float" office:value="0.006679" calcext:value-type="float">
            <text:p>0.006679</text:p>
          </table:table-cell>
          <table:table-cell office:value-type="float" office:value="0.000026" calcext:value-type="float">
            <text:p>2.6E-05</text:p>
          </table:table-cell>
          <table:table-cell table:formula="of:=1/[.C245]" office:value-type="float" office:value="149.72301242701" calcext:value-type="float">
            <text:p>149.72301242701</text:p>
          </table:table-cell>
          <table:table-cell table:formula="of:=[.E245]/0.73" office:value-type="float" office:value="205.100017023301" calcext:value-type="float">
            <text:p>205.100017023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5.9 km/h</text:p>
          </table:table-cell>
          <table:table-cell office:value-type="float" office:value="0.005569" calcext:value-type="float">
            <text:p>0.005569</text:p>
          </table:table-cell>
          <table:table-cell office:value-type="float" office:value="0.006653" calcext:value-type="float">
            <text:p>0.006653</text:p>
          </table:table-cell>
          <table:table-cell office:value-type="float" office:value="0.000026" calcext:value-type="float">
            <text:p>2.6E-05</text:p>
          </table:table-cell>
          <table:table-cell table:formula="of:=1/[.C246]" office:value-type="float" office:value="150.308131669923" calcext:value-type="float">
            <text:p>150.308131669923</text:p>
          </table:table-cell>
          <table:table-cell table:formula="of:=[.E246]/0.73" office:value-type="float" office:value="205.901550232772" calcext:value-type="float">
            <text:p>205.901550232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6.7 km/h</text:p>
          </table:table-cell>
          <table:table-cell office:value-type="float" office:value="0.005546" calcext:value-type="float">
            <text:p>0.005546</text:p>
          </table:table-cell>
          <table:table-cell office:value-type="float" office:value="0.006627" calcext:value-type="float">
            <text:p>0.006627</text:p>
          </table:table-cell>
          <table:table-cell office:value-type="float" office:value="0.000026" calcext:value-type="float">
            <text:p>2.6E-05</text:p>
          </table:table-cell>
          <table:table-cell table:formula="of:=1/[.C247]" office:value-type="float" office:value="150.897842160857" calcext:value-type="float">
            <text:p>150.897842160857</text:p>
          </table:table-cell>
          <table:table-cell table:formula="of:=[.E247]/0.73" office:value-type="float" office:value="206.709372823092" calcext:value-type="float">
            <text:p>206.709372823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7.5 km/h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0.006601" calcext:value-type="float">
            <text:p>0.006601</text:p>
          </table:table-cell>
          <table:table-cell office:value-type="float" office:value="0.000026" calcext:value-type="float">
            <text:p>2.6E-05</text:p>
          </table:table-cell>
          <table:table-cell table:formula="of:=1/[.C248]" office:value-type="float" office:value="151.492198151795" calcext:value-type="float">
            <text:p>151.492198151795</text:p>
          </table:table-cell>
          <table:table-cell table:formula="of:=[.E248]/0.73" office:value-type="float" office:value="207.523559112048" calcext:value-type="float">
            <text:p>207.523559112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8.3 km/h</text:p>
          </table:table-cell>
          <table:table-cell office:value-type="float" office:value="0.005501" calcext:value-type="float">
            <text:p>0.005501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0.000025" calcext:value-type="float">
            <text:p>2.5E-05</text:p>
          </table:table-cell>
          <table:table-cell table:formula="of:=1/[.C249]" office:value-type="float" office:value="152.068126520681" calcext:value-type="float">
            <text:p>152.068126520681</text:p>
          </table:table-cell>
          <table:table-cell table:formula="of:=[.E249]/0.73" office:value-type="float" office:value="208.312502083125" calcext:value-type="float">
            <text:p>208.312502083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9.1 km/h</text:p>
          </table:table-cell>
          <table:table-cell office:value-type="float" office:value="0.005479" calcext:value-type="float">
            <text:p>0.005479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0025" calcext:value-type="float">
            <text:p>2.5E-05</text:p>
          </table:table-cell>
          <table:table-cell table:formula="of:=1/[.C250]" office:value-type="float" office:value="152.671755725191" calcext:value-type="float">
            <text:p>152.671755725191</text:p>
          </table:table-cell>
          <table:table-cell table:formula="of:=[.E250]/0.73" office:value-type="float" office:value="209.139391404371" calcext:value-type="float">
            <text:p>209.139391404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9.9 km/h</text:p>
          </table:table-cell>
          <table:table-cell office:value-type="float" office:value="0.005458" calcext:value-type="float">
            <text:p>0.005458</text:p>
          </table:table-cell>
          <table:table-cell office:value-type="float" office:value="0.006525" calcext:value-type="float">
            <text:p>0.006525</text:p>
          </table:table-cell>
          <table:table-cell office:value-type="float" office:value="0.000025" calcext:value-type="float">
            <text:p>2.5E-05</text:p>
          </table:table-cell>
          <table:table-cell table:formula="of:=1/[.C251]" office:value-type="float" office:value="153.256704980843" calcext:value-type="float">
            <text:p>153.256704980843</text:p>
          </table:table-cell>
          <table:table-cell table:formula="of:=[.E251]/0.73" office:value-type="float" office:value="209.940691754579" calcext:value-type="float">
            <text:p>209.940691754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7 km/h</text:p>
          </table:table-cell>
          <table:table-cell office:value-type="float" office:value="0.005436" calcext:value-type="float">
            <text:p>0.00543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0025" calcext:value-type="float">
            <text:p>2.5E-05</text:p>
          </table:table-cell>
          <table:table-cell table:formula="of:=1/[.C252]" office:value-type="float" office:value="153.846153846154" calcext:value-type="float">
            <text:p>153.846153846154</text:p>
          </table:table-cell>
          <table:table-cell table:formula="of:=[.E252]/0.73" office:value-type="float" office:value="210.748155953635" calcext:value-type="float">
            <text:p>210.7481559536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1.5 km/h</text:p>
          </table:table-cell>
          <table:table-cell office:value-type="float" office:value="0.005414" calcext:value-type="float">
            <text:p>0.005414</text:p>
          </table:table-cell>
          <table:table-cell office:value-type="float" office:value="0.006476" calcext:value-type="float">
            <text:p>0.006476</text:p>
          </table:table-cell>
          <table:table-cell office:value-type="float" office:value="0.000025" calcext:value-type="float">
            <text:p>2.5E-05</text:p>
          </table:table-cell>
          <table:table-cell table:formula="of:=1/[.C253]" office:value-type="float" office:value="154.416306361952" calcext:value-type="float">
            <text:p>154.416306361952</text:p>
          </table:table-cell>
          <table:table-cell table:formula="of:=[.E253]/0.73" office:value-type="float" office:value="211.529186797194" calcext:value-type="float">
            <text:p>211.529186797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2.3 km/h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.000025" calcext:value-type="float">
            <text:p>2.5E-05</text:p>
          </table:table-cell>
          <table:table-cell table:formula="of:=1/[.C254]" office:value-type="float" office:value="155.014726399008" calcext:value-type="float">
            <text:p>155.014726399008</text:p>
          </table:table-cell>
          <table:table-cell table:formula="of:=[.E254]/0.73" office:value-type="float" office:value="212.348940272614" calcext:value-type="float">
            <text:p>212.348940272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3.1 km/h</text:p>
          </table:table-cell>
          <table:table-cell office:value-type="float" office:value="0.005372" calcext:value-type="float">
            <text:p>0.005372</text:p>
          </table:table-cell>
          <table:table-cell office:value-type="float" office:value="0.006427" calcext:value-type="float">
            <text:p>0.006427</text:p>
          </table:table-cell>
          <table:table-cell office:value-type="float" office:value="0.000024" calcext:value-type="float">
            <text:p>2.4E-05</text:p>
          </table:table-cell>
          <table:table-cell table:formula="of:=1/[.C255]" office:value-type="float" office:value="155.593589544111" calcext:value-type="float">
            <text:p>155.593589544111</text:p>
          </table:table-cell>
          <table:table-cell table:formula="of:=[.E255]/0.73" office:value-type="float" office:value="213.141903485083" calcext:value-type="float">
            <text:p>213.141903485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4.0 km/h</text:p>
          </table:table-cell>
          <table:table-cell office:value-type="float" office:value="0.005351" calcext:value-type="float">
            <text:p>0.005351</text:p>
          </table:table-cell>
          <table:table-cell office:value-type="float" office:value="0.006403" calcext:value-type="float">
            <text:p>0.006403</text:p>
          </table:table-cell>
          <table:table-cell office:value-type="float" office:value="0.000024" calcext:value-type="float">
            <text:p>2.4E-05</text:p>
          </table:table-cell>
          <table:table-cell table:formula="of:=1/[.C256]" office:value-type="float" office:value="156.17679212869" calcext:value-type="float">
            <text:p>156.17679212869</text:p>
          </table:table-cell>
          <table:table-cell table:formula="of:=[.E256]/0.73" office:value-type="float" office:value="213.940811135191" calcext:value-type="float">
            <text:p>213.940811135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4.8 km/h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6379" calcext:value-type="float">
            <text:p>0.006379</text:p>
          </table:table-cell>
          <table:table-cell office:value-type="float" office:value="0.000024" calcext:value-type="float">
            <text:p>2.4E-05</text:p>
          </table:table-cell>
          <table:table-cell table:formula="of:=1/[.C257]" office:value-type="float" office:value="156.764383132152" calcext:value-type="float">
            <text:p>156.764383132152</text:p>
          </table:table-cell>
          <table:table-cell table:formula="of:=[.E257]/0.73" office:value-type="float" office:value="214.745730318017" calcext:value-type="float">
            <text:p>214.745730318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5.6 km/h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06355" calcext:value-type="float">
            <text:p>0.006355</text:p>
          </table:table-cell>
          <table:table-cell office:value-type="float" office:value="0.000024" calcext:value-type="float">
            <text:p>2.4E-05</text:p>
          </table:table-cell>
          <table:table-cell table:formula="of:=1/[.C258]" office:value-type="float" office:value="157.3564122738" calcext:value-type="float">
            <text:p>157.3564122738</text:p>
          </table:table-cell>
          <table:table-cell table:formula="of:=[.E258]/0.73" office:value-type="float" office:value="215.556729142192" calcext:value-type="float">
            <text:p>215.556729142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6.4 km/h</text:p>
          </table:table-cell>
          <table:table-cell office:value-type="float" office:value="0.005289" calcext:value-type="float">
            <text:p>0.005289</text:p>
          </table:table-cell>
          <table:table-cell office:value-type="float" office:value="0.006331" calcext:value-type="float">
            <text:p>0.006331</text:p>
          </table:table-cell>
          <table:table-cell office:value-type="float" office:value="0.000024" calcext:value-type="float">
            <text:p>2.4E-05</text:p>
          </table:table-cell>
          <table:table-cell table:formula="of:=1/[.C259]" office:value-type="float" office:value="157.952930026852" calcext:value-type="float">
            <text:p>157.952930026852</text:p>
          </table:table-cell>
          <table:table-cell table:formula="of:=[.E259]/0.73" office:value-type="float" office:value="216.373876749112" calcext:value-type="float">
            <text:p>216.373876749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7.2 km/h</text:p>
          </table:table-cell>
          <table:table-cell office:value-type="float" office:value="0.005269" calcext:value-type="float">
            <text:p>0.005269</text:p>
          </table:table-cell>
          <table:table-cell office:value-type="float" office:value="0.006308" calcext:value-type="float">
            <text:p>0.006308</text:p>
          </table:table-cell>
          <table:table-cell office:value-type="float" office:value="0.000023" calcext:value-type="float">
            <text:p>2.3E-05</text:p>
          </table:table-cell>
          <table:table-cell table:formula="of:=1/[.C260]" office:value-type="float" office:value="158.52885225111" calcext:value-type="float">
            <text:p>158.52885225111</text:p>
          </table:table-cell>
          <table:table-cell table:formula="of:=[.E260]/0.73" office:value-type="float" office:value="217.16281130289" calcext:value-type="float">
            <text:p>217.16281130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8.0 km/h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0023" calcext:value-type="float">
            <text:p>2.3E-05</text:p>
          </table:table-cell>
          <table:table-cell table:formula="of:=1/[.C261]" office:value-type="float" office:value="159.108989657916" calcext:value-type="float">
            <text:p>159.108989657916</text:p>
          </table:table-cell>
          <table:table-cell table:formula="of:=[.E261]/0.73" office:value-type="float" office:value="217.957520079337" calcext:value-type="float">
            <text:p>217.957520079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8.8 km/h</text:p>
          </table:table-cell>
          <table:table-cell office:value-type="float" office:value="0.005228" calcext:value-type="float">
            <text:p>0.005228</text:p>
          </table:table-cell>
          <table:table-cell office:value-type="float" office:value="0.006262" calcext:value-type="float">
            <text:p>0.006262</text:p>
          </table:table-cell>
          <table:table-cell office:value-type="float" office:value="0.000023" calcext:value-type="float">
            <text:p>2.3E-05</text:p>
          </table:table-cell>
          <table:table-cell table:formula="of:=1/[.C262]" office:value-type="float" office:value="159.693388693708" calcext:value-type="float">
            <text:p>159.693388693708</text:p>
          </table:table-cell>
          <table:table-cell table:formula="of:=[.E262]/0.73" office:value-type="float" office:value="218.75806670371" calcext:value-type="float">
            <text:p>218.75806670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9.6 km/h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0.006239" calcext:value-type="float">
            <text:p>0.006239</text:p>
          </table:table-cell>
          <table:table-cell office:value-type="float" office:value="0.000023" calcext:value-type="float">
            <text:p>2.3E-05</text:p>
          </table:table-cell>
          <table:table-cell table:formula="of:=1/[.C263]" office:value-type="float" office:value="160.282096489822" calcext:value-type="float">
            <text:p>160.282096489822</text:p>
          </table:table-cell>
          <table:table-cell table:formula="of:=[.E263]/0.73" office:value-type="float" office:value="219.564515739482" calcext:value-type="float">
            <text:p>219.564515739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.4 km/h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0023" calcext:value-type="float">
            <text:p>2.3E-05</text:p>
          </table:table-cell>
          <table:table-cell table:formula="of:=1/[.C264]" office:value-type="float" office:value="160.875160875161" calcext:value-type="float">
            <text:p>160.875160875161</text:p>
          </table:table-cell>
          <table:table-cell table:formula="of:=[.E264]/0.73" office:value-type="float" office:value="220.3769327057" calcext:value-type="float">
            <text:p>220.3769327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1.2 km/h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0.000023" calcext:value-type="float">
            <text:p>2.3E-05</text:p>
          </table:table-cell>
          <table:table-cell table:formula="of:=1/[.C265]" office:value-type="float" office:value="161.472630389149" calcext:value-type="float">
            <text:p>161.472630389149</text:p>
          </table:table-cell>
          <table:table-cell table:formula="of:=[.E265]/0.73" office:value-type="float" office:value="221.195384094725" calcext:value-type="float">
            <text:p>221.195384094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2.0 km/h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6171" calcext:value-type="float">
            <text:p>0.006171</text:p>
          </table:table-cell>
          <table:table-cell office:value-type="float" office:value="0.000022" calcext:value-type="float">
            <text:p>2.2E-05</text:p>
          </table:table-cell>
          <table:table-cell table:formula="of:=1/[.C266]" office:value-type="float" office:value="162.048290390536" calcext:value-type="float">
            <text:p>162.048290390536</text:p>
          </table:table-cell>
          <table:table-cell table:formula="of:=[.E266]/0.73" office:value-type="float" office:value="221.983959439091" calcext:value-type="float">
            <text:p>221.983959439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2.8 km/h</text:p>
          </table:table-cell>
          <table:table-cell office:value-type="float" office:value="0.005131" calcext:value-type="float">
            <text:p>0.005131</text:p>
          </table:table-cell>
          <table:table-cell office:value-type="float" office:value="0.006149" calcext:value-type="float">
            <text:p>0.006149</text:p>
          </table:table-cell>
          <table:table-cell office:value-type="float" office:value="0.000022" calcext:value-type="float">
            <text:p>2.2E-05</text:p>
          </table:table-cell>
          <table:table-cell table:formula="of:=1/[.C267]" office:value-type="float" office:value="162.628069604814" calcext:value-type="float">
            <text:p>162.628069604814</text:p>
          </table:table-cell>
          <table:table-cell table:formula="of:=[.E267]/0.73" office:value-type="float" office:value="222.778177540841" calcext:value-type="float">
            <text:p>222.778177540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3.6 km/h</text:p>
          </table:table-cell>
          <table:table-cell office:value-type="float" office:value="0.005111" calcext:value-type="float">
            <text:p>0.005111</text:p>
          </table:table-cell>
          <table:table-cell office:value-type="float" office:value="0.006127" calcext:value-type="float">
            <text:p>0.006127</text:p>
          </table:table-cell>
          <table:table-cell office:value-type="float" office:value="0.000022" calcext:value-type="float">
            <text:p>2.2E-05</text:p>
          </table:table-cell>
          <table:table-cell table:formula="of:=1/[.C268]" office:value-type="float" office:value="163.212012404113" calcext:value-type="float">
            <text:p>163.212012404113</text:p>
          </table:table-cell>
          <table:table-cell table:formula="of:=[.E268]/0.73" office:value-type="float" office:value="223.578099183716" calcext:value-type="float">
            <text:p>223.578099183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4.4 km/h</text:p>
          </table:table-cell>
          <table:table-cell office:value-type="float" office:value="0.005092" calcext:value-type="float">
            <text:p>0.005092</text:p>
          </table:table-cell>
          <table:table-cell office:value-type="float" office:value="0.006105" calcext:value-type="float">
            <text:p>0.006105</text:p>
          </table:table-cell>
          <table:table-cell office:value-type="float" office:value="0.000022" calcext:value-type="float">
            <text:p>2.2E-05</text:p>
          </table:table-cell>
          <table:table-cell table:formula="of:=1/[.C269]" office:value-type="float" office:value="163.800163800164" calcext:value-type="float">
            <text:p>163.800163800164</text:p>
          </table:table-cell>
          <table:table-cell table:formula="of:=[.E269]/0.73" office:value-type="float" office:value="224.383786027622" calcext:value-type="float">
            <text:p>224.383786027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5.2 km/h</text:p>
          </table:table-cell>
          <table:table-cell office:value-type="float" office:value="0.005074" calcext:value-type="float">
            <text:p>0.005074</text:p>
          </table:table-cell>
          <table:table-cell office:value-type="float" office:value="0.006083" calcext:value-type="float">
            <text:p>0.006083</text:p>
          </table:table-cell>
          <table:table-cell office:value-type="float" office:value="0.000022" calcext:value-type="float">
            <text:p>2.2E-05</text:p>
          </table:table-cell>
          <table:table-cell table:formula="of:=1/[.C270]" office:value-type="float" office:value="164.392569455861" calcext:value-type="float">
            <text:p>164.392569455861</text:p>
          </table:table-cell>
          <table:table-cell table:formula="of:=[.E270]/0.73" office:value-type="float" office:value="225.195300624467" calcext:value-type="float">
            <text:p>225.195300624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6.0 km/h</text:p>
          </table:table-cell>
          <table:table-cell office:value-type="float" office:value="0.005055" calcext:value-type="float">
            <text:p>0.005055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0.000022" calcext:value-type="float">
            <text:p>2.2E-05</text:p>
          </table:table-cell>
          <table:table-cell table:formula="of:=1/[.C271]" office:value-type="float" office:value="164.98927569708" calcext:value-type="float">
            <text:p>164.98927569708</text:p>
          </table:table-cell>
          <table:table-cell table:formula="of:=[.E271]/0.73" office:value-type="float" office:value="226.012706434356" calcext:value-type="float">
            <text:p>226.012706434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6.8 km/h</text:p>
          </table:table-cell>
          <table:table-cell office:value-type="float" office:value="0.005036" calcext:value-type="float">
            <text:p>0.005036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0021" calcext:value-type="float">
            <text:p>2.1E-05</text:p>
          </table:table-cell>
          <table:table-cell table:formula="of:=1/[.C272]" office:value-type="float" office:value="165.562913907285" calcext:value-type="float">
            <text:p>165.562913907285</text:p>
          </table:table-cell>
          <table:table-cell table:formula="of:=[.E272]/0.73" office:value-type="float" office:value="226.79851220176" calcext:value-type="float">
            <text:p>226.7985122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7.6 km/h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0.006018" calcext:value-type="float">
            <text:p>0.006018</text:p>
          </table:table-cell>
          <table:table-cell office:value-type="float" office:value="0.000021" calcext:value-type="float">
            <text:p>2.1E-05</text:p>
          </table:table-cell>
          <table:table-cell table:formula="of:=1/[.C273]" office:value-type="float" office:value="166.168162180126" calcext:value-type="float">
            <text:p>166.168162180126</text:p>
          </table:table-cell>
          <table:table-cell table:formula="of:=[.E273]/0.73" office:value-type="float" office:value="227.627619424831" calcext:value-type="float">
            <text:p>227.6276194248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8.4 km/h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997" calcext:value-type="float">
            <text:p>0.005997</text:p>
          </table:table-cell>
          <table:table-cell office:value-type="float" office:value="0.000021" calcext:value-type="float">
            <text:p>2.1E-05</text:p>
          </table:table-cell>
          <table:table-cell table:formula="of:=1/[.C274]" office:value-type="float" office:value="166.75004168751" calcext:value-type="float">
            <text:p>166.75004168751</text:p>
          </table:table-cell>
          <table:table-cell table:formula="of:=[.E274]/0.73" office:value-type="float" office:value="228.424714640425" calcext:value-type="float">
            <text:p>228.424714640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9.2 km/h</text:p>
          </table:table-cell>
          <table:table-cell office:value-type="float" office:value="0.004981" calcext:value-type="float">
            <text:p>0.004981</text:p>
          </table:table-cell>
          <table:table-cell office:value-type="float" office:value="0.005976" calcext:value-type="float">
            <text:p>0.005976</text:p>
          </table:table-cell>
          <table:table-cell office:value-type="float" office:value="0.000021" calcext:value-type="float">
            <text:p>2.1E-05</text:p>
          </table:table-cell>
          <table:table-cell table:formula="of:=1/[.C275]" office:value-type="float" office:value="167.336010709505" calcext:value-type="float">
            <text:p>167.336010709505</text:p>
          </table:table-cell>
          <table:table-cell table:formula="of:=[.E275]/0.73" office:value-type="float" office:value="229.227411930828" calcext:value-type="float">
            <text:p>229.227411930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0.0 km/h</text:p>
          </table:table-cell>
          <table:table-cell office:value-type="float" office:value="0.004963" calcext:value-type="float">
            <text:p>0.004963</text:p>
          </table:table-cell>
          <table:table-cell office:value-type="float" office:value="0.005955" calcext:value-type="float">
            <text:p>0.005955</text:p>
          </table:table-cell>
          <table:table-cell office:value-type="float" office:value="0.000021" calcext:value-type="float">
            <text:p>2.1E-05</text:p>
          </table:table-cell>
          <table:table-cell table:formula="of:=1/[.C276]" office:value-type="float" office:value="167.926112510495" calcext:value-type="float">
            <text:p>167.926112510495</text:p>
          </table:table-cell>
          <table:table-cell table:formula="of:=[.E276]/0.73" office:value-type="float" office:value="230.035770562322" calcext:value-type="float">
            <text:p>230.035770562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0.8 km/h</text:p>
          </table:table-cell>
          <table:table-cell office:value-type="float" office:value="0.004945" calcext:value-type="float">
            <text:p>0.004945</text:p>
          </table:table-cell>
          <table:table-cell office:value-type="float" office:value="0.005935" calcext:value-type="float">
            <text:p>0.005935</text:p>
          </table:table-cell>
          <table:table-cell office:value-type="float" office:value="0.000021" calcext:value-type="float">
            <text:p>2.1E-05</text:p>
          </table:table-cell>
          <table:table-cell table:formula="of:=1/[.C277]" office:value-type="float" office:value="168.49199663016" calcext:value-type="float">
            <text:p>168.49199663016</text:p>
          </table:table-cell>
          <table:table-cell table:formula="of:=[.E277]/0.73" office:value-type="float" office:value="230.810954287891" calcext:value-type="float">
            <text:p>230.810954287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1.6 km/h</text:p>
          </table:table-cell>
          <table:table-cell office:value-type="float" office:value="0.004928" calcext:value-type="float">
            <text:p>0.004928</text:p>
          </table:table-cell>
          <table:table-cell office:value-type="float" office:value="0.005914" calcext:value-type="float">
            <text:p>0.005914</text:p>
          </table:table-cell>
          <table:table-cell office:value-type="float" office:value="0.000021" calcext:value-type="float">
            <text:p>2.1E-05</text:p>
          </table:table-cell>
          <table:table-cell table:formula="of:=1/[.C278]" office:value-type="float" office:value="169.090294217112" calcext:value-type="float">
            <text:p>169.090294217112</text:p>
          </table:table-cell>
          <table:table-cell table:formula="of:=[.E278]/0.73" office:value-type="float" office:value="231.630540023441" calcext:value-type="float">
            <text:p>231.630540023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2.4 km/h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.005894" calcext:value-type="float">
            <text:p>0.005894</text:p>
          </table:table-cell>
          <table:table-cell office:value-type="float" office:value="0.00002" calcext:value-type="float">
            <text:p>2E-05</text:p>
          </table:table-cell>
          <table:table-cell table:formula="of:=1/[.C279]" office:value-type="float" office:value="169.664065151001" calcext:value-type="float">
            <text:p>169.664065151001</text:p>
          </table:table-cell>
          <table:table-cell table:formula="of:=[.E279]/0.73" office:value-type="float" office:value="232.416527604111" calcext:value-type="float">
            <text:p>232.416527604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3.2 km/h</text:p>
          </table:table-cell>
          <table:table-cell office:value-type="float" office:value="0.004892" calcext:value-type="float">
            <text:p>0.004892</text:p>
          </table:table-cell>
          <table:table-cell office:value-type="float" office:value="0.005873" calcext:value-type="float">
            <text:p>0.005873</text:p>
          </table:table-cell>
          <table:table-cell office:value-type="float" office:value="0.00002" calcext:value-type="float">
            <text:p>2E-05</text:p>
          </table:table-cell>
          <table:table-cell table:formula="of:=1/[.C280]" office:value-type="float" office:value="170.270730461434" calcext:value-type="float">
            <text:p>170.270730461434</text:p>
          </table:table-cell>
          <table:table-cell table:formula="of:=[.E280]/0.73" office:value-type="float" office:value="233.247575974567" calcext:value-type="float">
            <text:p>233.2475759745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4.0 km/h</text:p>
          </table:table-cell>
          <table:table-cell office:value-type="float" office:value="0.004875" calcext:value-type="float">
            <text:p>0.004875</text:p>
          </table:table-cell>
          <table:table-cell office:value-type="float" office:value="0.005853" calcext:value-type="float">
            <text:p>0.005853</text:p>
          </table:table-cell>
          <table:table-cell office:value-type="float" office:value="0.00002" calcext:value-type="float">
            <text:p>2E-05</text:p>
          </table:table-cell>
          <table:table-cell table:formula="of:=1/[.C281]" office:value-type="float" office:value="170.852554245686" calcext:value-type="float">
            <text:p>170.852554245686</text:p>
          </table:table-cell>
          <table:table-cell table:formula="of:=[.E281]/0.73" office:value-type="float" office:value="234.044594857104" calcext:value-type="float">
            <text:p>234.044594857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4.8 km/h</text:p>
          </table:table-cell>
          <table:table-cell office:value-type="float" office:value="0.004858" calcext:value-type="float">
            <text:p>0.004858</text:p>
          </table:table-cell>
          <table:table-cell office:value-type="float" office:value="0.005833" calcext:value-type="float">
            <text:p>0.005833</text:p>
          </table:table-cell>
          <table:table-cell office:value-type="float" office:value="0.00002" calcext:value-type="float">
            <text:p>2E-05</text:p>
          </table:table-cell>
          <table:table-cell table:formula="of:=1/[.C282]" office:value-type="float" office:value="171.438367906738" calcext:value-type="float">
            <text:p>171.438367906738</text:p>
          </table:table-cell>
          <table:table-cell table:formula="of:=[.E282]/0.73" office:value-type="float" office:value="234.847079324298" calcext:value-type="float">
            <text:p>234.847079324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5.6 km/h</text:p>
          </table:table-cell>
          <table:table-cell office:value-type="float" office:value="0.004841" calcext:value-type="float">
            <text:p>0.004841</text:p>
          </table:table-cell>
          <table:table-cell office:value-type="float" office:value="0.005813" calcext:value-type="float">
            <text:p>0.005813</text:p>
          </table:table-cell>
          <table:table-cell office:value-type="float" office:value="0.00002" calcext:value-type="float">
            <text:p>2E-05</text:p>
          </table:table-cell>
          <table:table-cell table:formula="of:=1/[.C283]" office:value-type="float" office:value="172.028212626871" calcext:value-type="float">
            <text:p>172.028212626871</text:p>
          </table:table-cell>
          <table:table-cell table:formula="of:=[.E283]/0.73" office:value-type="float" office:value="235.655085790234" calcext:value-type="float">
            <text:p>235.655085790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6.4 km/h</text:p>
          </table:table-cell>
          <table:table-cell office:value-type="float" office:value="0.004823" calcext:value-type="float">
            <text:p>0.004823</text:p>
          </table:table-cell>
          <table:table-cell office:value-type="float" office:value="0.005793" calcext:value-type="float">
            <text:p>0.005793</text:p>
          </table:table-cell>
          <table:table-cell office:value-type="float" office:value="0.00002" calcext:value-type="float">
            <text:p>2E-05</text:p>
          </table:table-cell>
          <table:table-cell table:formula="of:=1/[.C284]" office:value-type="float" office:value="172.622130157086" calcext:value-type="float">
            <text:p>172.622130157086</text:p>
          </table:table-cell>
          <table:table-cell table:formula="of:=[.E284]/0.73" office:value-type="float" office:value="236.468671448063" calcext:value-type="float">
            <text:p>236.468671448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7.3 km/h</text:p>
          </table:table-cell>
          <table:table-cell office:value-type="float" office:value="0.004807" calcext:value-type="float">
            <text:p>0.004807</text:p>
          </table:table-cell>
          <table:table-cell office:value-type="float" office:value="0.005774" calcext:value-type="float">
            <text:p>0.005774</text:p>
          </table:table-cell>
          <table:table-cell office:value-type="float" office:value="0.00002" calcext:value-type="float">
            <text:p>2E-05</text:p>
          </table:table-cell>
          <table:table-cell table:formula="of:=1/[.C285]" office:value-type="float" office:value="173.190162798753" calcext:value-type="float">
            <text:p>173.190162798753</text:p>
          </table:table-cell>
          <table:table-cell table:formula="of:=[.E285]/0.73" office:value-type="float" office:value="237.246798354456" calcext:value-type="float">
            <text:p>237.246798354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8.1 km/h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5754" calcext:value-type="float">
            <text:p>0.005754</text:p>
          </table:table-cell>
          <table:table-cell office:value-type="float" office:value="0.000019" calcext:value-type="float">
            <text:p>1.9E-05</text:p>
          </table:table-cell>
          <table:table-cell table:formula="of:=1/[.C286]" office:value-type="float" office:value="173.792144595064" calcext:value-type="float">
            <text:p>173.792144595064</text:p>
          </table:table-cell>
          <table:table-cell table:formula="of:=[.E286]/0.73" office:value-type="float" office:value="238.071430952143" calcext:value-type="float">
            <text:p>238.07143095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8.9 km/h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.005735" calcext:value-type="float">
            <text:p>0.005735</text:p>
          </table:table-cell>
          <table:table-cell office:value-type="float" office:value="0.000019" calcext:value-type="float">
            <text:p>1.9E-05</text:p>
          </table:table-cell>
          <table:table-cell table:formula="of:=1/[.C287]" office:value-type="float" office:value="174.3679163034" calcext:value-type="float">
            <text:p>174.3679163034</text:p>
          </table:table-cell>
          <table:table-cell table:formula="of:=[.E287]/0.73" office:value-type="float" office:value="238.860159319726" calcext:value-type="float">
            <text:p>238.860159319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9.7 km/h</text:p>
          </table:table-cell>
          <table:table-cell office:value-type="float" office:value="0.004756" calcext:value-type="float">
            <text:p>0.004756</text:p>
          </table:table-cell>
          <table:table-cell office:value-type="float" office:value="0.005716" calcext:value-type="float">
            <text:p>0.005716</text:p>
          </table:table-cell>
          <table:table-cell office:value-type="float" office:value="0.000019" calcext:value-type="float">
            <text:p>1.9E-05</text:p>
          </table:table-cell>
          <table:table-cell table:formula="of:=1/[.C288]" office:value-type="float" office:value="174.947515745276" calcext:value-type="float">
            <text:p>174.947515745276</text:p>
          </table:table-cell>
          <table:table-cell table:formula="of:=[.E288]/0.73" office:value-type="float" office:value="239.654131157913" calcext:value-type="float">
            <text:p>239.654131157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0.5 km/h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05697" calcext:value-type="float">
            <text:p>0.005697</text:p>
          </table:table-cell>
          <table:table-cell office:value-type="float" office:value="0.000019" calcext:value-type="float">
            <text:p>1.9E-05</text:p>
          </table:table-cell>
          <table:table-cell table:formula="of:=1/[.C289]" office:value-type="float" office:value="175.530981218185" calcext:value-type="float">
            <text:p>175.530981218185</text:p>
          </table:table-cell>
          <table:table-cell table:formula="of:=[.E289]/0.73" office:value-type="float" office:value="240.453398929021" calcext:value-type="float">
            <text:p>240.453398929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1.3 km/h</text:p>
          </table:table-cell>
          <table:table-cell office:value-type="float" office:value="0.004724" calcext:value-type="float">
            <text:p>0.004724</text:p>
          </table:table-cell>
          <table:table-cell office:value-type="float" office:value="0.005678" calcext:value-type="float">
            <text:p>0.005678</text:p>
          </table:table-cell>
          <table:table-cell office:value-type="float" office:value="0.000019" calcext:value-type="float">
            <text:p>1.9E-05</text:p>
          </table:table-cell>
          <table:table-cell table:formula="of:=1/[.C290]" office:value-type="float" office:value="176.11835153223" calcext:value-type="float">
            <text:p>176.11835153223</text:p>
          </table:table-cell>
          <table:table-cell table:formula="of:=[.E290]/0.73" office:value-type="float" office:value="241.258015797575" calcext:value-type="float">
            <text:p>241.25801579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2.1 km/h</text:p>
          </table:table-cell>
          <table:table-cell office:value-type="float" office:value="0.004707" calcext:value-type="float">
            <text:p>0.004707</text:p>
          </table:table-cell>
          <table:table-cell office:value-type="float" office:value="0.005659" calcext:value-type="float">
            <text:p>0.005659</text:p>
          </table:table-cell>
          <table:table-cell office:value-type="float" office:value="0.000019" calcext:value-type="float">
            <text:p>1.9E-05</text:p>
          </table:table-cell>
          <table:table-cell table:formula="of:=1/[.C291]" office:value-type="float" office:value="176.709666018731" calcext:value-type="float">
            <text:p>176.709666018731</text:p>
          </table:table-cell>
          <table:table-cell table:formula="of:=[.E291]/0.73" office:value-type="float" office:value="242.068035642098" calcext:value-type="float">
            <text:p>242.068035642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2.9 km/h</text:p>
          </table:table-cell>
          <table:table-cell office:value-type="float" office:value="0.004691" calcext:value-type="float">
            <text:p>0.004691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0019" calcext:value-type="float">
            <text:p>1.9E-05</text:p>
          </table:table-cell>
          <table:table-cell table:formula="of:=1/[.C292]" office:value-type="float" office:value="177.304964539007" calcext:value-type="float">
            <text:p>177.304964539007</text:p>
          </table:table-cell>
          <table:table-cell table:formula="of:=[.E292]/0.73" office:value-type="float" office:value="242.883513067133" calcext:value-type="float">
            <text:p>242.883513067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3.7 km/h</text:p>
          </table:table-cell>
          <table:table-cell office:value-type="float" office:value="0.004675" calcext:value-type="float">
            <text:p>0.004675</text:p>
          </table:table-cell>
          <table:table-cell office:value-type="float" office:value="0.005622" calcext:value-type="float">
            <text:p>0.005622</text:p>
          </table:table-cell>
          <table:table-cell office:value-type="float" office:value="0.000019" calcext:value-type="float">
            <text:p>1.9E-05</text:p>
          </table:table-cell>
          <table:table-cell table:formula="of:=1/[.C293]" office:value-type="float" office:value="177.872643187478" calcext:value-type="float">
            <text:p>177.872643187478</text:p>
          </table:table-cell>
          <table:table-cell table:formula="of:=[.E293]/0.73" office:value-type="float" office:value="243.661155051339" calcext:value-type="float">
            <text:p>243.661155051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4.5 km/h</text:p>
          </table:table-cell>
          <table:table-cell office:value-type="float" office:value="0.004659" calcext:value-type="float">
            <text:p>0.004659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00018" calcext:value-type="float">
            <text:p>1.8E-05</text:p>
          </table:table-cell>
          <table:table-cell table:formula="of:=1/[.C294]" office:value-type="float" office:value="178.475816526861" calcext:value-type="float">
            <text:p>178.475816526861</text:p>
          </table:table-cell>
          <table:table-cell table:formula="of:=[.E294]/0.73" office:value-type="float" office:value="244.487419899809" calcext:value-type="float">
            <text:p>244.487419899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5.3 km/h</text:p>
          </table:table-cell>
          <table:table-cell office:value-type="float" office:value="0.004644" calcext:value-type="float">
            <text:p>0.004644</text:p>
          </table:table-cell>
          <table:table-cell office:value-type="float" office:value="0.005585" calcext:value-type="float">
            <text:p>0.005585</text:p>
          </table:table-cell>
          <table:table-cell office:value-type="float" office:value="0.000018" calcext:value-type="float">
            <text:p>1.8E-05</text:p>
          </table:table-cell>
          <table:table-cell table:formula="of:=1/[.C295]" office:value-type="float" office:value="179.05102954342" calcext:value-type="float">
            <text:p>179.05102954342</text:p>
          </table:table-cell>
          <table:table-cell table:formula="of:=[.E295]/0.73" office:value-type="float" office:value="245.275382936192" calcext:value-type="float">
            <text:p>245.275382936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6.1 km/h</text:p>
          </table:table-cell>
          <table:table-cell office:value-type="float" office:value="0.004628" calcext:value-type="float">
            <text:p>0.004628</text:p>
          </table:table-cell>
          <table:table-cell office:value-type="float" office:value="0.005566" calcext:value-type="float">
            <text:p>0.005566</text:p>
          </table:table-cell>
          <table:table-cell office:value-type="float" office:value="0.000018" calcext:value-type="float">
            <text:p>1.8E-05</text:p>
          </table:table-cell>
          <table:table-cell table:formula="of:=1/[.C296]" office:value-type="float" office:value="179.662234998203" calcext:value-type="float">
            <text:p>179.662234998203</text:p>
          </table:table-cell>
          <table:table-cell table:formula="of:=[.E296]/0.73" office:value-type="float" office:value="246.11265068247" calcext:value-type="float">
            <text:p>246.11265068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6.9 km/h</text:p>
          </table:table-cell>
          <table:table-cell office:value-type="float" office:value="0.004612" calcext:value-type="float">
            <text:p>0.004612</text:p>
          </table:table-cell>
          <table:table-cell office:value-type="float" office:value="0.005548" calcext:value-type="float">
            <text:p>0.005548</text:p>
          </table:table-cell>
          <table:table-cell office:value-type="float" office:value="0.000018" calcext:value-type="float">
            <text:p>1.8E-05</text:p>
          </table:table-cell>
          <table:table-cell table:formula="of:=1/[.C297]" office:value-type="float" office:value="180.245133381399" calcext:value-type="float">
            <text:p>180.245133381399</text:p>
          </table:table-cell>
          <table:table-cell table:formula="of:=[.E297]/0.73" office:value-type="float" office:value="246.911141618354" calcext:value-type="float">
            <text:p>246.911141618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7.7 km/h</text:p>
          </table:table-cell>
          <table:table-cell office:value-type="float" office:value="0.004597" calcext:value-type="float">
            <text:p>0.004597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0018" calcext:value-type="float">
            <text:p>1.8E-05</text:p>
          </table:table-cell>
          <table:table-cell table:formula="of:=1/[.C298]" office:value-type="float" office:value="180.831826401447" calcext:value-type="float">
            <text:p>180.831826401447</text:p>
          </table:table-cell>
          <table:table-cell table:formula="of:=[.E298]/0.73" office:value-type="float" office:value="247.714830686913" calcext:value-type="float">
            <text:p>247.714830686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8.5 km/h</text:p>
          </table:table-cell>
          <table:table-cell office:value-type="float" office:value="0.004581" calcext:value-type="float">
            <text:p>0.004581</text:p>
          </table:table-cell>
          <table:table-cell office:value-type="float" office:value="0.005513" calcext:value-type="float">
            <text:p>0.005513</text:p>
          </table:table-cell>
          <table:table-cell office:value-type="float" office:value="0.000018" calcext:value-type="float">
            <text:p>1.8E-05</text:p>
          </table:table-cell>
          <table:table-cell table:formula="of:=1/[.C299]" office:value-type="float" office:value="181.38944313441" calcext:value-type="float">
            <text:p>181.38944313441</text:p>
          </table:table-cell>
          <table:table-cell table:formula="of:=[.E299]/0.73" office:value-type="float" office:value="248.478689225219" calcext:value-type="float">
            <text:p>248.4786892252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19:21:01.1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5:47:53.401000000</meta:creation-date>
    <dc:date>2017-08-23T00:01:32.157000000</dc:date>
    <meta:editing-duration>P24DT41M34S</meta:editing-duration>
    <meta:editing-cycles>3</meta:editing-cycles>
    <meta:generator>LibreOffice/5.2.6.2$Windows_x86 LibreOffice_project/a3100ed2409ebf1c212f5048fbe377c281438fdc</meta:generator>
    <meta:document-statistic meta:table-count="2" meta:cell-count="18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4.201cm" style:legend-expansion="high" chart:style-name="ch2"/>
        <chart:plot-area chart:style-name="ch3" table:cell-range-address="Feuille1.C3:Feuille1.C6 Feuille1.G3:Feuille1.G6" svg:x="0.32cm" svg:y="0.18cm" svg:width="12.402cm" svg:height="8.64cm">
          <chartooo:coordinate-region svg:x="1.232cm" svg:y="0.379cm" svg:width="11.21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G3:Feuille1.G6" chart:class="chart:scatter">
            <chart:domain table:cell-range-address="Feuille1.C3:Feuille1.C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euille1.C3:Feuille1.C6</svg:desc>
                </draw:g>
              </table:table-cell>
              <table:table-cell office:value-type="float" office:value="1.2">
                <text:p>1.2</text:p>
                <draw:g>
                  <svg:desc>Feuille1.G3:Feuille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1.11888111888112">
                <text:p>1.11888111888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">
                <text:p>143</text:p>
              </table:table-cell>
              <table:table-cell office:value-type="float" office:value="1.16279069767442">
                <text:p>1.16279069767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Feuille1.C3:Feuille1.C6 Feuille1.H3:Feuille1.H6" svg:x="0.32cm" svg:y="0.18cm" svg:width="12.428cm" svg:height="8.64cm">
          <chartooo:coordinate-region svg:x="1.047cm" svg:y="0.379cm" svg:width="11.4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H3:Feuille1.H6" chart:class="chart:scatter">
            <chart:domain table:cell-range-address="Feuille1.C3:Feuille1.C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euille1.C3:Feuille1.C6</svg:desc>
                </draw:g>
              </table:table-cell>
              <table:table-cell office:value-type="float" office:value="0.7092">
                <text:p>0.7092</text:p>
                <draw:g>
                  <svg:desc>Feuille1.H3:Feuille1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0.726511627906977">
                <text:p>0.726511627906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734848484848485">
                <text:p>0.73484848484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">
                <text:p>143</text:p>
              </table:table-cell>
              <table:table-cell office:value-type="float" office:value="0.745454545454545">
                <text:p>0.7454545454545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37cm" svg:height="14.255cm" xlink:href=".." xlink:type="simple" chart:class="chart:line" chart:style-name="ch1">
        <chart:legend chart:legend-position="end" svg:x="20.432cm" svg:y="6.828cm" style:legend-expansion="high" chart:style-name="ch2"/>
        <chart:plot-area chart:style-name="ch3" table:cell-range-address="Feuille2.F1:Feuille2.F299" svg:x="0.594cm" svg:y="0.367cm" svg:width="18.029cm" svg:height="13.031cm">
          <chartooo:coordinate-region svg:x="1.401cm" svg:y="0.567cm" svg:width="17.222cm" svg:height="11.9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F1:Feuille2.F299" chart:class="chart:line">
            <chart:data-point chart:repeated="2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3333138888934">
                <text:p>0.833333138888934</text:p>
                <draw:g>
                  <svg:desc>Feuille2.F1:Feuille2.F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6666627777787">
                <text:p>1.66666627777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0000093750035">
                <text:p>2.50000093750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3333255555574">
                <text:p>3.3333325555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6666822916725">
                <text:p>4.16666822916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9999275001051">
                <text:p>4.99999275001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3332487501226">
                <text:p>5.83332487501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666813333656">
                <text:p>6.6666813333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000165000363">
                <text:p>7.5000165000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3331111117037">
                <text:p>8.33331111117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16664222228741">
                <text:p>9.16664222228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0000220000484">
                <text:p>10.0000220000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8333242152855">
                <text:p>10.8333242152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6666497500245">
                <text:p>11.6666497500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000046875018">
                <text:p>12.5000046875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3332977778726">
                <text:p>13.33329777787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1666978334019">
                <text:p>14.1666978334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0000330000726">
                <text:p>15.0000330000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33271847461">
                <text:p>15.833271847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6666222223407">
                <text:p>16.6666222223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4999746250368">
                <text:p>17.4999746250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3332844445748">
                <text:p>18.33328444457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1666971736597">
                <text:p>19.1666971736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0000440000968">
                <text:p>20.00004400009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8334678828134">
                <text:p>20.83346788281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6668197788598">
                <text:p>21.66681977885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4999263127413">
                <text:p>22.49992631274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3334982233874">
                <text:p>23.33349822338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1666610277791">
                <text:p>24.1666610277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9997812519141">
                <text:p>24.9997812519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8333115902961">
                <text:p>25.83331159029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6665955557452">
                <text:p>26.6665955557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5001106879455">
                <text:p>27.5001106879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.3333956668038">
                <text:p>28.3333956668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1665001745615">
                <text:p>29.1665001745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0000660001452">
                <text:p>30.00006600014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8333261388906">
                <text:p>30.8333261388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666543694922">
                <text:p>31.6665436949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4997156274882">
                <text:p>32.49971562748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3332444446815">
                <text:p>33.3332444446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1662845737175">
                <text:p>34.1662845737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.9999492500736">
                <text:p>34.99994925007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.8330851892184">
                <text:p>35.8330851892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.6665688891496">
                <text:p>36.6665688891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.4996718778711">
                <text:p>37.49967187787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.3328580058941">
                <text:p>38.3328580058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.1669196196892">
                <text:p>39.16691961968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.9995040061503">
                <text:p>39.99950400615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.8987583954926">
                <text:p>40.89875839549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.8867115245423">
                <text:p>41.88671152454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.8738697912">
                <text:p>42.87386979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.8608803054121">
                <text:p>43.86088030541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.8488414647273">
                <text:p>44.8488414647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836278314215">
                <text:p>45.8362783142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.8233187619165">
                <text:p>46.8233187619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.8103802072676">
                <text:p>47.8103802072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.798197980145">
                <text:p>48.7981979801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.7860444738735">
                <text:p>49.7860444738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7732770088447">
                <text:p>50.77327700884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.7613079047281">
                <text:p>51.7613079047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.7479019521998">
                <text:p>52.7479019521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.7348689325945">
                <text:p>53.7348689325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.722287128935">
                <text:p>54.7222871289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7103995159881">
                <text:p>55.71039951598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.697281308664">
                <text:p>56.6972813086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6857293004855">
                <text:p>57.68572930048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.6715356218362">
                <text:p>58.6715356218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6604247941566">
                <text:p>59.6604247941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.6482938725209">
                <text:p>60.64829387252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.6333579455876">
                <text:p>61.63335794558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.6223091976517">
                <text:p>62.62230919765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.608052270553">
                <text:p>63.6080522705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.5978974676332">
                <text:p>64.5978974676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.5844790395284">
                <text:p>65.58447903952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.5725331048564">
                <text:p>66.57253310485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5574795925744">
                <text:p>67.55747959257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.5479890761925">
                <text:p>68.54798907619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.5326640119096">
                <text:p>69.53266401190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.520618465824">
                <text:p>70.520618465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.5071782480884">
                <text:p>71.50717824808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.4948673633907">
                <text:p>72.4948673633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.4826206253959">
                <text:p>73.4826206253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.4693130578217">
                <text:p>74.46931305782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.4579163654638">
                <text:p>75.45791636546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.4475145766298">
                <text:p>76.44751457662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.358426343948">
                <text:p>77.358426343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161760452963">
                <text:p>78.1617604529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9637430077606">
                <text:p>78.96374300776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.7684163337">
                <text:p>79.76841633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.5706983706993">
                <text:p>80.57069837069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1.3747780502929">
                <text:p>81.37477805029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.1802755833361">
                <text:p>82.18027558333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.9817672461007">
                <text:p>82.98176724610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.7836705626074">
                <text:p>83.7836705626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.5907752067822">
                <text:p>84.59077520678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5.3922836116837">
                <text:p>85.39228361168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.1982767240517">
                <text:p>86.19827672405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.9975240504655">
                <text:p>86.99752405046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.8004751761717">
                <text:p>87.800475176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.6069219727445">
                <text:p>88.60692197274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.4108095880576">
                <text:p>89.41080958805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.2115912873645">
                <text:p>90.2115912873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.0147507606558">
                <text:p>91.01475076065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1.8200290702212">
                <text:p>91.82002907022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.6208934211379">
                <text:p>92.62089342113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.4294784953369">
                <text:p>93.42947849533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.2328550387721">
                <text:p>94.23285503877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.0369788884855">
                <text:p>95.0369788884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5.8348267593837">
                <text:p>95.83482675938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6.6393660457587">
                <text:p>96.6393660457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.4436629462676">
                <text:p>97.44366294626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.2473652512824">
                <text:p>98.24736525128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.050109450371">
                <text:p>99.0501094503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.8587996572846">
                <text:p>99.85879965728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.658609280522">
                <text:p>100.6586092805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.463818509639">
                <text:p>101.463818509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.266742344056">
                <text:p>102.2667423440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.066963636945">
                <text:p>103.0669636369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.871930065107">
                <text:p>103.8719300651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.673570237536">
                <text:p>104.6735702375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.479557534352">
                <text:p>105.479557534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.28155898042">
                <text:p>106.281558980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.087477618717">
                <text:p>107.0874776187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.888714948305">
                <text:p>107.8887149483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8.69340741876">
                <text:p>108.693407418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9.501439943935">
                <text:p>109.5014399439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0.303809783286">
                <text:p>110.3038097832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1.100001111">
                <text:p>111.1000011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1.907770092201">
                <text:p>111.9077700922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708821268605">
                <text:p>112.7088212686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3.512016382054">
                <text:p>113.5120163820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4.31720050894">
                <text:p>114.317200508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5.124213269908">
                <text:p>115.1242132699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5.923078082308">
                <text:p>115.9230780823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6.733107260216">
                <text:p>116.7331072602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7.534364109707">
                <text:p>117.5343641097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8.336473194422">
                <text:p>118.3364731944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9.139242798628">
                <text:p>119.139242798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.942475588708">
                <text:p>119.9424755887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0.745968593974">
                <text:p>120.7459685939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1.5495131942">
                <text:p>121.54951319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2.352895114204">
                <text:p>122.352895114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.155894425841">
                <text:p>123.1558944258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.958285557744">
                <text:p>123.9582855577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4.759837313172">
                <text:p>124.7598373131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.571822687564">
                <text:p>125.5718226875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6.371126724966">
                <text:p>126.3711267249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7.168864992446">
                <text:p>127.1688649924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7.976738947929">
                <text:p>127.9767389479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.782834793516">
                <text:p>128.7828347935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9.586889953517">
                <text:p>129.586889953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0.388636369563">
                <text:p>130.3886363695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1.187800584048">
                <text:p>131.1878005840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.996821516538">
                <text:p>131.9968215165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2.803006660071">
                <text:p>132.8030066600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3.606067853178">
                <text:p>133.6060678531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.405711705125">
                <text:p>134.405711705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5.214985065505">
                <text:p>135.2149850655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6.007050605503">
                <text:p>136.0070506055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6.822114832065">
                <text:p>136.8221148320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7.619350381618">
                <text:p>137.6193503816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8.425931052812">
                <text:p>138.4259310528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9.227870078121">
                <text:p>139.2278700781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0.024840406688">
                <text:p>140.024840406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.830987323803">
                <text:p>140.8309873238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1.631825237658">
                <text:p>141.6318252376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2.44182319836">
                <text:p>142.441823198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3.246158496145">
                <text:p>143.2461584961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4.044480935713">
                <text:p>144.0444809357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4.851751474953">
                <text:p>144.8517514749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5.652633035474">
                <text:p>145.6526330354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6.46241993998">
                <text:p>146.462419939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.265428262592">
                <text:p>147.2654282625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8.061285527305">
                <text:p>148.0612855273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8.8657915343">
                <text:p>148.86579153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9.679088035252">
                <text:p>149.6790880352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0.468257216458">
                <text:p>150.4682572164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1.282497371467">
                <text:p>151.2824973714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2.088710302946">
                <text:p>152.0887103029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2.886497064579">
                <text:p>152.8864970645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3.692697598859">
                <text:p>153.6926975988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4.490020717112">
                <text:p>154.4900207171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5.295659641609">
                <text:p>155.2956596416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6.091956893645">
                <text:p>156.0919568936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6.896462455461">
                <text:p>156.8964624554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7.709303902674">
                <text:p>157.7093039026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8.512267264364">
                <text:p>158.512267264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9.304920769698">
                <text:p>159.3049207696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0.124256422984">
                <text:p>160.1242564229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0.914250405102">
                <text:p>160.9142504051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1.731170448481">
                <text:p>161.7311704484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2.53713973643">
                <text:p>162.537139736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3.331705460669">
                <text:p>163.3317054606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4.13407784551">
                <text:p>164.134077845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4.944372510371">
                <text:p>164.9443725103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5.742651385194">
                <text:p>165.7426513851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6.548694674606">
                <text:p>166.5486946746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7.342171231203">
                <text:p>167.3421712312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8.143244592934">
                <text:p>168.1432445929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8.952024383156">
                <text:p>168.9520243831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9.768622344607">
                <text:p>169.7686223446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0.571910558913">
                <text:p>170.5719105589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1.361397760649">
                <text:p>171.3613977606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2.179865975192">
                <text:p>172.1798659751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2.962501729625">
                <text:p>172.9625017296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3.774326233494">
                <text:p>173.7743262334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4.571557754381">
                <text:p>174.5715577543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5.376137971915">
                <text:p>175.3761379719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6.188168964454">
                <text:p>176.1881689644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6.984885490779">
                <text:p>176.9848854907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7.788840194501">
                <text:p>177.7888401945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8.600132164098">
                <text:p>178.6001321640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9.395365858909">
                <text:p>179.3953658589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0.197712930628">
                <text:p>180.1977129306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1.007269251933">
                <text:p>181.0072692519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1.800001818">
                <text:p>181.8000018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2.62405195289">
                <text:p>182.624051952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3.406481951885">
                <text:p>183.4064819518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4.220416043388">
                <text:p>184.2204160433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5.016614491981">
                <text:p>185.0166144919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5.819725135463">
                <text:p>185.8197251354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6.62983837856">
                <text:p>186.629838378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7.447046209446">
                <text:p>187.4470462094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8.245570111121">
                <text:p>188.2455701111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9.050926538591">
                <text:p>189.0509265385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9.836892142271">
                <text:p>189.8368921422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0.655951802175">
                <text:p>190.6559518021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1.455347826503">
                <text:p>191.4553478265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2.261475606825">
                <text:p>192.2614756068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3.047211626075">
                <text:p>193.0472116260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3.866828997825">
                <text:p>193.8668289978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4.665768608587">
                <text:p>194.6657686085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5.471320447864">
                <text:p>195.4713204478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6.283566943492">
                <text:p>196.2835669434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7.074235893919">
                <text:p>197.0742358939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7.871300548697">
                <text:p>197.8713005486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8.674838825037">
                <text:p>198.6748388250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9.48492991097">
                <text:p>199.484929910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0.301654291363">
                <text:p>200.3016542913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1.095568658049">
                <text:p>201.0955686580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1.895801576806">
                <text:p>201.8958015768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2.702428780502">
                <text:p>202.7024287805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3.515527217149">
                <text:p>203.5155272171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4.304700029624">
                <text:p>204.3047000296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5.100017023301">
                <text:p>205.1000170233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5.901550232772">
                <text:p>205.9015502327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6.709372823092">
                <text:p>206.7093728230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7.523559112048">
                <text:p>207.5235591120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8.312502083125">
                <text:p>208.312502083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9.139391404371">
                <text:p>209.1393914043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9.940691754579">
                <text:p>209.9406917545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0.748155953635">
                <text:p>210.7481559536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1.529186797194">
                <text:p>211.5291867971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2.348940272614">
                <text:p>212.3489402726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3.141903485083">
                <text:p>213.1419034850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3.940811135191">
                <text:p>213.9408111351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4.745730318017">
                <text:p>214.7457303180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5.556729142192">
                <text:p>215.5567291421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6.373876749112">
                <text:p>216.3738767491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7.16281130289">
                <text:p>217.162811302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7.957520079337">
                <text:p>217.9575200793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8.75806670371">
                <text:p>218.758066703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9.564515739482">
                <text:p>219.5645157394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0.3769327057">
                <text:p>220.37693270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1.195384094725">
                <text:p>221.1953840947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1.983959439091">
                <text:p>221.9839594390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2.778177540841">
                <text:p>222.7781775408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3.578099183716">
                <text:p>223.5780991837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4.383786027622">
                <text:p>224.3837860276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5.195300624467">
                <text:p>225.1953006244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6.012706434356">
                <text:p>226.0127064343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6.79851220176">
                <text:p>226.798512201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7.627619424831">
                <text:p>227.6276194248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8.424714640425">
                <text:p>228.4247146404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9.227411930828">
                <text:p>229.2274119308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0.035770562322">
                <text:p>230.0357705623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0.810954287891">
                <text:p>230.8109542878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1.630540023441">
                <text:p>231.6305400234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2.416527604111">
                <text:p>232.4165276041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3.247575974567">
                <text:p>233.2475759745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4.044594857104">
                <text:p>234.0445948571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4.847079324298">
                <text:p>234.8470793242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5.655085790234">
                <text:p>235.6550857902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6.468671448063">
                <text:p>236.4686714480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7.246798354456">
                <text:p>237.2467983544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8.071430952143">
                <text:p>238.0714309521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8.860159319726">
                <text:p>238.8601593197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9.654131157913">
                <text:p>239.6541311579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0.453398929021">
                <text:p>240.4533989290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1.258015797575">
                <text:p>241.2580157975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2.068035642098">
                <text:p>242.0680356420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2.883513067133">
                <text:p>242.8835130671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3.661155051339">
                <text:p>243.6611550513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4.487419899809">
                <text:p>244.4874198998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5.275382936192">
                <text:p>245.2753829361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6.11265068247">
                <text:p>246.112650682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6.911141618354">
                <text:p>246.9111416183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7.714830686913">
                <text:p>247.7148306869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8.478689225219">
                <text:p>248.4786892252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